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able1" style:family="table">
      <style:table-properties table:align="left" style:width="15.531cm" fo:margin-left="0cm"/>
    </style:style>
    <style:style style:name="Column1" style:family="table-column">
      <style:table-column-properties style:column-width="15.531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2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3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3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3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3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3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3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3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3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3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3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3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4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4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4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4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4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4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4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4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4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4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5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4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6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3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3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3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3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3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3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3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3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3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3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4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4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4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4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4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4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4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4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4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4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5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5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5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5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5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5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5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5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5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5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6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6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6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6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6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6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6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6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6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6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7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7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7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7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7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7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7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7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7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7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8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8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8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8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8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8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8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" style:family="table-row"/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7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7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7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7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8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4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4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4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4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4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4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4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4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4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4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5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9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1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6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6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6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6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6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6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6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6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6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6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7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7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7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7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7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7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7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7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7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7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8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8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8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8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8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8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8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12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13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5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14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6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5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5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5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5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5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5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5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5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5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5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6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6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6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6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6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6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6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6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6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6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7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7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7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7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7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7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7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7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7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7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8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8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8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8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8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8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8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17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18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5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19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21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6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6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6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6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6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6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6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6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6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6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7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7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7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7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7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7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7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7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7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7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8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8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8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8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8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8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8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23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3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3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3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24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25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27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5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5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5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5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5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5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5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5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5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5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6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6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6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6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6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6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6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6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6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6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7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7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7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7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7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7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7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7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7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7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8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8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8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8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8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8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8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/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28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8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8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8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29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5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30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32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6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6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6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6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6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6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6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6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6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6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7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7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7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7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7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7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7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7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7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7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8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8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8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8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8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8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8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33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3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3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3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34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35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37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3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3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3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3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3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3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3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3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3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3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4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4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4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4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4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4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4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4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4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4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5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5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5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5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5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5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5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5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5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5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6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6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6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6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6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6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6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6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6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6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7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7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7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7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7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7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7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7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7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7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8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8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8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8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8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8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8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38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8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8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8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39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5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40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42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7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7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7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7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7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7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7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7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7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7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8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8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8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8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8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8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8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45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45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5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5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5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46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4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4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4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4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4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4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4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4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4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4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5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7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47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8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49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7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7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7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7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7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7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7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7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7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7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8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8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8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8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8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8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8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" style:family="table-row"/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50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0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0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0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1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51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4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4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4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4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4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4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4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4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4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4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5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2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52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3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4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54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4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4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4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4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4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4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4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4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4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4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5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5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5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5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5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5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5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5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5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5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6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6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6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6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6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6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6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6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6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6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7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7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7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7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7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7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7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7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7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7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8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8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8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8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8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8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8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1" style:family="table-row"/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55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5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5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5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6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56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5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7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57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8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9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59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6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6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6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6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6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6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6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6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6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6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7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7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7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7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7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7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7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7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7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7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8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8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8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8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8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8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8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2" style:family="table-row"/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0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60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0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0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0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1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61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5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2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62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3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4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64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4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4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4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4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4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4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4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4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4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4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5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5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5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5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5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5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5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5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5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5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6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6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6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6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6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6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6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6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6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6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7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7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7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7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7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7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7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7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7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7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8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8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8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8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8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8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8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3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5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6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67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67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7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7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7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8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68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3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3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3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3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3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3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3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3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3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3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4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4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4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4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4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4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4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4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4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4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5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9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69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0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1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71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3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3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3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3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3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3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3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3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3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3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4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4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4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4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4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4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4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4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4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4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5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5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5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5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5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5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5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5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5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5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6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6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6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6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6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6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6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6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6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6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7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7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7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7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7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7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7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7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7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7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8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8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8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8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8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8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8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4" style:family="table-row"/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2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72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72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72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72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3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73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3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3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3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3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3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3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3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3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3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3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4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4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4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4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4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4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4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4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4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4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5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4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74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5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6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76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2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2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2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2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2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2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2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3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3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3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3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3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3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3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3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3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3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4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4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4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4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4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4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4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4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4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4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5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5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5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5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5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5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5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5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5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5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6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6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6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6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6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6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6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6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6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6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7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7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7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7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7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7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7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7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7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7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8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8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8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8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8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8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8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5" style:family="table-row"/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7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77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77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77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77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2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2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8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78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2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2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2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2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2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2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2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3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3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3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3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3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3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3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3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3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3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4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4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4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4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4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4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4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4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4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4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5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9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79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0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1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81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3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3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3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3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3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3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3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3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3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3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4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4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4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4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4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4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4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4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4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4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5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5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5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5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5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5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5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5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5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5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6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6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6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6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6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6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6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6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6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6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7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7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7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7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7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7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7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7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7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7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8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8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8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8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8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8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8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6" style:family="table-row"/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2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82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2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2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2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2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2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3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83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3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3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3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3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3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3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3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3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3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3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4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4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4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4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4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4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4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4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4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4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5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4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84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5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6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86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4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4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4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4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4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4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4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4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4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4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5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5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5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5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5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5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5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5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5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5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6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6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6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6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6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6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6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6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6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6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7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7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7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7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7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7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7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7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7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7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8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8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8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8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8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8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8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7" style:family="paragraph" style:parent-style-name="Standard">
      <style:paragraph-properties fo:break-before="auto" fo:line-height="115%" style:writing-mode="lr-tb"/>
    </style:style>
    <style:style style:name="P88" style:family="paragraph" style:parent-style-name="Standard">
      <style:paragraph-properties fo:break-before="auto" fo:line-height="115%" style:writing-mode="lr-tb"/>
    </style:style>
    <style:style style:name="P89" style:family="paragraph" style:parent-style-name="Standard">
      <style:paragraph-properties fo:break-before="page" fo:line-height="115%" style:writing-mode="lr-tb"/>
    </style:style>
    <style:style style:name="Table2" style:family="table">
      <style:table-properties table:align="left" style:width="15.531cm" fo:margin-left="0cm"/>
    </style:style>
    <style:style style:name="Column2" style:family="table-column">
      <style:table-column-properties style:column-width="15.531cm"/>
    </style:style>
    <style:style style:name="Row17" style:family="table-row"/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0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90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0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0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1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91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2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92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3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4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94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3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3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3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3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3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3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3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3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3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3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4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4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4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4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4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4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4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4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4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4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5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5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5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5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5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5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5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5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5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5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6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6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6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6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6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6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6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6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6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6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7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7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7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7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7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7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7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7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7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7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8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8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8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8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8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8" style:family="table-row"/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5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95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5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5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6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96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7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97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2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2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2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2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8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9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99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2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2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2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2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2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2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2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3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3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3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3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3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3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3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3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3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3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4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4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4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4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4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4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4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4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4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4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5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5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5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5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5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5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5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5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5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5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6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6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6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6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6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6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6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6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6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6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7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7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7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7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7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7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7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7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7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7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8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8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8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8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8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9" style:family="table-row"/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0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100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0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0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2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2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2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2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2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2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2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1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101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2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102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2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2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2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2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3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4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04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3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3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3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3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3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3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3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3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3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3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4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4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4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4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4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4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4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4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4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4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5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5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5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5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5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5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5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5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5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5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6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6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6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6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6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6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6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6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6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6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7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7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7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7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7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7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7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7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7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7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8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8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8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8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8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0" style:family="table-row"/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5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105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5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5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2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2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2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2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2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2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2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6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106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7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107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2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2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2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2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8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9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09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3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3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3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3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3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3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3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3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3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3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4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4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4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4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4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4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4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4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4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4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5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5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5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5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5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5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5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5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5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5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6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6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6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6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6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6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6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6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6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6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7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7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7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7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7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7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7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7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7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7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8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8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8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8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8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1" style:family="table-row"/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0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110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0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0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1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111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2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112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3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4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14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3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3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3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3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3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3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3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3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3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3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4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4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4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4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4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4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4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4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4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4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5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5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5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5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5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5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5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5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5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5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6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6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6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6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6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6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6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6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6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6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7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7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7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7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7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7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7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7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7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7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8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8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8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8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8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2" style:family="table-row"/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5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115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16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116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6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6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7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117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8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118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2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2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2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2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9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0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20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2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2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2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2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2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2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2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3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3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3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3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3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3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3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3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3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3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4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4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4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4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4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4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4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4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4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4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5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5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5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5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5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5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5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5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5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5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6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6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6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6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6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6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6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6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6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6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7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7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7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7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7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7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7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7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7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7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8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8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8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8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8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3" style:family="table-row"/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1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121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1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1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2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122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3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123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4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5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25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3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3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3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3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3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3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3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3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3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3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4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4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4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4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4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4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4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4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4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4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5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5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5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5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5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5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5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5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5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5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6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6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6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6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6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6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6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6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6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6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7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7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7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7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7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7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7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7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7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7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8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8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8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8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8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4" style:family="table-row"/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6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126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6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6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2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2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2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2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2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2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2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7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127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8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128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2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2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2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2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9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0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30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3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3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3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3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3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3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3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3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3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3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4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4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4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4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4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4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4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4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4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4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5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5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5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5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5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5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5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5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5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5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6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6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6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6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6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6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6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6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6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6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7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7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7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7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7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7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7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7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7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7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8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8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8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8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8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5" style:family="table-row"/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1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131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1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1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2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2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2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2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2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2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2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2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132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3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133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2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2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2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2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4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5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35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3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3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3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3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3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3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3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3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3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3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4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4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4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4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4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4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4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4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4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4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5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5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5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5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5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5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5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5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5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5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6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6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6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6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6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6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6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6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6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6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7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7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7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7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7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7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7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7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7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7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8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8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8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8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8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6" style:family="table-row"/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6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136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6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6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2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2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2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2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2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2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2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7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137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8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138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2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2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2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2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9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0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40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3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3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3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3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3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3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3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3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3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3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4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4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4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4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4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4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4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4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4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4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5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5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5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5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5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5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5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5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5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5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6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6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6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6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6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6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6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6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6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6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7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7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7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7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7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7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7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7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7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7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8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8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8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8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8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7" style:family="table-row"/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1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2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43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44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144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4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4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2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2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2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2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2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2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2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5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145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6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146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2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2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2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2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7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8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48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2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2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2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2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2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2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2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3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3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3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3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3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3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3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3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3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3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4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4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4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4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4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4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4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4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4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4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5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5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5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5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5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5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5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5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5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5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6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6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6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6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6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6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6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6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6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6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7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7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7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7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7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7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7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7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7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7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8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8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8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8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8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8" style:family="table-row"/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9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149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9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9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2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2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2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2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2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2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2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0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150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1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151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2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2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2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2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2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3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53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2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2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2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2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2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2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2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3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3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3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3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3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3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3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3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3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3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4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4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4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4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4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4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4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4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4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4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5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5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5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5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5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5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5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5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5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5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6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6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6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6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6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6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6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6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6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6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7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7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7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7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7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7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7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7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7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7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8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8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8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8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8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9" style:family="table-row"/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4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154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4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4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2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2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2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2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2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2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2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5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155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6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156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2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2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2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2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7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8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58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2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2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2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2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2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2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2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3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3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3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3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3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3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3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3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3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3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4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4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4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4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4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4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4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4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4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4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5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5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5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5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5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5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5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5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5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5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6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6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6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6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6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6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6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6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6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6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7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7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7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7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7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7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7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7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7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7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8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8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8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8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8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0" style:family="table-row"/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9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159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9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9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2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2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2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2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2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2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2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0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160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1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161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2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2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2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2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2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3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63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2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2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2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2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2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2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2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3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3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3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3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3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3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3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3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3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3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4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4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4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4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4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4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4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4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4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4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5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5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5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5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5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5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5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5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5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5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6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6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6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6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6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6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6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6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6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6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7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7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7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7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7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7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7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7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7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7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8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8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8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8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8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1" style:family="table-row"/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4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164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4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4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2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2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2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2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2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2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2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5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165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6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166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2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2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2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2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7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8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68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2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2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2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2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2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2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2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3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3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3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3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3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3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3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3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3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3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4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4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4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4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4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4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4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4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4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4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5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5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5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5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5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5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5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5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5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5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6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6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6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6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6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6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6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6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6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6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7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7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7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7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7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7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7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7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7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7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8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8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8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8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8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2" style:family="table-row"/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9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0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71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72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172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2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2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2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2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2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2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2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2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2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3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173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4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174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2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2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2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2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5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6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76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2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2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2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2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2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2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2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3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3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3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3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3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3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3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3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3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3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4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4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4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4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4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4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4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4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4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4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5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5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5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5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5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5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5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5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5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5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6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6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6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6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6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6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6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6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6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6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7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7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7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7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7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7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7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7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7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7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8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8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8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8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8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7" style:family="paragraph" style:parent-style-name="Standard">
      <style:paragraph-properties fo:break-before="auto" fo:line-height="115%" style:writing-mode="lr-tb"/>
    </style:style>
    <style:style style:name="P178" style:family="paragraph" style:parent-style-name="Standard">
      <style:paragraph-properties fo:break-before="auto" fo:line-height="115%" style:writing-mode="lr-tb"/>
    </style:style>
    <style:style style:name="P179" style:family="paragraph" style:parent-style-name="Standard">
      <style:paragraph-properties fo:break-before="page" fo:line-height="115%" style:writing-mode="lr-tb"/>
    </style:style>
    <style:style style:name="Table3" style:family="table">
      <style:table-properties table:align="left" style:width="16.51cm" fo:margin-left="0cm"/>
    </style:style>
    <style:style style:name="Column3" style:family="table-column">
      <style:table-column-properties style:column-width="16.51cm"/>
    </style:style>
    <style:style style:name="Row33" style:family="table-row"/>
    <style:style style:name="Cell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0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180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0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0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0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0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2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2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2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2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2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2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2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3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3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3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3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3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3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3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3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3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3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4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4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4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4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4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4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4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4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4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4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1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4" style:family="table-row"/>
    <style:style style:name="Cell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2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2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2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2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2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2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2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5" style:family="table-row"/>
    <style:style style:name="Cell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3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3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3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3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2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2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2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2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2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2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2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3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3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3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3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3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3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3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3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3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3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4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4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4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4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4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4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4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4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4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4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5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5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5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5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5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5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5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5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5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5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6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6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6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6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6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6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6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6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6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6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7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7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7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6" style:family="table-row"/>
    <style:style style:name="Cell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4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5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85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5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2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2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2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2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2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2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2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3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3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3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3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3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3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3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3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3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7" style:family="table-row"/>
    <style:style style:name="Cell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6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86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6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6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2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2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2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2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2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2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2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3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3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3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3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3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3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3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3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3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3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4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4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4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4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4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4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4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4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4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4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5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5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5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5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5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5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5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5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5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5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6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6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6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6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6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6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6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6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6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6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7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7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7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7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7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7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7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7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7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7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8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8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8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8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8" style:family="table-row"/>
    <style:style style:name="Cell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7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87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7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7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7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7_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7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7_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1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1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1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1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1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1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1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1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1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2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2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2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2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2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2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2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2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2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29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3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3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3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3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3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3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3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8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/>
      <table:table table:style-name="Table1">
        <table:table-column table:style-name="Column1"/>
        <table:table-row table:style-name="Row1">
          <table:table-cell table:style-name="Cell1">
            <text:p text:style-name="P2"><text:span text:style-name="T2_1">Tropical</text:span><text:span text:style-name="T2_2"><text:s/></text:span><text:span text:style-name="T2_3">Smallpox</text:span><text:span text:style-name="T2_4"><text:s/>-<text:s/></text:span><text:span text:style-name="T2_5">You</text:span><text:span text:style-name="T2_6"><text:s/></text:span><text:span text:style-name="T2_7">are</text:span><text:span text:style-name="T2_8"><text:s/></text:span><text:span text:style-name="T2_9">diseased</text:span><text:span text:style-name="T2_10">.<text:s/></text:span><text:span text:style-name="T2_11">Fever</text:span><text:span text:style-name="T2_12">,<text:s text:c="2"/></text:span><text:span text:style-name="T2_13">fatigue</text:span><text:span text:style-name="T2_14"><text:s/></text:span><text:span text:style-name="T2_15">and</text:span><text:span text:style-name="T2_16"><text:s/></text:span><text:span text:style-name="T2_17">headaches</text:span><text:span text:style-name="T2_18">.<text:s/></text:span><text:span text:style-name="T2_19">Takes</text:span><text:span text:style-name="T2_20"><text:s/></text:span><text:span text:style-name="T2_21">effect</text:span><text:span text:style-name="T2_22"><text:s/></text:span><text:span text:style-name="T2_23">quickly</text:span><text:span text:style-name="T2_24">.<text:s text:c="3"/></text:span></text:p>
            <text:list text:style-name="LS1" xml:id="list0">
              <text:list-item>
                <text:p text:style-name="P3"><text:span text:style-name="T3_1">The</text:span><text:span text:style-name="T3_2"><text:s/></text:span><text:span text:style-name="T3_3">fever</text:span><text:span text:style-name="T3_4">’</text:span><text:span text:style-name="T3_5">s</text:span><text:span text:style-name="T3_6"><text:s/></text:span><text:span text:style-name="T3_7">hot</text:span><text:span text:style-name="T3_8"><text:s/></text:span><text:span text:style-name="T3_9">waves</text:span><text:span text:style-name="T3_10"><text:s/></text:span><text:span text:style-name="T3_11">means</text:span><text:span text:style-name="T3_12"><text:s/></text:span><text:span text:style-name="T3_13">that</text:span><text:span text:style-name="T3_14"><text:s/></text:span><text:span text:style-name="T3_15">you</text:span><text:span text:style-name="T3_16"><text:s/></text:span><text:span text:style-name="T3_17">must</text:span><text:span text:style-name="T3_18"><text:s/></text:span><text:span text:style-name="T3_19">take</text:span><text:span text:style-name="T3_20"><text:s/></text:span><text:span text:style-name="T3_21">off</text:span><text:span text:style-name="T3_22"><text:s/></text:span><text:span text:style-name="T3_23">an</text:span><text:span text:style-name="T3_24"><text:s/></text:span><text:span text:style-name="T3_25">accessory</text:span><text:span text:style-name="T3_26"><text:s/></text:span><text:span text:style-name="T3_27">or</text:span><text:span text:style-name="T3_28"><text:s/></text:span><text:span text:style-name="T3_29">item</text:span><text:span text:style-name="T3_30"><text:s/></text:span><text:span text:style-name="T3_31">of</text:span><text:span text:style-name="T3_32"><text:s/></text:span><text:span text:style-name="T3_33">clothing</text:span><text:span text:style-name="T3_34"><text:s text:c="2"/></text:span><text:span text:style-name="T3_35">every</text:span><text:span text:style-name="T3_36"><text:s/>15<text:s/></text:span><text:span text:style-name="T3_37">minutes</text:span><text:span text:style-name="T3_38"><text:s/></text:span><text:span text:style-name="T3_39">and</text:span><text:span text:style-name="T3_40"><text:s/></text:span><text:span text:style-name="T3_41">hand</text:span><text:span text:style-name="T3_42"><text:s/></text:span><text:span text:style-name="T3_43">it</text:span><text:span text:style-name="T3_44"><text:s/></text:span><text:span text:style-name="T3_45">to</text:span><text:span text:style-name="T3_46"><text:s/></text:span><text:span text:style-name="T3_47">a</text:span><text:span text:style-name="T3_48"><text:s/></text:span><text:span text:style-name="T3_49">Host</text:span><text:span text:style-name="T3_50">.<text:s/></text:span></text:p>
              </text:list-item>
              <text:list-item>
                <text:p text:style-name="P4"><text:span text:style-name="T4_1">You</text:span><text:span text:style-name="T4_2"><text:s/></text:span><text:span text:style-name="T4_3">must</text:span><text:span text:style-name="T4_4"><text:s/></text:span><text:span text:style-name="T4_5">also</text:span><text:span text:style-name="T4_6"><text:s/></text:span><text:span text:style-name="T4_7">put</text:span><text:span text:style-name="T4_8"><text:s/></text:span><text:span text:style-name="T4_9">an</text:span><text:span text:style-name="T4_10"><text:s/></text:span><text:span text:style-name="T4_11">iceblock</text:span><text:span text:style-name="T4_12"><text:s/></text:span><text:span text:style-name="T4_13">down</text:span><text:span text:style-name="T4_14"><text:s/></text:span><text:span text:style-name="T4_15">your</text:span><text:span text:style-name="T4_16"><text:s/></text:span><text:span text:style-name="T4_17">back</text:span><text:span text:style-name="T4_18"><text:s/></text:span><text:span text:style-name="T4_19">every</text:span><text:span text:style-name="T4_20"><text:s/>15<text:s/></text:span><text:span text:style-name="T4_21">minutes</text:span><text:span text:style-name="T4_22">.</text:span></text:p>
              </text:list-item>
            </text:list>
            <text:p text:style-name="P5"/>
            <text:p text:style-name="P6"><text:span text:style-name="T6_1">Whenever</text:span><text:span text:style-name="T6_2"><text:s/></text:span><text:span text:style-name="T6_3">you</text:span><text:span text:style-name="T6_4"><text:s/></text:span><text:span text:style-name="T6_5">use</text:span><text:span text:style-name="T6_6"><text:s/></text:span><text:span text:style-name="T6_7">an</text:span><text:span text:style-name="T6_8"><text:s/></text:span><text:span text:style-name="T6_9">ability</text:span><text:span text:style-name="T6_10"><text:s/></text:span><text:span text:style-name="T6_11">on</text:span><text:span text:style-name="T6_12"><text:s/></text:span><text:span text:style-name="T6_13">another</text:span><text:span text:style-name="T6_14"><text:s/></text:span><text:span text:style-name="T6_15">player</text:span><text:span text:style-name="T6_16"><text:s/></text:span><text:span text:style-name="T6_17">play</text:span><text:span text:style-name="T6_18"><text:s/></text:span><text:span text:style-name="T6_19">a</text:span><text:span text:style-name="T6_20"><text:s/></text:span><text:span text:style-name="T6_21">game</text:span><text:span text:style-name="T6_22"><text:s/></text:span><text:span text:style-name="T6_23">of</text:span><text:span text:style-name="T6_24"><text:s/></text:span><text:span text:style-name="T6_25">paper</text:span><text:span text:style-name="T6_26"><text:s/></text:span><text:span text:style-name="T6_27">scissors</text:span><text:span text:style-name="T6_28"><text:s/></text:span><text:span text:style-name="T6_29">rock</text:span><text:span text:style-name="T6_30"><text:s/></text:span><text:span text:style-name="T6_31">with</text:span><text:span text:style-name="T6_32"><text:s/></text:span><text:span text:style-name="T6_33">them</text:span><text:span text:style-name="T6_34">.<text:s/></text:span><text:span text:style-name="T6_35">If</text:span><text:span text:style-name="T6_36"><text:s/></text:span><text:span text:style-name="T6_37">they</text:span><text:span text:style-name="T6_38"><text:s/></text:span><text:span text:style-name="T6_39">lose</text:span><text:span text:style-name="T6_40"><text:s/></text:span><text:span text:style-name="T6_41">then</text:span><text:span text:style-name="T6_42"><text:s/></text:span><text:span text:style-name="T6_43">they</text:span><text:span text:style-name="T6_44"><text:s/></text:span><text:span text:style-name="T6_45">also</text:span><text:span text:style-name="T6_46"><text:s/></text:span><text:span text:style-name="T6_47">contract</text:span><text:span text:style-name="T6_48"><text:s/></text:span><text:span text:style-name="T6_49">Tropical</text:span><text:span text:style-name="T6_50"><text:s/></text:span><text:span text:style-name="T6_51">Smallpox</text:span><text:span text:style-name="T6_52">.<text:s/></text:span><text:span text:style-name="T6_53">If</text:span><text:span text:style-name="T6_54"><text:s/></text:span><text:span text:style-name="T6_55">another</text:span><text:span text:style-name="T6_56"><text:s/></text:span><text:span text:style-name="T6_57">player</text:span><text:span text:style-name="T6_58"><text:s/></text:span><text:span text:style-name="T6_59">contracts</text:span><text:span text:style-name="T6_60"><text:s/></text:span><text:span text:style-name="T6_61">the</text:span><text:span text:style-name="T6_62"><text:s/></text:span><text:span text:style-name="T6_63">disease</text:span><text:span text:style-name="T6_64"><text:s/></text:span><text:span text:style-name="T6_65">hand</text:span><text:span text:style-name="T6_66"><text:s/></text:span><text:span text:style-name="T6_67">them</text:span><text:span text:style-name="T6_68"><text:s/>(</text:span><text:span text:style-name="T6_69">or</text:span><text:span text:style-name="T6_70"><text:s/></text:span><text:span text:style-name="T6_71">get</text:span><text:span text:style-name="T6_72"><text:s/></text:span><text:span text:style-name="T6_73">a</text:span><text:span text:style-name="T6_74"><text:s/></text:span><text:span text:style-name="T6_75">Host</text:span><text:span text:style-name="T6_76"><text:s/></text:span><text:span text:style-name="T6_77">to</text:span><text:span text:style-name="T6_78">)<text:s/></text:span><text:span text:style-name="T6_79">a</text:span><text:span text:style-name="T6_80"><text:s/></text:span><text:span text:style-name="T6_81">Tropical</text:span><text:span text:style-name="T6_82"><text:s/></text:span><text:span text:style-name="T6_83">Smallpox</text:span><text:span text:style-name="T6_84"><text:s/></text:span><text:span text:style-name="T6_85">card</text:span><text:span text:style-name="T6_86">.</text:span></text:p>
          </table:table-cell>
        </table:table-row>
        <table:table-row table:style-name="Row2">
          <table:table-cell table:style-name="Cell2">
            <text:p text:style-name="P7"><text:span text:style-name="T7_1">Tropical</text:span><text:span text:style-name="T7_2"><text:s/></text:span><text:span text:style-name="T7_3">Smallpox</text:span><text:span text:style-name="T7_4"><text:s/>-<text:s/></text:span><text:span text:style-name="T7_5">You</text:span><text:span text:style-name="T7_6"><text:s/></text:span><text:span text:style-name="T7_7">are</text:span><text:span text:style-name="T7_8"><text:s/></text:span><text:span text:style-name="T7_9">diseased</text:span><text:span text:style-name="T7_10">.<text:s/></text:span><text:span text:style-name="T7_11">Fever</text:span><text:span text:style-name="T7_12">,<text:s text:c="2"/></text:span><text:span text:style-name="T7_13">fatigue</text:span><text:span text:style-name="T7_14"><text:s/></text:span><text:span text:style-name="T7_15">and</text:span><text:span text:style-name="T7_16"><text:s/></text:span><text:span text:style-name="T7_17">headaches</text:span><text:span text:style-name="T7_18">.<text:s/></text:span><text:span text:style-name="T7_19">Takes</text:span><text:span text:style-name="T7_20"><text:s/></text:span><text:span text:style-name="T7_21">effect</text:span><text:span text:style-name="T7_22"><text:s/></text:span><text:span text:style-name="T7_23">quickly</text:span><text:span text:style-name="T7_24">.<text:s text:c="3"/></text:span></text:p>
            <text:list text:style-name="LS1" xml:id="list2">
              <text:list-item>
                <text:p text:style-name="P8"><text:span text:style-name="T8_1">The</text:span><text:span text:style-name="T8_2"><text:s/></text:span><text:span text:style-name="T8_3">fever</text:span><text:span text:style-name="T8_4">’</text:span><text:span text:style-name="T8_5">s</text:span><text:span text:style-name="T8_6"><text:s/></text:span><text:span text:style-name="T8_7">hot</text:span><text:span text:style-name="T8_8"><text:s/></text:span><text:span text:style-name="T8_9">waves</text:span><text:span text:style-name="T8_10"><text:s/></text:span><text:span text:style-name="T8_11">means</text:span><text:span text:style-name="T8_12"><text:s/></text:span><text:span text:style-name="T8_13">that</text:span><text:span text:style-name="T8_14"><text:s/></text:span><text:span text:style-name="T8_15">you</text:span><text:span text:style-name="T8_16"><text:s/></text:span><text:span text:style-name="T8_17">must</text:span><text:span text:style-name="T8_18"><text:s/></text:span><text:span text:style-name="T8_19">take</text:span><text:span text:style-name="T8_20"><text:s/></text:span><text:span text:style-name="T8_21">off</text:span><text:span text:style-name="T8_22"><text:s/></text:span><text:span text:style-name="T8_23">an</text:span><text:span text:style-name="T8_24"><text:s/></text:span><text:span text:style-name="T8_25">accessory</text:span><text:span text:style-name="T8_26"><text:s/></text:span><text:span text:style-name="T8_27">or</text:span><text:span text:style-name="T8_28"><text:s/></text:span><text:span text:style-name="T8_29">item</text:span><text:span text:style-name="T8_30"><text:s/></text:span><text:span text:style-name="T8_31">of</text:span><text:span text:style-name="T8_32"><text:s/></text:span><text:span text:style-name="T8_33">clothing</text:span><text:span text:style-name="T8_34"><text:s text:c="2"/></text:span><text:span text:style-name="T8_35">every</text:span><text:span text:style-name="T8_36"><text:s/>15<text:s/></text:span><text:span text:style-name="T8_37">minutes</text:span><text:span text:style-name="T8_38"><text:s/></text:span><text:span text:style-name="T8_39">and</text:span><text:span text:style-name="T8_40"><text:s/></text:span><text:span text:style-name="T8_41">hand</text:span><text:span text:style-name="T8_42"><text:s/></text:span><text:span text:style-name="T8_43">it</text:span><text:span text:style-name="T8_44"><text:s/></text:span><text:span text:style-name="T8_45">to</text:span><text:span text:style-name="T8_46"><text:s/></text:span><text:span text:style-name="T8_47">a</text:span><text:span text:style-name="T8_48"><text:s/></text:span><text:span text:style-name="T8_49">Host</text:span><text:span text:style-name="T8_50">.<text:s/></text:span></text:p>
              </text:list-item>
              <text:list-item>
                <text:p text:style-name="P9"><text:span text:style-name="T9_1">You</text:span><text:span text:style-name="T9_2"><text:s/></text:span><text:span text:style-name="T9_3">must</text:span><text:span text:style-name="T9_4"><text:s/></text:span><text:span text:style-name="T9_5">also</text:span><text:span text:style-name="T9_6"><text:s/></text:span><text:span text:style-name="T9_7">put</text:span><text:span text:style-name="T9_8"><text:s/></text:span><text:span text:style-name="T9_9">an</text:span><text:span text:style-name="T9_10"><text:s/></text:span><text:span text:style-name="T9_11">iceblock</text:span><text:span text:style-name="T9_12"><text:s/></text:span><text:span text:style-name="T9_13">down</text:span><text:span text:style-name="T9_14"><text:s/></text:span><text:span text:style-name="T9_15">your</text:span><text:span text:style-name="T9_16"><text:s/></text:span><text:span text:style-name="T9_17">back</text:span><text:span text:style-name="T9_18"><text:s/></text:span><text:span text:style-name="T9_19">every</text:span><text:span text:style-name="T9_20"><text:s/>15<text:s/></text:span><text:span text:style-name="T9_21">minutes</text:span><text:span text:style-name="T9_22">.</text:span></text:p>
              </text:list-item>
            </text:list>
            <text:p text:style-name="P10"/>
            <text:p text:style-name="P11"><text:span text:style-name="T11_1">Whenever</text:span><text:span text:style-name="T11_2"><text:s/></text:span><text:span text:style-name="T11_3">you</text:span><text:span text:style-name="T11_4"><text:s/></text:span><text:span text:style-name="T11_5">use</text:span><text:span text:style-name="T11_6"><text:s/></text:span><text:span text:style-name="T11_7">an</text:span><text:span text:style-name="T11_8"><text:s/></text:span><text:span text:style-name="T11_9">ability</text:span><text:span text:style-name="T11_10"><text:s/></text:span><text:span text:style-name="T11_11">on</text:span><text:span text:style-name="T11_12"><text:s/></text:span><text:span text:style-name="T11_13">another</text:span><text:span text:style-name="T11_14"><text:s/></text:span><text:span text:style-name="T11_15">player</text:span><text:span text:style-name="T11_16"><text:s/></text:span><text:span text:style-name="T11_17">play</text:span><text:span text:style-name="T11_18"><text:s/></text:span><text:span text:style-name="T11_19">a</text:span><text:span text:style-name="T11_20"><text:s/></text:span><text:span text:style-name="T11_21">game</text:span><text:span text:style-name="T11_22"><text:s/></text:span><text:span text:style-name="T11_23">of</text:span><text:span text:style-name="T11_24"><text:s/></text:span><text:span text:style-name="T11_25">paper</text:span><text:span text:style-name="T11_26"><text:s/></text:span><text:span text:style-name="T11_27">scissors</text:span><text:span text:style-name="T11_28"><text:s/></text:span><text:span text:style-name="T11_29">rock</text:span><text:span text:style-name="T11_30"><text:s/></text:span><text:span text:style-name="T11_31">with</text:span><text:span text:style-name="T11_32"><text:s/></text:span><text:span text:style-name="T11_33">them</text:span><text:span text:style-name="T11_34">.<text:s/></text:span><text:span text:style-name="T11_35">If</text:span><text:span text:style-name="T11_36"><text:s/></text:span><text:span text:style-name="T11_37">they</text:span><text:span text:style-name="T11_38"><text:s/></text:span><text:span text:style-name="T11_39">lose</text:span><text:span text:style-name="T11_40"><text:s/></text:span><text:span text:style-name="T11_41">then</text:span><text:span text:style-name="T11_42"><text:s/></text:span><text:span text:style-name="T11_43">they</text:span><text:span text:style-name="T11_44"><text:s/></text:span><text:span text:style-name="T11_45">also</text:span><text:span text:style-name="T11_46"><text:s/></text:span><text:span text:style-name="T11_47">contract</text:span><text:span text:style-name="T11_48"><text:s/></text:span><text:span text:style-name="T11_49">Tropical</text:span><text:span text:style-name="T11_50"><text:s/></text:span><text:span text:style-name="T11_51">Smallpox</text:span><text:span text:style-name="T11_52">.<text:s/></text:span><text:span text:style-name="T11_53">If</text:span><text:span text:style-name="T11_54"><text:s/></text:span><text:span text:style-name="T11_55">another</text:span><text:span text:style-name="T11_56"><text:s/></text:span><text:span text:style-name="T11_57">player</text:span><text:span text:style-name="T11_58"><text:s/></text:span><text:span text:style-name="T11_59">contracts</text:span><text:span text:style-name="T11_60"><text:s/></text:span><text:span text:style-name="T11_61">the</text:span><text:span text:style-name="T11_62"><text:s/></text:span><text:span text:style-name="T11_63">disease</text:span><text:span text:style-name="T11_64"><text:s/></text:span><text:span text:style-name="T11_65">hand</text:span><text:span text:style-name="T11_66"><text:s/></text:span><text:span text:style-name="T11_67">them</text:span><text:span text:style-name="T11_68"><text:s/>(</text:span><text:span text:style-name="T11_69">or</text:span><text:span text:style-name="T11_70"><text:s/></text:span><text:span text:style-name="T11_71">get</text:span><text:span text:style-name="T11_72"><text:s/></text:span><text:span text:style-name="T11_73">a</text:span><text:span text:style-name="T11_74"><text:s/></text:span><text:span text:style-name="T11_75">Host</text:span><text:span text:style-name="T11_76"><text:s/></text:span><text:span text:style-name="T11_77">to</text:span><text:span text:style-name="T11_78">)<text:s/></text:span><text:span text:style-name="T11_79">a</text:span><text:span text:style-name="T11_80"><text:s/></text:span><text:span text:style-name="T11_81">Tropical</text:span><text:span text:style-name="T11_82"><text:s/></text:span><text:span text:style-name="T11_83">Smallpox</text:span><text:span text:style-name="T11_84"><text:s/></text:span><text:span text:style-name="T11_85">card</text:span><text:span text:style-name="T11_86">.</text:span></text:p>
          </table:table-cell>
        </table:table-row>
        <table:table-row table:style-name="Row3">
          <table:table-cell table:style-name="Cell3">
            <text:p text:style-name="P12"><text:span text:style-name="T12_1">Tropical</text:span><text:span text:style-name="T12_2"><text:s/></text:span><text:span text:style-name="T12_3">Smallpox</text:span><text:span text:style-name="T12_4"><text:s/>-<text:s/></text:span><text:span text:style-name="T12_5">You</text:span><text:span text:style-name="T12_6"><text:s/></text:span><text:span text:style-name="T12_7">are</text:span><text:span text:style-name="T12_8"><text:s/></text:span><text:span text:style-name="T12_9">diseased</text:span><text:span text:style-name="T12_10">.<text:s/></text:span><text:span text:style-name="T12_11">Fever</text:span><text:span text:style-name="T12_12">,<text:s text:c="2"/></text:span><text:span text:style-name="T12_13">fatigue</text:span><text:span text:style-name="T12_14"><text:s/></text:span><text:span text:style-name="T12_15">and</text:span><text:span text:style-name="T12_16"><text:s/></text:span><text:span text:style-name="T12_17">headaches</text:span><text:span text:style-name="T12_18">.<text:s/></text:span><text:span text:style-name="T12_19">Takes</text:span><text:span text:style-name="T12_20"><text:s/></text:span><text:span text:style-name="T12_21">effect</text:span><text:span text:style-name="T12_22"><text:s/></text:span><text:span text:style-name="T12_23">quickly</text:span><text:span text:style-name="T12_24">.<text:s text:c="3"/></text:span></text:p>
            <text:list text:style-name="LS1" xml:id="list4">
              <text:list-item>
                <text:p text:style-name="P13"><text:span text:style-name="T13_1">The</text:span><text:span text:style-name="T13_2"><text:s/></text:span><text:span text:style-name="T13_3">fever</text:span><text:span text:style-name="T13_4">’</text:span><text:span text:style-name="T13_5">s</text:span><text:span text:style-name="T13_6"><text:s/></text:span><text:span text:style-name="T13_7">hot</text:span><text:span text:style-name="T13_8"><text:s/></text:span><text:span text:style-name="T13_9">waves</text:span><text:span text:style-name="T13_10"><text:s/></text:span><text:span text:style-name="T13_11">means</text:span><text:span text:style-name="T13_12"><text:s/></text:span><text:span text:style-name="T13_13">that</text:span><text:span text:style-name="T13_14"><text:s/></text:span><text:span text:style-name="T13_15">you</text:span><text:span text:style-name="T13_16"><text:s/></text:span><text:span text:style-name="T13_17">must</text:span><text:span text:style-name="T13_18"><text:s/></text:span><text:span text:style-name="T13_19">take</text:span><text:span text:style-name="T13_20"><text:s/></text:span><text:span text:style-name="T13_21">off</text:span><text:span text:style-name="T13_22"><text:s/></text:span><text:span text:style-name="T13_23">an</text:span><text:span text:style-name="T13_24"><text:s/></text:span><text:span text:style-name="T13_25">accessory</text:span><text:span text:style-name="T13_26"><text:s/></text:span><text:span text:style-name="T13_27">or</text:span><text:span text:style-name="T13_28"><text:s/></text:span><text:span text:style-name="T13_29">item</text:span><text:span text:style-name="T13_30"><text:s/></text:span><text:span text:style-name="T13_31">of</text:span><text:span text:style-name="T13_32"><text:s/></text:span><text:span text:style-name="T13_33">clothing</text:span><text:span text:style-name="T13_34"><text:s text:c="2"/></text:span><text:span text:style-name="T13_35">every</text:span><text:span text:style-name="T13_36"><text:s/>15<text:s/></text:span><text:span text:style-name="T13_37">minutes</text:span><text:span text:style-name="T13_38"><text:s/></text:span><text:span text:style-name="T13_39">and</text:span><text:span text:style-name="T13_40"><text:s/></text:span><text:span text:style-name="T13_41">hand</text:span><text:span text:style-name="T13_42"><text:s/></text:span><text:span text:style-name="T13_43">it</text:span><text:span text:style-name="T13_44"><text:s/></text:span><text:span text:style-name="T13_45">to</text:span><text:span text:style-name="T13_46"><text:s/></text:span><text:span text:style-name="T13_47">a</text:span><text:span text:style-name="T13_48"><text:s/></text:span><text:span text:style-name="T13_49">Host</text:span><text:span text:style-name="T13_50">.<text:s/></text:span></text:p>
              </text:list-item>
              <text:list-item>
                <text:p text:style-name="P14"><text:span text:style-name="T14_1">You</text:span><text:span text:style-name="T14_2"><text:s/></text:span><text:span text:style-name="T14_3">must</text:span><text:span text:style-name="T14_4"><text:s/></text:span><text:span text:style-name="T14_5">also</text:span><text:span text:style-name="T14_6"><text:s/></text:span><text:span text:style-name="T14_7">put</text:span><text:span text:style-name="T14_8"><text:s/></text:span><text:span text:style-name="T14_9">an</text:span><text:span text:style-name="T14_10"><text:s/></text:span><text:span text:style-name="T14_11">iceblock</text:span><text:span text:style-name="T14_12"><text:s/></text:span><text:span text:style-name="T14_13">down</text:span><text:span text:style-name="T14_14"><text:s/></text:span><text:span text:style-name="T14_15">your</text:span><text:span text:style-name="T14_16"><text:s/></text:span><text:span text:style-name="T14_17">back</text:span><text:span text:style-name="T14_18"><text:s/></text:span><text:span text:style-name="T14_19">every</text:span><text:span text:style-name="T14_20"><text:s/>15<text:s/></text:span><text:span text:style-name="T14_21">minutes</text:span><text:span text:style-name="T14_22">.</text:span></text:p>
              </text:list-item>
            </text:list>
            <text:p text:style-name="P15"/>
            <text:p text:style-name="P16"><text:span text:style-name="T16_1">Whenever</text:span><text:span text:style-name="T16_2"><text:s/></text:span><text:span text:style-name="T16_3">you</text:span><text:span text:style-name="T16_4"><text:s/></text:span><text:span text:style-name="T16_5">use</text:span><text:span text:style-name="T16_6"><text:s/></text:span><text:span text:style-name="T16_7">an</text:span><text:span text:style-name="T16_8"><text:s/></text:span><text:span text:style-name="T16_9">ability</text:span><text:span text:style-name="T16_10"><text:s/></text:span><text:span text:style-name="T16_11">on</text:span><text:span text:style-name="T16_12"><text:s/></text:span><text:span text:style-name="T16_13">another</text:span><text:span text:style-name="T16_14"><text:s/></text:span><text:span text:style-name="T16_15">player</text:span><text:span text:style-name="T16_16"><text:s/></text:span><text:span text:style-name="T16_17">play</text:span><text:span text:style-name="T16_18"><text:s/></text:span><text:span text:style-name="T16_19">a</text:span><text:span text:style-name="T16_20"><text:s/></text:span><text:span text:style-name="T16_21">game</text:span><text:span text:style-name="T16_22"><text:s/></text:span><text:span text:style-name="T16_23">of</text:span><text:span text:style-name="T16_24"><text:s/></text:span><text:span text:style-name="T16_25">paper</text:span><text:span text:style-name="T16_26"><text:s/></text:span><text:span text:style-name="T16_27">scissors</text:span><text:span text:style-name="T16_28"><text:s/></text:span><text:span text:style-name="T16_29">rock</text:span><text:span text:style-name="T16_30"><text:s/></text:span><text:span text:style-name="T16_31">with</text:span><text:span text:style-name="T16_32"><text:s/></text:span><text:span text:style-name="T16_33">them</text:span><text:span text:style-name="T16_34">.<text:s/></text:span><text:span text:style-name="T16_35">If</text:span><text:span text:style-name="T16_36"><text:s/></text:span><text:span text:style-name="T16_37">they</text:span><text:span text:style-name="T16_38"><text:s/></text:span><text:span text:style-name="T16_39">lose</text:span><text:span text:style-name="T16_40"><text:s/></text:span><text:span text:style-name="T16_41">then</text:span><text:span text:style-name="T16_42"><text:s/></text:span><text:span text:style-name="T16_43">they</text:span><text:span text:style-name="T16_44"><text:s/></text:span><text:span text:style-name="T16_45">also</text:span><text:span text:style-name="T16_46"><text:s/></text:span><text:span text:style-name="T16_47">contract</text:span><text:span text:style-name="T16_48"><text:s/></text:span><text:span text:style-name="T16_49">Tropical</text:span><text:span text:style-name="T16_50"><text:s/></text:span><text:span text:style-name="T16_51">Smallpox</text:span><text:span text:style-name="T16_52">.<text:s/></text:span><text:span text:style-name="T16_53">If</text:span><text:span text:style-name="T16_54"><text:s/></text:span><text:span text:style-name="T16_55">another</text:span><text:span text:style-name="T16_56"><text:s/></text:span><text:span text:style-name="T16_57">player</text:span><text:span text:style-name="T16_58"><text:s/></text:span><text:span text:style-name="T16_59">contracts</text:span><text:span text:style-name="T16_60"><text:s/></text:span><text:span text:style-name="T16_61">the</text:span><text:span text:style-name="T16_62"><text:s/></text:span><text:span text:style-name="T16_63">disease</text:span><text:span text:style-name="T16_64"><text:s/></text:span><text:span text:style-name="T16_65">hand</text:span><text:span text:style-name="T16_66"><text:s/></text:span><text:span text:style-name="T16_67">them</text:span><text:span text:style-name="T16_68"><text:s/>(</text:span><text:span text:style-name="T16_69">or</text:span><text:span text:style-name="T16_70"><text:s/></text:span><text:span text:style-name="T16_71">get</text:span><text:span text:style-name="T16_72"><text:s/></text:span><text:span text:style-name="T16_73">a</text:span><text:span text:style-name="T16_74"><text:s/></text:span><text:span text:style-name="T16_75">Host</text:span><text:span text:style-name="T16_76"><text:s/></text:span><text:span text:style-name="T16_77">to</text:span><text:span text:style-name="T16_78">)<text:s/></text:span><text:span text:style-name="T16_79">a</text:span><text:span text:style-name="T16_80"><text:s/></text:span><text:span text:style-name="T16_81">Tropical</text:span><text:span text:style-name="T16_82"><text:s/></text:span><text:span text:style-name="T16_83">Smallpox</text:span><text:span text:style-name="T16_84"><text:s/></text:span><text:span text:style-name="T16_85">card</text:span><text:span text:style-name="T16_86">.</text:span></text:p>
          </table:table-cell>
        </table:table-row>
        <table:table-row table:style-name="Row4">
          <table:table-cell table:style-name="Cell4">
            <text:p text:style-name="P17"><text:span text:style-name="T17_1">Tropical</text:span><text:span text:style-name="T17_2"><text:s/></text:span><text:span text:style-name="T17_3">Smallpox</text:span><text:span text:style-name="T17_4"><text:s/>-<text:s/></text:span><text:span text:style-name="T17_5">You</text:span><text:span text:style-name="T17_6"><text:s/></text:span><text:span text:style-name="T17_7">are</text:span><text:span text:style-name="T17_8"><text:s/></text:span><text:span text:style-name="T17_9">diseased</text:span><text:span text:style-name="T17_10">.<text:s/></text:span><text:span text:style-name="T17_11">Fever</text:span><text:span text:style-name="T17_12">,<text:s text:c="2"/></text:span><text:span text:style-name="T17_13">fatigue</text:span><text:span text:style-name="T17_14"><text:s/></text:span><text:span text:style-name="T17_15">and</text:span><text:span text:style-name="T17_16"><text:s/></text:span><text:span text:style-name="T17_17">headaches</text:span><text:span text:style-name="T17_18">.<text:s/></text:span><text:span text:style-name="T17_19">Takes</text:span><text:span text:style-name="T17_20"><text:s/></text:span><text:span text:style-name="T17_21">effect</text:span><text:span text:style-name="T17_22"><text:s/></text:span><text:span text:style-name="T17_23">quickly</text:span><text:span text:style-name="T17_24">.<text:s text:c="3"/></text:span></text:p>
            <text:list text:style-name="LS1" xml:id="list6">
              <text:list-item>
                <text:p text:style-name="P18"><text:span text:style-name="T18_1">The</text:span><text:span text:style-name="T18_2"><text:s/></text:span><text:span text:style-name="T18_3">fever</text:span><text:span text:style-name="T18_4">’</text:span><text:span text:style-name="T18_5">s</text:span><text:span text:style-name="T18_6"><text:s/></text:span><text:span text:style-name="T18_7">hot</text:span><text:span text:style-name="T18_8"><text:s/></text:span><text:span text:style-name="T18_9">waves</text:span><text:span text:style-name="T18_10"><text:s/></text:span><text:span text:style-name="T18_11">means</text:span><text:span text:style-name="T18_12"><text:s/></text:span><text:span text:style-name="T18_13">that</text:span><text:span text:style-name="T18_14"><text:s/></text:span><text:span text:style-name="T18_15">you</text:span><text:span text:style-name="T18_16"><text:s/></text:span><text:span text:style-name="T18_17">must</text:span><text:span text:style-name="T18_18"><text:s/></text:span><text:span text:style-name="T18_19">take</text:span><text:span text:style-name="T18_20"><text:s/></text:span><text:span text:style-name="T18_21">off</text:span><text:span text:style-name="T18_22"><text:s/></text:span><text:span text:style-name="T18_23">an</text:span><text:span text:style-name="T18_24"><text:s/></text:span><text:span text:style-name="T18_25">accessory</text:span><text:span text:style-name="T18_26"><text:s/></text:span><text:span text:style-name="T18_27">or</text:span><text:span text:style-name="T18_28"><text:s/></text:span><text:span text:style-name="T18_29">item</text:span><text:span text:style-name="T18_30"><text:s/></text:span><text:span text:style-name="T18_31">of</text:span><text:span text:style-name="T18_32"><text:s/></text:span><text:span text:style-name="T18_33">clothing</text:span><text:span text:style-name="T18_34"><text:s text:c="2"/></text:span><text:span text:style-name="T18_35">every</text:span><text:span text:style-name="T18_36"><text:s/>15<text:s/></text:span><text:span text:style-name="T18_37">minutes</text:span><text:span text:style-name="T18_38"><text:s/></text:span><text:span text:style-name="T18_39">and</text:span><text:span text:style-name="T18_40"><text:s/></text:span><text:span text:style-name="T18_41">hand</text:span><text:span text:style-name="T18_42"><text:s/></text:span><text:span text:style-name="T18_43">it</text:span><text:span text:style-name="T18_44"><text:s/></text:span><text:span text:style-name="T18_45">to</text:span><text:span text:style-name="T18_46"><text:s/></text:span><text:span text:style-name="T18_47">a</text:span><text:span text:style-name="T18_48"><text:s/></text:span><text:span text:style-name="T18_49">Host</text:span><text:span text:style-name="T18_50">.<text:s/></text:span></text:p>
              </text:list-item>
              <text:list-item>
                <text:p text:style-name="P19"><text:span text:style-name="T19_1">You</text:span><text:span text:style-name="T19_2"><text:s/></text:span><text:span text:style-name="T19_3">must</text:span><text:span text:style-name="T19_4"><text:s/></text:span><text:span text:style-name="T19_5">also</text:span><text:span text:style-name="T19_6"><text:s/></text:span><text:span text:style-name="T19_7">put</text:span><text:span text:style-name="T19_8"><text:s/></text:span><text:span text:style-name="T19_9">an</text:span><text:span text:style-name="T19_10"><text:s/></text:span><text:span text:style-name="T19_11">iceblock</text:span><text:span text:style-name="T19_12"><text:s/></text:span><text:span text:style-name="T19_13">down</text:span><text:span text:style-name="T19_14"><text:s/></text:span><text:span text:style-name="T19_15">your</text:span><text:span text:style-name="T19_16"><text:s/></text:span><text:span text:style-name="T19_17">back</text:span><text:span text:style-name="T19_18"><text:s/></text:span><text:span text:style-name="T19_19">every</text:span><text:span text:style-name="T19_20"><text:s/>15<text:s/></text:span><text:span text:style-name="T19_21">minutes</text:span><text:span text:style-name="T19_22">.</text:span></text:p>
              </text:list-item>
            </text:list>
            <text:p text:style-name="P20"/>
            <text:p text:style-name="P21"><text:span text:style-name="T21_1">Whenever</text:span><text:span text:style-name="T21_2"><text:s/></text:span><text:span text:style-name="T21_3">you</text:span><text:span text:style-name="T21_4"><text:s/></text:span><text:span text:style-name="T21_5">use</text:span><text:span text:style-name="T21_6"><text:s/></text:span><text:span text:style-name="T21_7">an</text:span><text:span text:style-name="T21_8"><text:s/></text:span><text:span text:style-name="T21_9">ability</text:span><text:span text:style-name="T21_10"><text:s/></text:span><text:span text:style-name="T21_11">on</text:span><text:span text:style-name="T21_12"><text:s/></text:span><text:span text:style-name="T21_13">another</text:span><text:span text:style-name="T21_14"><text:s/></text:span><text:span text:style-name="T21_15">player</text:span><text:span text:style-name="T21_16"><text:s/></text:span><text:span text:style-name="T21_17">play</text:span><text:span text:style-name="T21_18"><text:s/></text:span><text:span text:style-name="T21_19">a</text:span><text:span text:style-name="T21_20"><text:s/></text:span><text:span text:style-name="T21_21">game</text:span><text:span text:style-name="T21_22"><text:s/></text:span><text:span text:style-name="T21_23">of</text:span><text:span text:style-name="T21_24"><text:s/></text:span><text:span text:style-name="T21_25">paper</text:span><text:span text:style-name="T21_26"><text:s/></text:span><text:span text:style-name="T21_27">scissors</text:span><text:span text:style-name="T21_28"><text:s/></text:span><text:span text:style-name="T21_29">rock</text:span><text:span text:style-name="T21_30"><text:s/></text:span><text:span text:style-name="T21_31">with</text:span><text:span text:style-name="T21_32"><text:s/></text:span><text:span text:style-name="T21_33">them</text:span><text:span text:style-name="T21_34">.<text:s/></text:span><text:span text:style-name="T21_35">If</text:span><text:span text:style-name="T21_36"><text:s/></text:span><text:span text:style-name="T21_37">they</text:span><text:span text:style-name="T21_38"><text:s/></text:span><text:span text:style-name="T21_39">lose</text:span><text:span text:style-name="T21_40"><text:s/></text:span><text:span text:style-name="T21_41">then</text:span><text:span text:style-name="T21_42"><text:s/></text:span><text:span text:style-name="T21_43">they</text:span><text:span text:style-name="T21_44"><text:s/></text:span><text:span text:style-name="T21_45">also</text:span><text:span text:style-name="T21_46"><text:s/></text:span><text:span text:style-name="T21_47">contract</text:span><text:span text:style-name="T21_48"><text:s/></text:span><text:span text:style-name="T21_49">Tropical</text:span><text:span text:style-name="T21_50"><text:s/></text:span><text:span text:style-name="T21_51">Smallpox</text:span><text:span text:style-name="T21_52">.<text:s/></text:span><text:span text:style-name="T21_53">If</text:span><text:span text:style-name="T21_54"><text:s/></text:span><text:span text:style-name="T21_55">another</text:span><text:span text:style-name="T21_56"><text:s/></text:span><text:span text:style-name="T21_57">player</text:span><text:span text:style-name="T21_58"><text:s/></text:span><text:span text:style-name="T21_59">contracts</text:span><text:span text:style-name="T21_60"><text:s/></text:span><text:span text:style-name="T21_61">the</text:span><text:span text:style-name="T21_62"><text:s/></text:span><text:span text:style-name="T21_63">disease</text:span><text:span text:style-name="T21_64"><text:s/></text:span><text:span text:style-name="T21_65">hand</text:span><text:span text:style-name="T21_66"><text:s/></text:span><text:span text:style-name="T21_67">them</text:span><text:span text:style-name="T21_68"><text:s/>(</text:span><text:span text:style-name="T21_69">or</text:span><text:span text:style-name="T21_70"><text:s/></text:span><text:span text:style-name="T21_71">get</text:span><text:span text:style-name="T21_72"><text:s/></text:span><text:span text:style-name="T21_73">a</text:span><text:span text:style-name="T21_74"><text:s/></text:span><text:span text:style-name="T21_75">Host</text:span><text:span text:style-name="T21_76"><text:s/></text:span><text:span text:style-name="T21_77">to</text:span><text:span text:style-name="T21_78">)<text:s/></text:span><text:span text:style-name="T21_79">a</text:span><text:span text:style-name="T21_80"><text:s/></text:span><text:span text:style-name="T21_81">Tropical</text:span><text:span text:style-name="T21_82"><text:s/></text:span><text:span text:style-name="T21_83">Smallpox</text:span><text:span text:style-name="T21_84"><text:s/></text:span><text:span text:style-name="T21_85">card</text:span><text:span text:style-name="T21_86">.</text:span></text:p>
          </table:table-cell>
        </table:table-row>
        <table:table-row table:style-name="Row5">
          <table:table-cell table:style-name="Cell5">
            <text:p text:style-name="P22"/>
            <text:p text:style-name="P23"><text:span text:style-name="T23_1">Tropical</text:span><text:span text:style-name="T23_2"><text:s/></text:span><text:span text:style-name="T23_3">Smallpox</text:span><text:span text:style-name="T23_4"><text:s/>-<text:s/></text:span><text:span text:style-name="T23_5">You</text:span><text:span text:style-name="T23_6"><text:s/></text:span><text:span text:style-name="T23_7">are</text:span><text:span text:style-name="T23_8"><text:s/></text:span><text:span text:style-name="T23_9">diseased</text:span><text:span text:style-name="T23_10">.<text:s/></text:span><text:span text:style-name="T23_11">Fever</text:span><text:span text:style-name="T23_12">,<text:s text:c="2"/></text:span><text:span text:style-name="T23_13">fatigue</text:span><text:span text:style-name="T23_14"><text:s/></text:span><text:span text:style-name="T23_15">and</text:span><text:span text:style-name="T23_16"><text:s/></text:span><text:span text:style-name="T23_17">headaches</text:span><text:span text:style-name="T23_18">.<text:s/></text:span><text:span text:style-name="T23_19">Takes</text:span><text:span text:style-name="T23_20"><text:s/></text:span><text:span text:style-name="T23_21">effect</text:span><text:span text:style-name="T23_22"><text:s/></text:span><text:span text:style-name="T23_23">quickly</text:span><text:span text:style-name="T23_24">.<text:s text:c="3"/></text:span></text:p>
            <text:list text:style-name="LS1" xml:id="list8">
              <text:list-item>
                <text:p text:style-name="P24"><text:span text:style-name="T24_1">The</text:span><text:span text:style-name="T24_2"><text:s/></text:span><text:span text:style-name="T24_3">fever</text:span><text:span text:style-name="T24_4">’</text:span><text:span text:style-name="T24_5">s</text:span><text:span text:style-name="T24_6"><text:s/></text:span><text:span text:style-name="T24_7">hot</text:span><text:span text:style-name="T24_8"><text:s/></text:span><text:span text:style-name="T24_9">waves</text:span><text:span text:style-name="T24_10"><text:s/></text:span><text:span text:style-name="T24_11">means</text:span><text:span text:style-name="T24_12"><text:s/></text:span><text:span text:style-name="T24_13">that</text:span><text:span text:style-name="T24_14"><text:s/></text:span><text:span text:style-name="T24_15">you</text:span><text:span text:style-name="T24_16"><text:s/></text:span><text:span text:style-name="T24_17">must</text:span><text:span text:style-name="T24_18"><text:s/></text:span><text:span text:style-name="T24_19">take</text:span><text:span text:style-name="T24_20"><text:s/></text:span><text:span text:style-name="T24_21">off</text:span><text:span text:style-name="T24_22"><text:s/></text:span><text:span text:style-name="T24_23">an</text:span><text:span text:style-name="T24_24"><text:s/></text:span><text:span text:style-name="T24_25">accessory</text:span><text:span text:style-name="T24_26"><text:s/></text:span><text:span text:style-name="T24_27">or</text:span><text:span text:style-name="T24_28"><text:s/></text:span><text:span text:style-name="T24_29">item</text:span><text:span text:style-name="T24_30"><text:s/></text:span><text:span text:style-name="T24_31">of</text:span><text:span text:style-name="T24_32"><text:s/></text:span><text:span text:style-name="T24_33">clothing</text:span><text:span text:style-name="T24_34"><text:s text:c="2"/></text:span><text:span text:style-name="T24_35">every</text:span><text:span text:style-name="T24_36"><text:s/>15<text:s/></text:span><text:span text:style-name="T24_37">minutes</text:span><text:span text:style-name="T24_38"><text:s/></text:span><text:span text:style-name="T24_39">and</text:span><text:span text:style-name="T24_40"><text:s/></text:span><text:span text:style-name="T24_41">hand</text:span><text:span text:style-name="T24_42"><text:s/></text:span><text:span text:style-name="T24_43">it</text:span><text:span text:style-name="T24_44"><text:s/></text:span><text:span text:style-name="T24_45">to</text:span><text:span text:style-name="T24_46"><text:s/></text:span><text:span text:style-name="T24_47">a</text:span><text:span text:style-name="T24_48"><text:s/></text:span><text:span text:style-name="T24_49">Host</text:span><text:span text:style-name="T24_50">.<text:s/></text:span></text:p>
              </text:list-item>
              <text:list-item>
                <text:p text:style-name="P25"><text:span text:style-name="T25_1">You</text:span><text:span text:style-name="T25_2"><text:s/></text:span><text:span text:style-name="T25_3">must</text:span><text:span text:style-name="T25_4"><text:s/></text:span><text:span text:style-name="T25_5">also</text:span><text:span text:style-name="T25_6"><text:s/></text:span><text:span text:style-name="T25_7">put</text:span><text:span text:style-name="T25_8"><text:s/></text:span><text:span text:style-name="T25_9">an</text:span><text:span text:style-name="T25_10"><text:s/></text:span><text:span text:style-name="T25_11">iceblock</text:span><text:span text:style-name="T25_12"><text:s/></text:span><text:span text:style-name="T25_13">down</text:span><text:span text:style-name="T25_14"><text:s/></text:span><text:span text:style-name="T25_15">your</text:span><text:span text:style-name="T25_16"><text:s/></text:span><text:span text:style-name="T25_17">back</text:span><text:span text:style-name="T25_18"><text:s/></text:span><text:span text:style-name="T25_19">every</text:span><text:span text:style-name="T25_20"><text:s/>15<text:s/></text:span><text:span text:style-name="T25_21">minutes</text:span><text:span text:style-name="T25_22">.</text:span></text:p>
              </text:list-item>
            </text:list>
            <text:p text:style-name="P26"/>
            <text:p text:style-name="P27"><text:span text:style-name="T27_1">Whenever</text:span><text:span text:style-name="T27_2"><text:s/></text:span><text:span text:style-name="T27_3">you</text:span><text:span text:style-name="T27_4"><text:s/></text:span><text:span text:style-name="T27_5">use</text:span><text:span text:style-name="T27_6"><text:s/></text:span><text:span text:style-name="T27_7">an</text:span><text:span text:style-name="T27_8"><text:s/></text:span><text:span text:style-name="T27_9">ability</text:span><text:span text:style-name="T27_10"><text:s/></text:span><text:span text:style-name="T27_11">on</text:span><text:span text:style-name="T27_12"><text:s/></text:span><text:span text:style-name="T27_13">another</text:span><text:span text:style-name="T27_14"><text:s/></text:span><text:span text:style-name="T27_15">player</text:span><text:span text:style-name="T27_16"><text:s/></text:span><text:span text:style-name="T27_17">play</text:span><text:span text:style-name="T27_18"><text:s/></text:span><text:span text:style-name="T27_19">a</text:span><text:span text:style-name="T27_20"><text:s/></text:span><text:span text:style-name="T27_21">game</text:span><text:span text:style-name="T27_22"><text:s/></text:span><text:span text:style-name="T27_23">of</text:span><text:span text:style-name="T27_24"><text:s/></text:span><text:span text:style-name="T27_25">paper</text:span><text:span text:style-name="T27_26"><text:s/></text:span><text:span text:style-name="T27_27">scissors</text:span><text:span text:style-name="T27_28"><text:s/></text:span><text:span text:style-name="T27_29">rock</text:span><text:span text:style-name="T27_30"><text:s/></text:span><text:span text:style-name="T27_31">with</text:span><text:span text:style-name="T27_32"><text:s/></text:span><text:span text:style-name="T27_33">them</text:span><text:span text:style-name="T27_34">.<text:s/></text:span><text:span text:style-name="T27_35">If</text:span><text:span text:style-name="T27_36"><text:s/></text:span><text:span text:style-name="T27_37">they</text:span><text:span text:style-name="T27_38"><text:s/></text:span><text:span text:style-name="T27_39">lose</text:span><text:span text:style-name="T27_40"><text:s/></text:span><text:span text:style-name="T27_41">then</text:span><text:span text:style-name="T27_42"><text:s/></text:span><text:span text:style-name="T27_43">they</text:span><text:span text:style-name="T27_44"><text:s/></text:span><text:span text:style-name="T27_45">also</text:span><text:span text:style-name="T27_46"><text:s/></text:span><text:span text:style-name="T27_47">contract</text:span><text:span text:style-name="T27_48"><text:s/></text:span><text:span text:style-name="T27_49">Tropical</text:span><text:span text:style-name="T27_50"><text:s/></text:span><text:span text:style-name="T27_51">Smallpox</text:span><text:span text:style-name="T27_52">.<text:s/></text:span><text:span text:style-name="T27_53">If</text:span><text:span text:style-name="T27_54"><text:s/></text:span><text:span text:style-name="T27_55">another</text:span><text:span text:style-name="T27_56"><text:s/></text:span><text:span text:style-name="T27_57">player</text:span><text:span text:style-name="T27_58"><text:s/></text:span><text:span text:style-name="T27_59">contracts</text:span><text:span text:style-name="T27_60"><text:s/></text:span><text:span text:style-name="T27_61">the</text:span><text:span text:style-name="T27_62"><text:s/></text:span><text:span text:style-name="T27_63">disease</text:span><text:span text:style-name="T27_64"><text:s/></text:span><text:span text:style-name="T27_65">hand</text:span><text:span text:style-name="T27_66"><text:s/></text:span><text:span text:style-name="T27_67">them</text:span><text:span text:style-name="T27_68"><text:s/>(</text:span><text:span text:style-name="T27_69">or</text:span><text:span text:style-name="T27_70"><text:s/></text:span><text:span text:style-name="T27_71">get</text:span><text:span text:style-name="T27_72"><text:s/></text:span><text:span text:style-name="T27_73">a</text:span><text:span text:style-name="T27_74"><text:s/></text:span><text:span text:style-name="T27_75">Host</text:span><text:span text:style-name="T27_76"><text:s/></text:span><text:span text:style-name="T27_77">to</text:span><text:span text:style-name="T27_78">)<text:s/></text:span><text:span text:style-name="T27_79">a</text:span><text:span text:style-name="T27_80"><text:s/></text:span><text:span text:style-name="T27_81">Tropical</text:span><text:span text:style-name="T27_82"><text:s/></text:span><text:span text:style-name="T27_83">Smallpox</text:span><text:span text:style-name="T27_84"><text:s/></text:span><text:span text:style-name="T27_85">card</text:span><text:span text:style-name="T27_86">.</text:span></text:p>
          </table:table-cell>
        </table:table-row>
        <table:table-row table:style-name="Row6">
          <table:table-cell table:style-name="Cell6">
            <text:p text:style-name="P28"><text:span text:style-name="T28_1">Tropical</text:span><text:span text:style-name="T28_2"><text:s/></text:span><text:span text:style-name="T28_3">Smallpox</text:span><text:span text:style-name="T28_4"><text:s/>-<text:s/></text:span><text:span text:style-name="T28_5">You</text:span><text:span text:style-name="T28_6"><text:s/></text:span><text:span text:style-name="T28_7">are</text:span><text:span text:style-name="T28_8"><text:s/></text:span><text:span text:style-name="T28_9">diseased</text:span><text:span text:style-name="T28_10">.<text:s/></text:span><text:span text:style-name="T28_11">Fever</text:span><text:span text:style-name="T28_12">,<text:s text:c="2"/></text:span><text:span text:style-name="T28_13">fatigue</text:span><text:span text:style-name="T28_14"><text:s/></text:span><text:span text:style-name="T28_15">and</text:span><text:span text:style-name="T28_16"><text:s/></text:span><text:span text:style-name="T28_17">headaches</text:span><text:span text:style-name="T28_18">.<text:s/></text:span><text:span text:style-name="T28_19">Takes</text:span><text:span text:style-name="T28_20"><text:s/></text:span><text:span text:style-name="T28_21">effect</text:span><text:span text:style-name="T28_22"><text:s/></text:span><text:span text:style-name="T28_23">quickly</text:span><text:span text:style-name="T28_24">.<text:s text:c="3"/></text:span></text:p>
            <text:list text:style-name="LS1" xml:id="list10">
              <text:list-item>
                <text:p text:style-name="P29"><text:span text:style-name="T29_1">The</text:span><text:span text:style-name="T29_2"><text:s/></text:span><text:span text:style-name="T29_3">fever</text:span><text:span text:style-name="T29_4">’</text:span><text:span text:style-name="T29_5">s</text:span><text:span text:style-name="T29_6"><text:s/></text:span><text:span text:style-name="T29_7">hot</text:span><text:span text:style-name="T29_8"><text:s/></text:span><text:span text:style-name="T29_9">waves</text:span><text:span text:style-name="T29_10"><text:s/></text:span><text:span text:style-name="T29_11">means</text:span><text:span text:style-name="T29_12"><text:s/></text:span><text:span text:style-name="T29_13">that</text:span><text:span text:style-name="T29_14"><text:s/></text:span><text:span text:style-name="T29_15">you</text:span><text:span text:style-name="T29_16"><text:s/></text:span><text:span text:style-name="T29_17">must</text:span><text:span text:style-name="T29_18"><text:s/></text:span><text:span text:style-name="T29_19">take</text:span><text:span text:style-name="T29_20"><text:s/></text:span><text:span text:style-name="T29_21">off</text:span><text:span text:style-name="T29_22"><text:s/></text:span><text:span text:style-name="T29_23">an</text:span><text:span text:style-name="T29_24"><text:s/></text:span><text:span text:style-name="T29_25">accessory</text:span><text:span text:style-name="T29_26"><text:s/></text:span><text:span text:style-name="T29_27">or</text:span><text:span text:style-name="T29_28"><text:s/></text:span><text:span text:style-name="T29_29">item</text:span><text:span text:style-name="T29_30"><text:s/></text:span><text:span text:style-name="T29_31">of</text:span><text:span text:style-name="T29_32"><text:s/></text:span><text:span text:style-name="T29_33">clothing</text:span><text:span text:style-name="T29_34"><text:s text:c="2"/></text:span><text:span text:style-name="T29_35">every</text:span><text:span text:style-name="T29_36"><text:s/>15<text:s/></text:span><text:span text:style-name="T29_37">minutes</text:span><text:span text:style-name="T29_38"><text:s/></text:span><text:span text:style-name="T29_39">and</text:span><text:span text:style-name="T29_40"><text:s/></text:span><text:span text:style-name="T29_41">hand</text:span><text:span text:style-name="T29_42"><text:s/></text:span><text:span text:style-name="T29_43">it</text:span><text:span text:style-name="T29_44"><text:s/></text:span><text:span text:style-name="T29_45">to</text:span><text:span text:style-name="T29_46"><text:s/></text:span><text:span text:style-name="T29_47">a</text:span><text:span text:style-name="T29_48"><text:s/></text:span><text:span text:style-name="T29_49">Host</text:span><text:span text:style-name="T29_50">.<text:s/></text:span></text:p>
              </text:list-item>
              <text:list-item>
                <text:p text:style-name="P30"><text:span text:style-name="T30_1">You</text:span><text:span text:style-name="T30_2"><text:s/></text:span><text:span text:style-name="T30_3">must</text:span><text:span text:style-name="T30_4"><text:s/></text:span><text:span text:style-name="T30_5">also</text:span><text:span text:style-name="T30_6"><text:s/></text:span><text:span text:style-name="T30_7">put</text:span><text:span text:style-name="T30_8"><text:s/></text:span><text:span text:style-name="T30_9">an</text:span><text:span text:style-name="T30_10"><text:s/></text:span><text:span text:style-name="T30_11">iceblock</text:span><text:span text:style-name="T30_12"><text:s/></text:span><text:span text:style-name="T30_13">down</text:span><text:span text:style-name="T30_14"><text:s/></text:span><text:span text:style-name="T30_15">your</text:span><text:span text:style-name="T30_16"><text:s/></text:span><text:span text:style-name="T30_17">back</text:span><text:span text:style-name="T30_18"><text:s/></text:span><text:span text:style-name="T30_19">every</text:span><text:span text:style-name="T30_20"><text:s/>15<text:s/></text:span><text:span text:style-name="T30_21">minutes</text:span><text:span text:style-name="T30_22">.</text:span></text:p>
              </text:list-item>
            </text:list>
            <text:p text:style-name="P31"/>
            <text:p text:style-name="P32"><text:span text:style-name="T32_1">Whenever</text:span><text:span text:style-name="T32_2"><text:s/></text:span><text:span text:style-name="T32_3">you</text:span><text:span text:style-name="T32_4"><text:s/></text:span><text:span text:style-name="T32_5">use</text:span><text:span text:style-name="T32_6"><text:s/></text:span><text:span text:style-name="T32_7">an</text:span><text:span text:style-name="T32_8"><text:s/></text:span><text:span text:style-name="T32_9">ability</text:span><text:span text:style-name="T32_10"><text:s/></text:span><text:span text:style-name="T32_11">on</text:span><text:span text:style-name="T32_12"><text:s/></text:span><text:span text:style-name="T32_13">another</text:span><text:span text:style-name="T32_14"><text:s/></text:span><text:span text:style-name="T32_15">player</text:span><text:span text:style-name="T32_16"><text:s/></text:span><text:span text:style-name="T32_17">play</text:span><text:span text:style-name="T32_18"><text:s/></text:span><text:span text:style-name="T32_19">a</text:span><text:span text:style-name="T32_20"><text:s/></text:span><text:span text:style-name="T32_21">game</text:span><text:span text:style-name="T32_22"><text:s/></text:span><text:span text:style-name="T32_23">of</text:span><text:span text:style-name="T32_24"><text:s/></text:span><text:span text:style-name="T32_25">paper</text:span><text:span text:style-name="T32_26"><text:s/></text:span><text:span text:style-name="T32_27">scissors</text:span><text:span text:style-name="T32_28"><text:s/></text:span><text:span text:style-name="T32_29">rock</text:span><text:span text:style-name="T32_30"><text:s/></text:span><text:span text:style-name="T32_31">with</text:span><text:span text:style-name="T32_32"><text:s/></text:span><text:span text:style-name="T32_33">them</text:span><text:span text:style-name="T32_34">.<text:s/></text:span><text:span text:style-name="T32_35">If</text:span><text:span text:style-name="T32_36"><text:s/></text:span><text:span text:style-name="T32_37">they</text:span><text:span text:style-name="T32_38"><text:s/></text:span><text:span text:style-name="T32_39">lose</text:span><text:span text:style-name="T32_40"><text:s/></text:span><text:span text:style-name="T32_41">then</text:span><text:span text:style-name="T32_42"><text:s/></text:span><text:span text:style-name="T32_43">they</text:span><text:span text:style-name="T32_44"><text:s/></text:span><text:span text:style-name="T32_45">also</text:span><text:span text:style-name="T32_46"><text:s/></text:span><text:span text:style-name="T32_47">contract</text:span><text:span text:style-name="T32_48"><text:s/></text:span><text:span text:style-name="T32_49">Tropical</text:span><text:span text:style-name="T32_50"><text:s/></text:span><text:span text:style-name="T32_51">Smallpox</text:span><text:span text:style-name="T32_52">.<text:s/></text:span><text:span text:style-name="T32_53">If</text:span><text:span text:style-name="T32_54"><text:s/></text:span><text:span text:style-name="T32_55">another</text:span><text:span text:style-name="T32_56"><text:s/></text:span><text:span text:style-name="T32_57">player</text:span><text:span text:style-name="T32_58"><text:s/></text:span><text:span text:style-name="T32_59">contracts</text:span><text:span text:style-name="T32_60"><text:s/></text:span><text:span text:style-name="T32_61">the</text:span><text:span text:style-name="T32_62"><text:s/></text:span><text:span text:style-name="T32_63">disease</text:span><text:span text:style-name="T32_64"><text:s/></text:span><text:span text:style-name="T32_65">hand</text:span><text:span text:style-name="T32_66"><text:s/></text:span><text:span text:style-name="T32_67">them</text:span><text:span text:style-name="T32_68"><text:s/>(</text:span><text:span text:style-name="T32_69">or</text:span><text:span text:style-name="T32_70"><text:s/></text:span><text:span text:style-name="T32_71">get</text:span><text:span text:style-name="T32_72"><text:s/></text:span><text:span text:style-name="T32_73">a</text:span><text:span text:style-name="T32_74"><text:s/></text:span><text:span text:style-name="T32_75">Host</text:span><text:span text:style-name="T32_76"><text:s/></text:span><text:span text:style-name="T32_77">to</text:span><text:span text:style-name="T32_78">)<text:s/></text:span><text:span text:style-name="T32_79">a</text:span><text:span text:style-name="T32_80"><text:s/></text:span><text:span text:style-name="T32_81">Tropical</text:span><text:span text:style-name="T32_82"><text:s/></text:span><text:span text:style-name="T32_83">Smallpox</text:span><text:span text:style-name="T32_84"><text:s/></text:span><text:span text:style-name="T32_85">card</text:span><text:span text:style-name="T32_86">.</text:span></text:p>
          </table:table-cell>
        </table:table-row>
        <table:table-row table:style-name="Row7">
          <table:table-cell table:style-name="Cell7">
            <text:p text:style-name="P33"><text:span text:style-name="T33_1">Tropical</text:span><text:span text:style-name="T33_2"><text:s/></text:span><text:span text:style-name="T33_3">Smallpox</text:span><text:span text:style-name="T33_4"><text:s/>-<text:s/></text:span><text:span text:style-name="T33_5">You</text:span><text:span text:style-name="T33_6"><text:s/></text:span><text:span text:style-name="T33_7">are</text:span><text:span text:style-name="T33_8"><text:s/></text:span><text:span text:style-name="T33_9">diseased</text:span><text:span text:style-name="T33_10">.<text:s/></text:span><text:span text:style-name="T33_11">Fever</text:span><text:span text:style-name="T33_12">,<text:s text:c="2"/></text:span><text:span text:style-name="T33_13">fatigue</text:span><text:span text:style-name="T33_14"><text:s/></text:span><text:span text:style-name="T33_15">and</text:span><text:span text:style-name="T33_16"><text:s/></text:span><text:span text:style-name="T33_17">headaches</text:span><text:span text:style-name="T33_18">.<text:s/></text:span><text:span text:style-name="T33_19">Takes</text:span><text:span text:style-name="T33_20"><text:s/></text:span><text:span text:style-name="T33_21">effect</text:span><text:span text:style-name="T33_22"><text:s/></text:span><text:span text:style-name="T33_23">quickly</text:span><text:span text:style-name="T33_24">.<text:s text:c="3"/></text:span></text:p>
            <text:list text:style-name="LS1" xml:id="list12">
              <text:list-item>
                <text:p text:style-name="P34"><text:span text:style-name="T34_1">The</text:span><text:span text:style-name="T34_2"><text:s/></text:span><text:span text:style-name="T34_3">fever</text:span><text:span text:style-name="T34_4">’</text:span><text:span text:style-name="T34_5">s</text:span><text:span text:style-name="T34_6"><text:s/></text:span><text:span text:style-name="T34_7">hot</text:span><text:span text:style-name="T34_8"><text:s/></text:span><text:span text:style-name="T34_9">waves</text:span><text:span text:style-name="T34_10"><text:s/></text:span><text:span text:style-name="T34_11">means</text:span><text:span text:style-name="T34_12"><text:s/></text:span><text:span text:style-name="T34_13">that</text:span><text:span text:style-name="T34_14"><text:s/></text:span><text:span text:style-name="T34_15">you</text:span><text:span text:style-name="T34_16"><text:s/></text:span><text:span text:style-name="T34_17">must</text:span><text:span text:style-name="T34_18"><text:s/></text:span><text:span text:style-name="T34_19">take</text:span><text:span text:style-name="T34_20"><text:s/></text:span><text:span text:style-name="T34_21">off</text:span><text:span text:style-name="T34_22"><text:s/></text:span><text:span text:style-name="T34_23">an</text:span><text:span text:style-name="T34_24"><text:s/></text:span><text:span text:style-name="T34_25">accessory</text:span><text:span text:style-name="T34_26"><text:s/></text:span><text:span text:style-name="T34_27">or</text:span><text:span text:style-name="T34_28"><text:s/></text:span><text:span text:style-name="T34_29">item</text:span><text:span text:style-name="T34_30"><text:s/></text:span><text:span text:style-name="T34_31">of</text:span><text:span text:style-name="T34_32"><text:s/></text:span><text:span text:style-name="T34_33">clothing</text:span><text:span text:style-name="T34_34"><text:s text:c="2"/></text:span><text:span text:style-name="T34_35">every</text:span><text:span text:style-name="T34_36"><text:s/>15<text:s/></text:span><text:span text:style-name="T34_37">minutes</text:span><text:span text:style-name="T34_38"><text:s/></text:span><text:span text:style-name="T34_39">and</text:span><text:span text:style-name="T34_40"><text:s/></text:span><text:span text:style-name="T34_41">hand</text:span><text:span text:style-name="T34_42"><text:s/></text:span><text:span text:style-name="T34_43">it</text:span><text:span text:style-name="T34_44"><text:s/></text:span><text:span text:style-name="T34_45">to</text:span><text:span text:style-name="T34_46"><text:s/></text:span><text:span text:style-name="T34_47">a</text:span><text:span text:style-name="T34_48"><text:s/></text:span><text:span text:style-name="T34_49">Host</text:span><text:span text:style-name="T34_50">.<text:s/></text:span></text:p>
              </text:list-item>
              <text:list-item>
                <text:p text:style-name="P35"><text:span text:style-name="T35_1">You</text:span><text:span text:style-name="T35_2"><text:s/></text:span><text:span text:style-name="T35_3">must</text:span><text:span text:style-name="T35_4"><text:s/></text:span><text:span text:style-name="T35_5">also</text:span><text:span text:style-name="T35_6"><text:s/></text:span><text:span text:style-name="T35_7">put</text:span><text:span text:style-name="T35_8"><text:s/></text:span><text:span text:style-name="T35_9">an</text:span><text:span text:style-name="T35_10"><text:s/></text:span><text:span text:style-name="T35_11">iceblock</text:span><text:span text:style-name="T35_12"><text:s/></text:span><text:span text:style-name="T35_13">down</text:span><text:span text:style-name="T35_14"><text:s/></text:span><text:span text:style-name="T35_15">your</text:span><text:span text:style-name="T35_16"><text:s/></text:span><text:span text:style-name="T35_17">back</text:span><text:span text:style-name="T35_18"><text:s/></text:span><text:span text:style-name="T35_19">every</text:span><text:span text:style-name="T35_20"><text:s/>15<text:s/></text:span><text:span text:style-name="T35_21">minutes</text:span><text:span text:style-name="T35_22">.</text:span></text:p>
              </text:list-item>
            </text:list>
            <text:p text:style-name="P36"/>
            <text:p text:style-name="P37"><text:span text:style-name="T37_1">Whenever</text:span><text:span text:style-name="T37_2"><text:s/></text:span><text:span text:style-name="T37_3">you</text:span><text:span text:style-name="T37_4"><text:s/></text:span><text:span text:style-name="T37_5">use</text:span><text:span text:style-name="T37_6"><text:s/></text:span><text:span text:style-name="T37_7">an</text:span><text:span text:style-name="T37_8"><text:s/></text:span><text:span text:style-name="T37_9">ability</text:span><text:span text:style-name="T37_10"><text:s/></text:span><text:span text:style-name="T37_11">on</text:span><text:span text:style-name="T37_12"><text:s/></text:span><text:span text:style-name="T37_13">another</text:span><text:span text:style-name="T37_14"><text:s/></text:span><text:span text:style-name="T37_15">player</text:span><text:span text:style-name="T37_16"><text:s/></text:span><text:span text:style-name="T37_17">play</text:span><text:span text:style-name="T37_18"><text:s/></text:span><text:span text:style-name="T37_19">a</text:span><text:span text:style-name="T37_20"><text:s/></text:span><text:span text:style-name="T37_21">game</text:span><text:span text:style-name="T37_22"><text:s/></text:span><text:span text:style-name="T37_23">of</text:span><text:span text:style-name="T37_24"><text:s/></text:span><text:span text:style-name="T37_25">paper</text:span><text:span text:style-name="T37_26"><text:s/></text:span><text:span text:style-name="T37_27">scissors</text:span><text:span text:style-name="T37_28"><text:s/></text:span><text:span text:style-name="T37_29">rock</text:span><text:span text:style-name="T37_30"><text:s/></text:span><text:span text:style-name="T37_31">with</text:span><text:span text:style-name="T37_32"><text:s/></text:span><text:span text:style-name="T37_33">them</text:span><text:span text:style-name="T37_34">.<text:s/></text:span><text:span text:style-name="T37_35">If</text:span><text:span text:style-name="T37_36"><text:s/></text:span><text:span text:style-name="T37_37">they</text:span><text:span text:style-name="T37_38"><text:s/></text:span><text:span text:style-name="T37_39">lose</text:span><text:span text:style-name="T37_40"><text:s/></text:span><text:span text:style-name="T37_41">then</text:span><text:span text:style-name="T37_42"><text:s/></text:span><text:span text:style-name="T37_43">they</text:span><text:span text:style-name="T37_44"><text:s/></text:span><text:span text:style-name="T37_45">also</text:span><text:span text:style-name="T37_46"><text:s/></text:span><text:span text:style-name="T37_47">contract</text:span><text:span text:style-name="T37_48"><text:s/></text:span><text:span text:style-name="T37_49">Tropical</text:span><text:span text:style-name="T37_50"><text:s/></text:span><text:span text:style-name="T37_51">Smallpox</text:span><text:span text:style-name="T37_52">.<text:s/></text:span><text:span text:style-name="T37_53">If</text:span><text:span text:style-name="T37_54"><text:s/></text:span><text:span text:style-name="T37_55">another</text:span><text:span text:style-name="T37_56"><text:s/></text:span><text:span text:style-name="T37_57">player</text:span><text:span text:style-name="T37_58"><text:s/></text:span><text:span text:style-name="T37_59">contracts</text:span><text:span text:style-name="T37_60"><text:s/></text:span><text:span text:style-name="T37_61">the</text:span><text:span text:style-name="T37_62"><text:s/></text:span><text:span text:style-name="T37_63">disease</text:span><text:span text:style-name="T37_64"><text:s/></text:span><text:span text:style-name="T37_65">hand</text:span><text:span text:style-name="T37_66"><text:s/></text:span><text:span text:style-name="T37_67">them</text:span><text:span text:style-name="T37_68"><text:s/>(</text:span><text:span text:style-name="T37_69">or</text:span><text:span text:style-name="T37_70"><text:s/></text:span><text:span text:style-name="T37_71">get</text:span><text:span text:style-name="T37_72"><text:s/></text:span><text:span text:style-name="T37_73">a</text:span><text:span text:style-name="T37_74"><text:s/></text:span><text:span text:style-name="T37_75">Host</text:span><text:span text:style-name="T37_76"><text:s/></text:span><text:span text:style-name="T37_77">to</text:span><text:span text:style-name="T37_78">)<text:s/></text:span><text:span text:style-name="T37_79">a</text:span><text:span text:style-name="T37_80"><text:s/></text:span><text:span text:style-name="T37_81">Tropical</text:span><text:span text:style-name="T37_82"><text:s/></text:span><text:span text:style-name="T37_83">Smallpox</text:span><text:span text:style-name="T37_84"><text:s/></text:span><text:span text:style-name="T37_85">card</text:span><text:span text:style-name="T37_86">.</text:span></text:p>
          </table:table-cell>
        </table:table-row>
        <table:table-row table:style-name="Row8">
          <table:table-cell table:style-name="Cell8">
            <text:p text:style-name="P38"><text:span text:style-name="T38_1">Tropical</text:span><text:span text:style-name="T38_2"><text:s/></text:span><text:span text:style-name="T38_3">Smallpox</text:span><text:span text:style-name="T38_4"><text:s/>-<text:s/></text:span><text:span text:style-name="T38_5">You</text:span><text:span text:style-name="T38_6"><text:s/></text:span><text:span text:style-name="T38_7">are</text:span><text:span text:style-name="T38_8"><text:s/></text:span><text:span text:style-name="T38_9">diseased</text:span><text:span text:style-name="T38_10">.<text:s/></text:span><text:span text:style-name="T38_11">Fever</text:span><text:span text:style-name="T38_12">,<text:s text:c="2"/></text:span><text:span text:style-name="T38_13">fatigue</text:span><text:span text:style-name="T38_14"><text:s/></text:span><text:span text:style-name="T38_15">and</text:span><text:span text:style-name="T38_16"><text:s/></text:span><text:span text:style-name="T38_17">headaches</text:span><text:span text:style-name="T38_18">.<text:s/></text:span><text:span text:style-name="T38_19">Takes</text:span><text:span text:style-name="T38_20"><text:s/></text:span><text:span text:style-name="T38_21">effect</text:span><text:span text:style-name="T38_22"><text:s/></text:span><text:span text:style-name="T38_23">quickly</text:span><text:span text:style-name="T38_24">.<text:s text:c="3"/></text:span></text:p>
            <text:list text:style-name="LS1" xml:id="list14">
              <text:list-item>
                <text:p text:style-name="P39"><text:span text:style-name="T39_1">The</text:span><text:span text:style-name="T39_2"><text:s/></text:span><text:span text:style-name="T39_3">fever</text:span><text:span text:style-name="T39_4">’</text:span><text:span text:style-name="T39_5">s</text:span><text:span text:style-name="T39_6"><text:s/></text:span><text:span text:style-name="T39_7">hot</text:span><text:span text:style-name="T39_8"><text:s/></text:span><text:span text:style-name="T39_9">waves</text:span><text:span text:style-name="T39_10"><text:s/></text:span><text:span text:style-name="T39_11">means</text:span><text:span text:style-name="T39_12"><text:s/></text:span><text:span text:style-name="T39_13">that</text:span><text:span text:style-name="T39_14"><text:s/></text:span><text:span text:style-name="T39_15">you</text:span><text:span text:style-name="T39_16"><text:s/></text:span><text:span text:style-name="T39_17">must</text:span><text:span text:style-name="T39_18"><text:s/></text:span><text:span text:style-name="T39_19">take</text:span><text:span text:style-name="T39_20"><text:s/></text:span><text:span text:style-name="T39_21">off</text:span><text:span text:style-name="T39_22"><text:s/></text:span><text:span text:style-name="T39_23">an</text:span><text:span text:style-name="T39_24"><text:s/></text:span><text:span text:style-name="T39_25">accessory</text:span><text:span text:style-name="T39_26"><text:s/></text:span><text:span text:style-name="T39_27">or</text:span><text:span text:style-name="T39_28"><text:s/></text:span><text:span text:style-name="T39_29">item</text:span><text:span text:style-name="T39_30"><text:s/></text:span><text:span text:style-name="T39_31">of</text:span><text:span text:style-name="T39_32"><text:s/></text:span><text:span text:style-name="T39_33">clothing</text:span><text:span text:style-name="T39_34"><text:s text:c="2"/></text:span><text:span text:style-name="T39_35">every</text:span><text:span text:style-name="T39_36"><text:s/>15<text:s/></text:span><text:span text:style-name="T39_37">minutes</text:span><text:span text:style-name="T39_38"><text:s/></text:span><text:span text:style-name="T39_39">and</text:span><text:span text:style-name="T39_40"><text:s/></text:span><text:span text:style-name="T39_41">hand</text:span><text:span text:style-name="T39_42"><text:s/></text:span><text:span text:style-name="T39_43">it</text:span><text:span text:style-name="T39_44"><text:s/></text:span><text:span text:style-name="T39_45">to</text:span><text:span text:style-name="T39_46"><text:s/></text:span><text:span text:style-name="T39_47">a</text:span><text:span text:style-name="T39_48"><text:s/></text:span><text:span text:style-name="T39_49">Host</text:span><text:span text:style-name="T39_50">.<text:s/></text:span></text:p>
              </text:list-item>
              <text:list-item>
                <text:p text:style-name="P40"><text:span text:style-name="T40_1">You</text:span><text:span text:style-name="T40_2"><text:s/></text:span><text:span text:style-name="T40_3">must</text:span><text:span text:style-name="T40_4"><text:s/></text:span><text:span text:style-name="T40_5">also</text:span><text:span text:style-name="T40_6"><text:s/></text:span><text:span text:style-name="T40_7">put</text:span><text:span text:style-name="T40_8"><text:s/></text:span><text:span text:style-name="T40_9">an</text:span><text:span text:style-name="T40_10"><text:s/></text:span><text:span text:style-name="T40_11">iceblock</text:span><text:span text:style-name="T40_12"><text:s/></text:span><text:span text:style-name="T40_13">down</text:span><text:span text:style-name="T40_14"><text:s/></text:span><text:span text:style-name="T40_15">your</text:span><text:span text:style-name="T40_16"><text:s/></text:span><text:span text:style-name="T40_17">back</text:span><text:span text:style-name="T40_18"><text:s/></text:span><text:span text:style-name="T40_19">every</text:span><text:span text:style-name="T40_20"><text:s/>15<text:s/></text:span><text:span text:style-name="T40_21">minutes</text:span><text:span text:style-name="T40_22">.</text:span></text:p>
              </text:list-item>
            </text:list>
            <text:p text:style-name="P41"/>
            <text:p text:style-name="P42"><text:span text:style-name="T42_1">Whenever</text:span><text:span text:style-name="T42_2"><text:s/></text:span><text:span text:style-name="T42_3">you</text:span><text:span text:style-name="T42_4"><text:s/></text:span><text:span text:style-name="T42_5">use</text:span><text:span text:style-name="T42_6"><text:s/></text:span><text:span text:style-name="T42_7">an</text:span><text:span text:style-name="T42_8"><text:s/></text:span><text:span text:style-name="T42_9">ability</text:span><text:span text:style-name="T42_10"><text:s/></text:span><text:span text:style-name="T42_11">on</text:span><text:span text:style-name="T42_12"><text:s/></text:span><text:span text:style-name="T42_13">another</text:span><text:span text:style-name="T42_14"><text:s/></text:span><text:span text:style-name="T42_15">player</text:span><text:span text:style-name="T42_16"><text:s/></text:span><text:span text:style-name="T42_17">play</text:span><text:span text:style-name="T42_18"><text:s/></text:span><text:span text:style-name="T42_19">a</text:span><text:span text:style-name="T42_20"><text:s/></text:span><text:span text:style-name="T42_21">game</text:span><text:span text:style-name="T42_22"><text:s/></text:span><text:span text:style-name="T42_23">of</text:span><text:span text:style-name="T42_24"><text:s/></text:span><text:span text:style-name="T42_25">paper</text:span><text:span text:style-name="T42_26"><text:s/></text:span><text:span text:style-name="T42_27">scissors</text:span><text:span text:style-name="T42_28"><text:s/></text:span><text:span text:style-name="T42_29">rock</text:span><text:span text:style-name="T42_30"><text:s/></text:span><text:span text:style-name="T42_31">with</text:span><text:span text:style-name="T42_32"><text:s/></text:span><text:span text:style-name="T42_33">them</text:span><text:span text:style-name="T42_34">.<text:s/></text:span><text:span text:style-name="T42_35">If</text:span><text:span text:style-name="T42_36"><text:s/></text:span><text:span text:style-name="T42_37">they</text:span><text:span text:style-name="T42_38"><text:s/></text:span><text:span text:style-name="T42_39">lose</text:span><text:span text:style-name="T42_40"><text:s/></text:span><text:span text:style-name="T42_41">then</text:span><text:span text:style-name="T42_42"><text:s/></text:span><text:span text:style-name="T42_43">they</text:span><text:span text:style-name="T42_44"><text:s/></text:span><text:span text:style-name="T42_45">also</text:span><text:span text:style-name="T42_46"><text:s/></text:span><text:span text:style-name="T42_47">contract</text:span><text:span text:style-name="T42_48"><text:s/></text:span><text:span text:style-name="T42_49">Tropical</text:span><text:span text:style-name="T42_50"><text:s/></text:span><text:span text:style-name="T42_51">Smallpox</text:span><text:span text:style-name="T42_52">.<text:s/></text:span><text:span text:style-name="T42_53">If</text:span><text:span text:style-name="T42_54"><text:s/></text:span><text:span text:style-name="T42_55">another</text:span><text:span text:style-name="T42_56"><text:s/></text:span><text:span text:style-name="T42_57">player</text:span><text:span text:style-name="T42_58"><text:s/></text:span><text:span text:style-name="T42_59">contracts</text:span><text:span text:style-name="T42_60"><text:s/></text:span><text:span text:style-name="T42_61">the</text:span><text:span text:style-name="T42_62"><text:s/></text:span><text:span text:style-name="T42_63">disease</text:span><text:span text:style-name="T42_64"><text:s/></text:span><text:span text:style-name="T42_65">hand</text:span><text:span text:style-name="T42_66"><text:s/></text:span><text:span text:style-name="T42_67">them</text:span><text:span text:style-name="T42_68"><text:s/>(</text:span><text:span text:style-name="T42_69">or</text:span><text:span text:style-name="T42_70"><text:s/></text:span><text:span text:style-name="T42_71">get</text:span><text:span text:style-name="T42_72"><text:s/></text:span><text:span text:style-name="T42_73">a</text:span><text:span text:style-name="T42_74"><text:s/></text:span><text:span text:style-name="T42_75">Host</text:span><text:span text:style-name="T42_76"><text:s/></text:span><text:span text:style-name="T42_77">to</text:span><text:span text:style-name="T42_78">)<text:s/></text:span><text:span text:style-name="T42_79">a</text:span><text:span text:style-name="T42_80"><text:s/></text:span><text:span text:style-name="T42_81">Tropical</text:span><text:span text:style-name="T42_82"><text:s/></text:span><text:span text:style-name="T42_83">Smallpox</text:span><text:span text:style-name="T42_84"><text:s/></text:span><text:span text:style-name="T42_85">card</text:span><text:span text:style-name="T42_86">.</text:span></text:p>
          </table:table-cell>
        </table:table-row>
        <table:table-row table:style-name="Row9">
          <table:table-cell table:style-name="Cell9">
            <text:p text:style-name="P43"/>
            <text:p text:style-name="P44"/>
            <text:p text:style-name="P45"><text:span text:style-name="T45_1">Tropical</text:span><text:span text:style-name="T45_2"><text:s/></text:span><text:span text:style-name="T45_3">Smallpox</text:span><text:span text:style-name="T45_4"><text:s/>-<text:s/></text:span><text:span text:style-name="T45_5">You</text:span><text:span text:style-name="T45_6"><text:s/></text:span><text:span text:style-name="T45_7">are</text:span><text:span text:style-name="T45_8"><text:s/></text:span><text:span text:style-name="T45_9">diseased</text:span><text:span text:style-name="T45_10">.<text:s/></text:span><text:span text:style-name="T45_11">Fever</text:span><text:span text:style-name="T45_12">,<text:s text:c="2"/></text:span><text:span text:style-name="T45_13">fatigue</text:span><text:span text:style-name="T45_14"><text:s/></text:span><text:span text:style-name="T45_15">and</text:span><text:span text:style-name="T45_16"><text:s/></text:span><text:span text:style-name="T45_17">headaches</text:span><text:span text:style-name="T45_18">.<text:s/></text:span><text:span text:style-name="T45_19">Takes</text:span><text:span text:style-name="T45_20"><text:s/></text:span><text:span text:style-name="T45_21">effect</text:span><text:span text:style-name="T45_22"><text:s/></text:span><text:span text:style-name="T45_23">quickly</text:span><text:span text:style-name="T45_24">.<text:s text:c="3"/></text:span></text:p>
            <text:list text:style-name="LS1" xml:id="list16">
              <text:list-item>
                <text:p text:style-name="P46"><text:span text:style-name="T46_1">The</text:span><text:span text:style-name="T46_2"><text:s/></text:span><text:span text:style-name="T46_3">fever</text:span><text:span text:style-name="T46_4">’</text:span><text:span text:style-name="T46_5">s</text:span><text:span text:style-name="T46_6"><text:s/></text:span><text:span text:style-name="T46_7">hot</text:span><text:span text:style-name="T46_8"><text:s/></text:span><text:span text:style-name="T46_9">waves</text:span><text:span text:style-name="T46_10"><text:s/></text:span><text:span text:style-name="T46_11">means</text:span><text:span text:style-name="T46_12"><text:s/></text:span><text:span text:style-name="T46_13">that</text:span><text:span text:style-name="T46_14"><text:s/></text:span><text:span text:style-name="T46_15">you</text:span><text:span text:style-name="T46_16"><text:s/></text:span><text:span text:style-name="T46_17">must</text:span><text:span text:style-name="T46_18"><text:s/></text:span><text:span text:style-name="T46_19">take</text:span><text:span text:style-name="T46_20"><text:s/></text:span><text:span text:style-name="T46_21">off</text:span><text:span text:style-name="T46_22"><text:s/></text:span><text:span text:style-name="T46_23">an</text:span><text:span text:style-name="T46_24"><text:s/></text:span><text:span text:style-name="T46_25">accessory</text:span><text:span text:style-name="T46_26"><text:s/></text:span><text:span text:style-name="T46_27">or</text:span><text:span text:style-name="T46_28"><text:s/></text:span><text:span text:style-name="T46_29">item</text:span><text:span text:style-name="T46_30"><text:s/></text:span><text:span text:style-name="T46_31">of</text:span><text:span text:style-name="T46_32"><text:s/></text:span><text:span text:style-name="T46_33">clothing</text:span><text:span text:style-name="T46_34"><text:s text:c="2"/></text:span><text:span text:style-name="T46_35">every</text:span><text:span text:style-name="T46_36"><text:s/>15<text:s/></text:span><text:span text:style-name="T46_37">minutes</text:span><text:span text:style-name="T46_38"><text:s/></text:span><text:span text:style-name="T46_39">and</text:span><text:span text:style-name="T46_40"><text:s/></text:span><text:span text:style-name="T46_41">hand</text:span><text:span text:style-name="T46_42"><text:s/></text:span><text:span text:style-name="T46_43">it</text:span><text:span text:style-name="T46_44"><text:s/></text:span><text:span text:style-name="T46_45">to</text:span><text:span text:style-name="T46_46"><text:s/></text:span><text:span text:style-name="T46_47">a</text:span><text:span text:style-name="T46_48"><text:s/></text:span><text:span text:style-name="T46_49">Host</text:span><text:span text:style-name="T46_50">.<text:s/></text:span></text:p>
              </text:list-item>
              <text:list-item>
                <text:p text:style-name="P47"><text:span text:style-name="T47_1">You</text:span><text:span text:style-name="T47_2"><text:s/></text:span><text:span text:style-name="T47_3">must</text:span><text:span text:style-name="T47_4"><text:s/></text:span><text:span text:style-name="T47_5">also</text:span><text:span text:style-name="T47_6"><text:s/></text:span><text:span text:style-name="T47_7">put</text:span><text:span text:style-name="T47_8"><text:s/></text:span><text:span text:style-name="T47_9">an</text:span><text:span text:style-name="T47_10"><text:s/></text:span><text:span text:style-name="T47_11">iceblock</text:span><text:span text:style-name="T47_12"><text:s/></text:span><text:span text:style-name="T47_13">down</text:span><text:span text:style-name="T47_14"><text:s/></text:span><text:span text:style-name="T47_15">your</text:span><text:span text:style-name="T47_16"><text:s/></text:span><text:span text:style-name="T47_17">back</text:span><text:span text:style-name="T47_18"><text:s/></text:span><text:span text:style-name="T47_19">every</text:span><text:span text:style-name="T47_20"><text:s/>15<text:s/></text:span><text:span text:style-name="T47_21">minutes</text:span><text:span text:style-name="T47_22">.</text:span></text:p>
              </text:list-item>
            </text:list>
            <text:p text:style-name="P48"/>
            <text:p text:style-name="P49"><text:span text:style-name="T49_1">Whenever</text:span><text:span text:style-name="T49_2"><text:s/></text:span><text:span text:style-name="T49_3">you</text:span><text:span text:style-name="T49_4"><text:s/></text:span><text:span text:style-name="T49_5">use</text:span><text:span text:style-name="T49_6"><text:s/></text:span><text:span text:style-name="T49_7">an</text:span><text:span text:style-name="T49_8"><text:s/></text:span><text:span text:style-name="T49_9">ability</text:span><text:span text:style-name="T49_10"><text:s/></text:span><text:span text:style-name="T49_11">on</text:span><text:span text:style-name="T49_12"><text:s/></text:span><text:span text:style-name="T49_13">another</text:span><text:span text:style-name="T49_14"><text:s/></text:span><text:span text:style-name="T49_15">player</text:span><text:span text:style-name="T49_16"><text:s/></text:span><text:span text:style-name="T49_17">play</text:span><text:span text:style-name="T49_18"><text:s/></text:span><text:span text:style-name="T49_19">a</text:span><text:span text:style-name="T49_20"><text:s/></text:span><text:span text:style-name="T49_21">game</text:span><text:span text:style-name="T49_22"><text:s/></text:span><text:span text:style-name="T49_23">of</text:span><text:span text:style-name="T49_24"><text:s/></text:span><text:span text:style-name="T49_25">paper</text:span><text:span text:style-name="T49_26"><text:s/></text:span><text:span text:style-name="T49_27">scissors</text:span><text:span text:style-name="T49_28"><text:s/></text:span><text:span text:style-name="T49_29">rock</text:span><text:span text:style-name="T49_30"><text:s/></text:span><text:span text:style-name="T49_31">with</text:span><text:span text:style-name="T49_32"><text:s/></text:span><text:span text:style-name="T49_33">them</text:span><text:span text:style-name="T49_34">.<text:s/></text:span><text:span text:style-name="T49_35">If</text:span><text:span text:style-name="T49_36"><text:s/></text:span><text:span text:style-name="T49_37">they</text:span><text:span text:style-name="T49_38"><text:s/></text:span><text:span text:style-name="T49_39">lose</text:span><text:span text:style-name="T49_40"><text:s/></text:span><text:span text:style-name="T49_41">then</text:span><text:span text:style-name="T49_42"><text:s/></text:span><text:span text:style-name="T49_43">they</text:span><text:span text:style-name="T49_44"><text:s/></text:span><text:span text:style-name="T49_45">also</text:span><text:span text:style-name="T49_46"><text:s/></text:span><text:span text:style-name="T49_47">contract</text:span><text:span text:style-name="T49_48"><text:s/></text:span><text:span text:style-name="T49_49">Tropical</text:span><text:span text:style-name="T49_50"><text:s/></text:span><text:span text:style-name="T49_51">Smallpox</text:span><text:span text:style-name="T49_52">.<text:s/></text:span><text:span text:style-name="T49_53">If</text:span><text:span text:style-name="T49_54"><text:s/></text:span><text:span text:style-name="T49_55">another</text:span><text:span text:style-name="T49_56"><text:s/></text:span><text:span text:style-name="T49_57">player</text:span><text:span text:style-name="T49_58"><text:s/></text:span><text:span text:style-name="T49_59">contracts</text:span><text:span text:style-name="T49_60"><text:s/></text:span><text:span text:style-name="T49_61">the</text:span><text:span text:style-name="T49_62"><text:s/></text:span><text:span text:style-name="T49_63">disease</text:span><text:span text:style-name="T49_64"><text:s/></text:span><text:span text:style-name="T49_65">hand</text:span><text:span text:style-name="T49_66"><text:s/></text:span><text:span text:style-name="T49_67">them</text:span><text:span text:style-name="T49_68"><text:s/>(</text:span><text:span text:style-name="T49_69">or</text:span><text:span text:style-name="T49_70"><text:s/></text:span><text:span text:style-name="T49_71">get</text:span><text:span text:style-name="T49_72"><text:s/></text:span><text:span text:style-name="T49_73">a</text:span><text:span text:style-name="T49_74"><text:s/></text:span><text:span text:style-name="T49_75">Host</text:span><text:span text:style-name="T49_76"><text:s/></text:span><text:span text:style-name="T49_77">to</text:span><text:span text:style-name="T49_78">)<text:s/></text:span><text:span text:style-name="T49_79">a</text:span><text:span text:style-name="T49_80"><text:s/></text:span><text:span text:style-name="T49_81">Tropical</text:span><text:span text:style-name="T49_82"><text:s/></text:span><text:span text:style-name="T49_83">Smallpox</text:span><text:span text:style-name="T49_84"><text:s/></text:span><text:span text:style-name="T49_85">card</text:span><text:span text:style-name="T49_86">.</text:span></text:p>
          </table:table-cell>
        </table:table-row>
        <table:table-row table:style-name="Row10">
          <table:table-cell table:style-name="Cell10">
            <text:p text:style-name="P50"><text:span text:style-name="T50_1">Tropical</text:span><text:span text:style-name="T50_2"><text:s/></text:span><text:span text:style-name="T50_3">Smallpox</text:span><text:span text:style-name="T50_4"><text:s/>-<text:s/></text:span><text:span text:style-name="T50_5">You</text:span><text:span text:style-name="T50_6"><text:s/></text:span><text:span text:style-name="T50_7">are</text:span><text:span text:style-name="T50_8"><text:s/></text:span><text:span text:style-name="T50_9">diseased</text:span><text:span text:style-name="T50_10">.<text:s/></text:span><text:span text:style-name="T50_11">Fever</text:span><text:span text:style-name="T50_12">,<text:s text:c="2"/></text:span><text:span text:style-name="T50_13">fatigue</text:span><text:span text:style-name="T50_14"><text:s/></text:span><text:span text:style-name="T50_15">and</text:span><text:span text:style-name="T50_16"><text:s/></text:span><text:span text:style-name="T50_17">headaches</text:span><text:span text:style-name="T50_18">.<text:s/></text:span><text:span text:style-name="T50_19">Takes</text:span><text:span text:style-name="T50_20"><text:s/></text:span><text:span text:style-name="T50_21">effect</text:span><text:span text:style-name="T50_22"><text:s/></text:span><text:span text:style-name="T50_23">quickly</text:span><text:span text:style-name="T50_24">.<text:s text:c="3"/></text:span></text:p>
            <text:list text:style-name="LS1" xml:id="list18">
              <text:list-item>
                <text:p text:style-name="P51"><text:span text:style-name="T51_1">The</text:span><text:span text:style-name="T51_2"><text:s/></text:span><text:span text:style-name="T51_3">fever</text:span><text:span text:style-name="T51_4">’</text:span><text:span text:style-name="T51_5">s</text:span><text:span text:style-name="T51_6"><text:s/></text:span><text:span text:style-name="T51_7">hot</text:span><text:span text:style-name="T51_8"><text:s/></text:span><text:span text:style-name="T51_9">waves</text:span><text:span text:style-name="T51_10"><text:s/></text:span><text:span text:style-name="T51_11">means</text:span><text:span text:style-name="T51_12"><text:s/></text:span><text:span text:style-name="T51_13">that</text:span><text:span text:style-name="T51_14"><text:s/></text:span><text:span text:style-name="T51_15">you</text:span><text:span text:style-name="T51_16"><text:s/></text:span><text:span text:style-name="T51_17">must</text:span><text:span text:style-name="T51_18"><text:s/></text:span><text:span text:style-name="T51_19">take</text:span><text:span text:style-name="T51_20"><text:s/></text:span><text:span text:style-name="T51_21">off</text:span><text:span text:style-name="T51_22"><text:s/></text:span><text:span text:style-name="T51_23">an</text:span><text:span text:style-name="T51_24"><text:s/></text:span><text:span text:style-name="T51_25">accessory</text:span><text:span text:style-name="T51_26"><text:s/></text:span><text:span text:style-name="T51_27">or</text:span><text:span text:style-name="T51_28"><text:s/></text:span><text:span text:style-name="T51_29">item</text:span><text:span text:style-name="T51_30"><text:s/></text:span><text:span text:style-name="T51_31">of</text:span><text:span text:style-name="T51_32"><text:s/></text:span><text:span text:style-name="T51_33">clothing</text:span><text:span text:style-name="T51_34"><text:s text:c="2"/></text:span><text:span text:style-name="T51_35">every</text:span><text:span text:style-name="T51_36"><text:s/>15<text:s/></text:span><text:span text:style-name="T51_37">minutes</text:span><text:span text:style-name="T51_38"><text:s/></text:span><text:span text:style-name="T51_39">and</text:span><text:span text:style-name="T51_40"><text:s/></text:span><text:span text:style-name="T51_41">hand</text:span><text:span text:style-name="T51_42"><text:s/></text:span><text:span text:style-name="T51_43">it</text:span><text:span text:style-name="T51_44"><text:s/></text:span><text:span text:style-name="T51_45">to</text:span><text:span text:style-name="T51_46"><text:s/></text:span><text:span text:style-name="T51_47">a</text:span><text:span text:style-name="T51_48"><text:s/></text:span><text:span text:style-name="T51_49">Host</text:span><text:span text:style-name="T51_50">.<text:s/></text:span></text:p>
              </text:list-item>
              <text:list-item>
                <text:p text:style-name="P52"><text:span text:style-name="T52_1">You</text:span><text:span text:style-name="T52_2"><text:s/></text:span><text:span text:style-name="T52_3">must</text:span><text:span text:style-name="T52_4"><text:s/></text:span><text:span text:style-name="T52_5">also</text:span><text:span text:style-name="T52_6"><text:s/></text:span><text:span text:style-name="T52_7">put</text:span><text:span text:style-name="T52_8"><text:s/></text:span><text:span text:style-name="T52_9">an</text:span><text:span text:style-name="T52_10"><text:s/></text:span><text:span text:style-name="T52_11">iceblock</text:span><text:span text:style-name="T52_12"><text:s/></text:span><text:span text:style-name="T52_13">down</text:span><text:span text:style-name="T52_14"><text:s/></text:span><text:span text:style-name="T52_15">your</text:span><text:span text:style-name="T52_16"><text:s/></text:span><text:span text:style-name="T52_17">back</text:span><text:span text:style-name="T52_18"><text:s/></text:span><text:span text:style-name="T52_19">every</text:span><text:span text:style-name="T52_20"><text:s/>15<text:s/></text:span><text:span text:style-name="T52_21">minutes</text:span><text:span text:style-name="T52_22">.</text:span></text:p>
              </text:list-item>
            </text:list>
            <text:p text:style-name="P53"/>
            <text:p text:style-name="P54"><text:span text:style-name="T54_1">Whenever</text:span><text:span text:style-name="T54_2"><text:s/></text:span><text:span text:style-name="T54_3">you</text:span><text:span text:style-name="T54_4"><text:s/></text:span><text:span text:style-name="T54_5">use</text:span><text:span text:style-name="T54_6"><text:s/></text:span><text:span text:style-name="T54_7">an</text:span><text:span text:style-name="T54_8"><text:s/></text:span><text:span text:style-name="T54_9">ability</text:span><text:span text:style-name="T54_10"><text:s/></text:span><text:span text:style-name="T54_11">on</text:span><text:span text:style-name="T54_12"><text:s/></text:span><text:span text:style-name="T54_13">another</text:span><text:span text:style-name="T54_14"><text:s/></text:span><text:span text:style-name="T54_15">player</text:span><text:span text:style-name="T54_16"><text:s/></text:span><text:span text:style-name="T54_17">play</text:span><text:span text:style-name="T54_18"><text:s/></text:span><text:span text:style-name="T54_19">a</text:span><text:span text:style-name="T54_20"><text:s/></text:span><text:span text:style-name="T54_21">game</text:span><text:span text:style-name="T54_22"><text:s/></text:span><text:span text:style-name="T54_23">of</text:span><text:span text:style-name="T54_24"><text:s/></text:span><text:span text:style-name="T54_25">paper</text:span><text:span text:style-name="T54_26"><text:s/></text:span><text:span text:style-name="T54_27">scissors</text:span><text:span text:style-name="T54_28"><text:s/></text:span><text:span text:style-name="T54_29">rock</text:span><text:span text:style-name="T54_30"><text:s/></text:span><text:span text:style-name="T54_31">with</text:span><text:span text:style-name="T54_32"><text:s/></text:span><text:span text:style-name="T54_33">them</text:span><text:span text:style-name="T54_34">.<text:s/></text:span><text:span text:style-name="T54_35">If</text:span><text:span text:style-name="T54_36"><text:s/></text:span><text:span text:style-name="T54_37">they</text:span><text:span text:style-name="T54_38"><text:s/></text:span><text:span text:style-name="T54_39">lose</text:span><text:span text:style-name="T54_40"><text:s/></text:span><text:span text:style-name="T54_41">then</text:span><text:span text:style-name="T54_42"><text:s/></text:span><text:span text:style-name="T54_43">they</text:span><text:span text:style-name="T54_44"><text:s/></text:span><text:span text:style-name="T54_45">also</text:span><text:span text:style-name="T54_46"><text:s/></text:span><text:span text:style-name="T54_47">contract</text:span><text:span text:style-name="T54_48"><text:s/></text:span><text:span text:style-name="T54_49">Tropical</text:span><text:span text:style-name="T54_50"><text:s/></text:span><text:span text:style-name="T54_51">Smallpox</text:span><text:span text:style-name="T54_52">.<text:s/></text:span><text:span text:style-name="T54_53">If</text:span><text:span text:style-name="T54_54"><text:s/></text:span><text:span text:style-name="T54_55">another</text:span><text:span text:style-name="T54_56"><text:s/></text:span><text:span text:style-name="T54_57">player</text:span><text:span text:style-name="T54_58"><text:s/></text:span><text:span text:style-name="T54_59">contracts</text:span><text:span text:style-name="T54_60"><text:s/></text:span><text:span text:style-name="T54_61">the</text:span><text:span text:style-name="T54_62"><text:s/></text:span><text:span text:style-name="T54_63">disease</text:span><text:span text:style-name="T54_64"><text:s/></text:span><text:span text:style-name="T54_65">hand</text:span><text:span text:style-name="T54_66"><text:s/></text:span><text:span text:style-name="T54_67">them</text:span><text:span text:style-name="T54_68"><text:s/>(</text:span><text:span text:style-name="T54_69">or</text:span><text:span text:style-name="T54_70"><text:s/></text:span><text:span text:style-name="T54_71">get</text:span><text:span text:style-name="T54_72"><text:s/></text:span><text:span text:style-name="T54_73">a</text:span><text:span text:style-name="T54_74"><text:s/></text:span><text:span text:style-name="T54_75">Host</text:span><text:span text:style-name="T54_76"><text:s/></text:span><text:span text:style-name="T54_77">to</text:span><text:span text:style-name="T54_78">)<text:s/></text:span><text:span text:style-name="T54_79">a</text:span><text:span text:style-name="T54_80"><text:s/></text:span><text:span text:style-name="T54_81">Tropical</text:span><text:span text:style-name="T54_82"><text:s/></text:span><text:span text:style-name="T54_83">Smallpox</text:span><text:span text:style-name="T54_84"><text:s/></text:span><text:span text:style-name="T54_85">card</text:span><text:span text:style-name="T54_86">.</text:span></text:p>
          </table:table-cell>
        </table:table-row>
        <table:table-row table:style-name="Row11">
          <table:table-cell table:style-name="Cell11">
            <text:p text:style-name="P55"><text:span text:style-name="T55_1">Tropical</text:span><text:span text:style-name="T55_2"><text:s/></text:span><text:span text:style-name="T55_3">Smallpox</text:span><text:span text:style-name="T55_4"><text:s/>-<text:s/></text:span><text:span text:style-name="T55_5">You</text:span><text:span text:style-name="T55_6"><text:s/></text:span><text:span text:style-name="T55_7">are</text:span><text:span text:style-name="T55_8"><text:s/></text:span><text:span text:style-name="T55_9">diseased</text:span><text:span text:style-name="T55_10">.<text:s/></text:span><text:span text:style-name="T55_11">Fever</text:span><text:span text:style-name="T55_12">,<text:s text:c="2"/></text:span><text:span text:style-name="T55_13">fatigue</text:span><text:span text:style-name="T55_14"><text:s/></text:span><text:span text:style-name="T55_15">and</text:span><text:span text:style-name="T55_16"><text:s/></text:span><text:span text:style-name="T55_17">headaches</text:span><text:span text:style-name="T55_18">.<text:s/></text:span><text:span text:style-name="T55_19">Takes</text:span><text:span text:style-name="T55_20"><text:s/></text:span><text:span text:style-name="T55_21">effect</text:span><text:span text:style-name="T55_22"><text:s/></text:span><text:span text:style-name="T55_23">quickly</text:span><text:span text:style-name="T55_24">.<text:s text:c="3"/></text:span></text:p>
            <text:list text:style-name="LS1" xml:id="list20">
              <text:list-item>
                <text:p text:style-name="P56"><text:span text:style-name="T56_1">The</text:span><text:span text:style-name="T56_2"><text:s/></text:span><text:span text:style-name="T56_3">fever</text:span><text:span text:style-name="T56_4">’</text:span><text:span text:style-name="T56_5">s</text:span><text:span text:style-name="T56_6"><text:s/></text:span><text:span text:style-name="T56_7">hot</text:span><text:span text:style-name="T56_8"><text:s/></text:span><text:span text:style-name="T56_9">waves</text:span><text:span text:style-name="T56_10"><text:s/></text:span><text:span text:style-name="T56_11">means</text:span><text:span text:style-name="T56_12"><text:s/></text:span><text:span text:style-name="T56_13">that</text:span><text:span text:style-name="T56_14"><text:s/></text:span><text:span text:style-name="T56_15">you</text:span><text:span text:style-name="T56_16"><text:s/></text:span><text:span text:style-name="T56_17">must</text:span><text:span text:style-name="T56_18"><text:s/></text:span><text:span text:style-name="T56_19">take</text:span><text:span text:style-name="T56_20"><text:s/></text:span><text:span text:style-name="T56_21">off</text:span><text:span text:style-name="T56_22"><text:s/></text:span><text:span text:style-name="T56_23">an</text:span><text:span text:style-name="T56_24"><text:s/></text:span><text:span text:style-name="T56_25">accessory</text:span><text:span text:style-name="T56_26"><text:s/></text:span><text:span text:style-name="T56_27">or</text:span><text:span text:style-name="T56_28"><text:s/></text:span><text:span text:style-name="T56_29">item</text:span><text:span text:style-name="T56_30"><text:s/></text:span><text:span text:style-name="T56_31">of</text:span><text:span text:style-name="T56_32"><text:s/></text:span><text:span text:style-name="T56_33">clothing</text:span><text:span text:style-name="T56_34"><text:s text:c="2"/></text:span><text:span text:style-name="T56_35">every</text:span><text:span text:style-name="T56_36"><text:s/>15<text:s/></text:span><text:span text:style-name="T56_37">minutes</text:span><text:span text:style-name="T56_38"><text:s/></text:span><text:span text:style-name="T56_39">and</text:span><text:span text:style-name="T56_40"><text:s/></text:span><text:span text:style-name="T56_41">hand</text:span><text:span text:style-name="T56_42"><text:s/></text:span><text:span text:style-name="T56_43">it</text:span><text:span text:style-name="T56_44"><text:s/></text:span><text:span text:style-name="T56_45">to</text:span><text:span text:style-name="T56_46"><text:s/></text:span><text:span text:style-name="T56_47">a</text:span><text:span text:style-name="T56_48"><text:s/></text:span><text:span text:style-name="T56_49">Host</text:span><text:span text:style-name="T56_50">.<text:s/></text:span></text:p>
              </text:list-item>
              <text:list-item>
                <text:p text:style-name="P57"><text:span text:style-name="T57_1">You</text:span><text:span text:style-name="T57_2"><text:s/></text:span><text:span text:style-name="T57_3">must</text:span><text:span text:style-name="T57_4"><text:s/></text:span><text:span text:style-name="T57_5">also</text:span><text:span text:style-name="T57_6"><text:s/></text:span><text:span text:style-name="T57_7">put</text:span><text:span text:style-name="T57_8"><text:s/></text:span><text:span text:style-name="T57_9">an</text:span><text:span text:style-name="T57_10"><text:s/></text:span><text:span text:style-name="T57_11">iceblock</text:span><text:span text:style-name="T57_12"><text:s/></text:span><text:span text:style-name="T57_13">down</text:span><text:span text:style-name="T57_14"><text:s/></text:span><text:span text:style-name="T57_15">your</text:span><text:span text:style-name="T57_16"><text:s/></text:span><text:span text:style-name="T57_17">back</text:span><text:span text:style-name="T57_18"><text:s/></text:span><text:span text:style-name="T57_19">every</text:span><text:span text:style-name="T57_20"><text:s/>15<text:s/></text:span><text:span text:style-name="T57_21">minutes</text:span><text:span text:style-name="T57_22">.</text:span></text:p>
              </text:list-item>
            </text:list>
            <text:p text:style-name="P58"/>
            <text:p text:style-name="P59"><text:span text:style-name="T59_1">Whenever</text:span><text:span text:style-name="T59_2"><text:s/></text:span><text:span text:style-name="T59_3">you</text:span><text:span text:style-name="T59_4"><text:s/></text:span><text:span text:style-name="T59_5">use</text:span><text:span text:style-name="T59_6"><text:s/></text:span><text:span text:style-name="T59_7">an</text:span><text:span text:style-name="T59_8"><text:s/></text:span><text:span text:style-name="T59_9">ability</text:span><text:span text:style-name="T59_10"><text:s/></text:span><text:span text:style-name="T59_11">on</text:span><text:span text:style-name="T59_12"><text:s/></text:span><text:span text:style-name="T59_13">another</text:span><text:span text:style-name="T59_14"><text:s/></text:span><text:span text:style-name="T59_15">player</text:span><text:span text:style-name="T59_16"><text:s/></text:span><text:span text:style-name="T59_17">play</text:span><text:span text:style-name="T59_18"><text:s/></text:span><text:span text:style-name="T59_19">a</text:span><text:span text:style-name="T59_20"><text:s/></text:span><text:span text:style-name="T59_21">game</text:span><text:span text:style-name="T59_22"><text:s/></text:span><text:span text:style-name="T59_23">of</text:span><text:span text:style-name="T59_24"><text:s/></text:span><text:span text:style-name="T59_25">paper</text:span><text:span text:style-name="T59_26"><text:s/></text:span><text:span text:style-name="T59_27">scissors</text:span><text:span text:style-name="T59_28"><text:s/></text:span><text:span text:style-name="T59_29">rock</text:span><text:span text:style-name="T59_30"><text:s/></text:span><text:span text:style-name="T59_31">with</text:span><text:span text:style-name="T59_32"><text:s/></text:span><text:span text:style-name="T59_33">them</text:span><text:span text:style-name="T59_34">.<text:s/></text:span><text:span text:style-name="T59_35">If</text:span><text:span text:style-name="T59_36"><text:s/></text:span><text:span text:style-name="T59_37">they</text:span><text:span text:style-name="T59_38"><text:s/></text:span><text:span text:style-name="T59_39">lose</text:span><text:span text:style-name="T59_40"><text:s/></text:span><text:span text:style-name="T59_41">then</text:span><text:span text:style-name="T59_42"><text:s/></text:span><text:span text:style-name="T59_43">they</text:span><text:span text:style-name="T59_44"><text:s/></text:span><text:span text:style-name="T59_45">also</text:span><text:span text:style-name="T59_46"><text:s/></text:span><text:span text:style-name="T59_47">contract</text:span><text:span text:style-name="T59_48"><text:s/></text:span><text:span text:style-name="T59_49">Tropical</text:span><text:span text:style-name="T59_50"><text:s/></text:span><text:span text:style-name="T59_51">Smallpox</text:span><text:span text:style-name="T59_52">.<text:s/></text:span><text:span text:style-name="T59_53">If</text:span><text:span text:style-name="T59_54"><text:s/></text:span><text:span text:style-name="T59_55">another</text:span><text:span text:style-name="T59_56"><text:s/></text:span><text:span text:style-name="T59_57">player</text:span><text:span text:style-name="T59_58"><text:s/></text:span><text:span text:style-name="T59_59">contracts</text:span><text:span text:style-name="T59_60"><text:s/></text:span><text:span text:style-name="T59_61">the</text:span><text:span text:style-name="T59_62"><text:s/></text:span><text:span text:style-name="T59_63">disease</text:span><text:span text:style-name="T59_64"><text:s/></text:span><text:span text:style-name="T59_65">hand</text:span><text:span text:style-name="T59_66"><text:s/></text:span><text:span text:style-name="T59_67">them</text:span><text:span text:style-name="T59_68"><text:s/>(</text:span><text:span text:style-name="T59_69">or</text:span><text:span text:style-name="T59_70"><text:s/></text:span><text:span text:style-name="T59_71">get</text:span><text:span text:style-name="T59_72"><text:s/></text:span><text:span text:style-name="T59_73">a</text:span><text:span text:style-name="T59_74"><text:s/></text:span><text:span text:style-name="T59_75">Host</text:span><text:span text:style-name="T59_76"><text:s/></text:span><text:span text:style-name="T59_77">to</text:span><text:span text:style-name="T59_78">)<text:s/></text:span><text:span text:style-name="T59_79">a</text:span><text:span text:style-name="T59_80"><text:s/></text:span><text:span text:style-name="T59_81">Tropical</text:span><text:span text:style-name="T59_82"><text:s/></text:span><text:span text:style-name="T59_83">Smallpox</text:span><text:span text:style-name="T59_84"><text:s/></text:span><text:span text:style-name="T59_85">card</text:span><text:span text:style-name="T59_86">.</text:span></text:p>
          </table:table-cell>
        </table:table-row>
        <table:table-row table:style-name="Row12">
          <table:table-cell table:style-name="Cell12">
            <text:p text:style-name="P60"><text:span text:style-name="T60_1">Tropical</text:span><text:span text:style-name="T60_2"><text:s/></text:span><text:span text:style-name="T60_3">Smallpox</text:span><text:span text:style-name="T60_4"><text:s/>-<text:s/></text:span><text:span text:style-name="T60_5">You</text:span><text:span text:style-name="T60_6"><text:s/></text:span><text:span text:style-name="T60_7">are</text:span><text:span text:style-name="T60_8"><text:s/></text:span><text:span text:style-name="T60_9">diseased</text:span><text:span text:style-name="T60_10">.<text:s/></text:span><text:span text:style-name="T60_11">Fever</text:span><text:span text:style-name="T60_12">,<text:s text:c="2"/></text:span><text:span text:style-name="T60_13">fatigue</text:span><text:span text:style-name="T60_14"><text:s/></text:span><text:span text:style-name="T60_15">and</text:span><text:span text:style-name="T60_16"><text:s/></text:span><text:span text:style-name="T60_17">headaches</text:span><text:span text:style-name="T60_18">.<text:s/></text:span><text:span text:style-name="T60_19">Takes</text:span><text:span text:style-name="T60_20"><text:s/></text:span><text:span text:style-name="T60_21">effect</text:span><text:span text:style-name="T60_22"><text:s/></text:span><text:span text:style-name="T60_23">quickly</text:span><text:span text:style-name="T60_24">.<text:s text:c="3"/></text:span></text:p>
            <text:list text:style-name="LS1" xml:id="list22">
              <text:list-item>
                <text:p text:style-name="P61"><text:span text:style-name="T61_1">The</text:span><text:span text:style-name="T61_2"><text:s/></text:span><text:span text:style-name="T61_3">fever</text:span><text:span text:style-name="T61_4">’</text:span><text:span text:style-name="T61_5">s</text:span><text:span text:style-name="T61_6"><text:s/></text:span><text:span text:style-name="T61_7">hot</text:span><text:span text:style-name="T61_8"><text:s/></text:span><text:span text:style-name="T61_9">waves</text:span><text:span text:style-name="T61_10"><text:s/></text:span><text:span text:style-name="T61_11">means</text:span><text:span text:style-name="T61_12"><text:s/></text:span><text:span text:style-name="T61_13">that</text:span><text:span text:style-name="T61_14"><text:s/></text:span><text:span text:style-name="T61_15">you</text:span><text:span text:style-name="T61_16"><text:s/></text:span><text:span text:style-name="T61_17">must</text:span><text:span text:style-name="T61_18"><text:s/></text:span><text:span text:style-name="T61_19">take</text:span><text:span text:style-name="T61_20"><text:s/></text:span><text:span text:style-name="T61_21">off</text:span><text:span text:style-name="T61_22"><text:s/></text:span><text:span text:style-name="T61_23">an</text:span><text:span text:style-name="T61_24"><text:s/></text:span><text:span text:style-name="T61_25">accessory</text:span><text:span text:style-name="T61_26"><text:s/></text:span><text:span text:style-name="T61_27">or</text:span><text:span text:style-name="T61_28"><text:s/></text:span><text:span text:style-name="T61_29">item</text:span><text:span text:style-name="T61_30"><text:s/></text:span><text:span text:style-name="T61_31">of</text:span><text:span text:style-name="T61_32"><text:s/></text:span><text:span text:style-name="T61_33">clothing</text:span><text:span text:style-name="T61_34"><text:s text:c="2"/></text:span><text:span text:style-name="T61_35">every</text:span><text:span text:style-name="T61_36"><text:s/>15<text:s/></text:span><text:span text:style-name="T61_37">minutes</text:span><text:span text:style-name="T61_38"><text:s/></text:span><text:span text:style-name="T61_39">and</text:span><text:span text:style-name="T61_40"><text:s/></text:span><text:span text:style-name="T61_41">hand</text:span><text:span text:style-name="T61_42"><text:s/></text:span><text:span text:style-name="T61_43">it</text:span><text:span text:style-name="T61_44"><text:s/></text:span><text:span text:style-name="T61_45">to</text:span><text:span text:style-name="T61_46"><text:s/></text:span><text:span text:style-name="T61_47">a</text:span><text:span text:style-name="T61_48"><text:s/></text:span><text:span text:style-name="T61_49">Host</text:span><text:span text:style-name="T61_50">.<text:s/></text:span></text:p>
              </text:list-item>
              <text:list-item>
                <text:p text:style-name="P62"><text:span text:style-name="T62_1">You</text:span><text:span text:style-name="T62_2"><text:s/></text:span><text:span text:style-name="T62_3">must</text:span><text:span text:style-name="T62_4"><text:s/></text:span><text:span text:style-name="T62_5">also</text:span><text:span text:style-name="T62_6"><text:s/></text:span><text:span text:style-name="T62_7">put</text:span><text:span text:style-name="T62_8"><text:s/></text:span><text:span text:style-name="T62_9">an</text:span><text:span text:style-name="T62_10"><text:s/></text:span><text:span text:style-name="T62_11">iceblock</text:span><text:span text:style-name="T62_12"><text:s/></text:span><text:span text:style-name="T62_13">down</text:span><text:span text:style-name="T62_14"><text:s/></text:span><text:span text:style-name="T62_15">your</text:span><text:span text:style-name="T62_16"><text:s/></text:span><text:span text:style-name="T62_17">back</text:span><text:span text:style-name="T62_18"><text:s/></text:span><text:span text:style-name="T62_19">every</text:span><text:span text:style-name="T62_20"><text:s/>15<text:s/></text:span><text:span text:style-name="T62_21">minutes</text:span><text:span text:style-name="T62_22">.</text:span></text:p>
              </text:list-item>
            </text:list>
            <text:p text:style-name="P63"/>
            <text:p text:style-name="P64"><text:span text:style-name="T64_1">Whenever</text:span><text:span text:style-name="T64_2"><text:s/></text:span><text:span text:style-name="T64_3">you</text:span><text:span text:style-name="T64_4"><text:s/></text:span><text:span text:style-name="T64_5">use</text:span><text:span text:style-name="T64_6"><text:s/></text:span><text:span text:style-name="T64_7">an</text:span><text:span text:style-name="T64_8"><text:s/></text:span><text:span text:style-name="T64_9">ability</text:span><text:span text:style-name="T64_10"><text:s/></text:span><text:span text:style-name="T64_11">on</text:span><text:span text:style-name="T64_12"><text:s/></text:span><text:span text:style-name="T64_13">another</text:span><text:span text:style-name="T64_14"><text:s/></text:span><text:span text:style-name="T64_15">player</text:span><text:span text:style-name="T64_16"><text:s/></text:span><text:span text:style-name="T64_17">play</text:span><text:span text:style-name="T64_18"><text:s/></text:span><text:span text:style-name="T64_19">a</text:span><text:span text:style-name="T64_20"><text:s/></text:span><text:span text:style-name="T64_21">game</text:span><text:span text:style-name="T64_22"><text:s/></text:span><text:span text:style-name="T64_23">of</text:span><text:span text:style-name="T64_24"><text:s/></text:span><text:span text:style-name="T64_25">paper</text:span><text:span text:style-name="T64_26"><text:s/></text:span><text:span text:style-name="T64_27">scissors</text:span><text:span text:style-name="T64_28"><text:s/></text:span><text:span text:style-name="T64_29">rock</text:span><text:span text:style-name="T64_30"><text:s/></text:span><text:span text:style-name="T64_31">with</text:span><text:span text:style-name="T64_32"><text:s/></text:span><text:span text:style-name="T64_33">them</text:span><text:span text:style-name="T64_34">.<text:s/></text:span><text:span text:style-name="T64_35">If</text:span><text:span text:style-name="T64_36"><text:s/></text:span><text:span text:style-name="T64_37">they</text:span><text:span text:style-name="T64_38"><text:s/></text:span><text:span text:style-name="T64_39">lose</text:span><text:span text:style-name="T64_40"><text:s/></text:span><text:span text:style-name="T64_41">then</text:span><text:span text:style-name="T64_42"><text:s/></text:span><text:span text:style-name="T64_43">they</text:span><text:span text:style-name="T64_44"><text:s/></text:span><text:span text:style-name="T64_45">also</text:span><text:span text:style-name="T64_46"><text:s/></text:span><text:span text:style-name="T64_47">contract</text:span><text:span text:style-name="T64_48"><text:s/></text:span><text:span text:style-name="T64_49">Tropical</text:span><text:span text:style-name="T64_50"><text:s/></text:span><text:span text:style-name="T64_51">Smallpox</text:span><text:span text:style-name="T64_52">.<text:s/></text:span><text:span text:style-name="T64_53">If</text:span><text:span text:style-name="T64_54"><text:s/></text:span><text:span text:style-name="T64_55">another</text:span><text:span text:style-name="T64_56"><text:s/></text:span><text:span text:style-name="T64_57">player</text:span><text:span text:style-name="T64_58"><text:s/></text:span><text:span text:style-name="T64_59">contracts</text:span><text:span text:style-name="T64_60"><text:s/></text:span><text:span text:style-name="T64_61">the</text:span><text:span text:style-name="T64_62"><text:s/></text:span><text:span text:style-name="T64_63">disease</text:span><text:span text:style-name="T64_64"><text:s/></text:span><text:span text:style-name="T64_65">hand</text:span><text:span text:style-name="T64_66"><text:s/></text:span><text:span text:style-name="T64_67">them</text:span><text:span text:style-name="T64_68"><text:s/>(</text:span><text:span text:style-name="T64_69">or</text:span><text:span text:style-name="T64_70"><text:s/></text:span><text:span text:style-name="T64_71">get</text:span><text:span text:style-name="T64_72"><text:s/></text:span><text:span text:style-name="T64_73">a</text:span><text:span text:style-name="T64_74"><text:s/></text:span><text:span text:style-name="T64_75">Host</text:span><text:span text:style-name="T64_76"><text:s/></text:span><text:span text:style-name="T64_77">to</text:span><text:span text:style-name="T64_78">)<text:s/></text:span><text:span text:style-name="T64_79">a</text:span><text:span text:style-name="T64_80"><text:s/></text:span><text:span text:style-name="T64_81">Tropical</text:span><text:span text:style-name="T64_82"><text:s/></text:span><text:span text:style-name="T64_83">Smallpox</text:span><text:span text:style-name="T64_84"><text:s/></text:span><text:span text:style-name="T64_85">card</text:span><text:span text:style-name="T64_86">.</text:span></text:p>
          </table:table-cell>
        </table:table-row>
        <table:table-row table:style-name="Row13">
          <table:table-cell table:style-name="Cell13">
            <text:p text:style-name="P65"/>
            <text:p text:style-name="P66"/>
            <text:p text:style-name="P67"><text:span text:style-name="T67_1">Tropical</text:span><text:span text:style-name="T67_2"><text:s/></text:span><text:span text:style-name="T67_3">Smallpox</text:span><text:span text:style-name="T67_4"><text:s/>-<text:s/></text:span><text:span text:style-name="T67_5">You</text:span><text:span text:style-name="T67_6"><text:s/></text:span><text:span text:style-name="T67_7">are</text:span><text:span text:style-name="T67_8"><text:s/></text:span><text:span text:style-name="T67_9">diseased</text:span><text:span text:style-name="T67_10">.<text:s/></text:span><text:span text:style-name="T67_11">Fever</text:span><text:span text:style-name="T67_12">,<text:s text:c="2"/></text:span><text:span text:style-name="T67_13">fatigue</text:span><text:span text:style-name="T67_14"><text:s/></text:span><text:span text:style-name="T67_15">and</text:span><text:span text:style-name="T67_16"><text:s/></text:span><text:span text:style-name="T67_17">headaches</text:span><text:span text:style-name="T67_18">.<text:s/></text:span><text:span text:style-name="T67_19">Takes</text:span><text:span text:style-name="T67_20"><text:s/></text:span><text:span text:style-name="T67_21">effect</text:span><text:span text:style-name="T67_22"><text:s/></text:span><text:span text:style-name="T67_23">quickly</text:span><text:span text:style-name="T67_24">.<text:s text:c="3"/></text:span></text:p>
            <text:list text:style-name="LS1" xml:id="list24">
              <text:list-item>
                <text:p text:style-name="P68"><text:span text:style-name="T68_1">The</text:span><text:span text:style-name="T68_2"><text:s/></text:span><text:span text:style-name="T68_3">fever</text:span><text:span text:style-name="T68_4">’</text:span><text:span text:style-name="T68_5">s</text:span><text:span text:style-name="T68_6"><text:s/></text:span><text:span text:style-name="T68_7">hot</text:span><text:span text:style-name="T68_8"><text:s/></text:span><text:span text:style-name="T68_9">waves</text:span><text:span text:style-name="T68_10"><text:s/></text:span><text:span text:style-name="T68_11">means</text:span><text:span text:style-name="T68_12"><text:s/></text:span><text:span text:style-name="T68_13">that</text:span><text:span text:style-name="T68_14"><text:s/></text:span><text:span text:style-name="T68_15">you</text:span><text:span text:style-name="T68_16"><text:s/></text:span><text:span text:style-name="T68_17">must</text:span><text:span text:style-name="T68_18"><text:s/></text:span><text:span text:style-name="T68_19">take</text:span><text:span text:style-name="T68_20"><text:s/></text:span><text:span text:style-name="T68_21">off</text:span><text:span text:style-name="T68_22"><text:s/></text:span><text:span text:style-name="T68_23">an</text:span><text:span text:style-name="T68_24"><text:s/></text:span><text:span text:style-name="T68_25">accessory</text:span><text:span text:style-name="T68_26"><text:s/></text:span><text:span text:style-name="T68_27">or</text:span><text:span text:style-name="T68_28"><text:s/></text:span><text:span text:style-name="T68_29">item</text:span><text:span text:style-name="T68_30"><text:s/></text:span><text:span text:style-name="T68_31">of</text:span><text:span text:style-name="T68_32"><text:s/></text:span><text:span text:style-name="T68_33">clothing</text:span><text:span text:style-name="T68_34"><text:s text:c="2"/></text:span><text:span text:style-name="T68_35">every</text:span><text:span text:style-name="T68_36"><text:s/>15<text:s/></text:span><text:span text:style-name="T68_37">minutes</text:span><text:span text:style-name="T68_38"><text:s/></text:span><text:span text:style-name="T68_39">and</text:span><text:span text:style-name="T68_40"><text:s/></text:span><text:span text:style-name="T68_41">hand</text:span><text:span text:style-name="T68_42"><text:s/></text:span><text:span text:style-name="T68_43">it</text:span><text:span text:style-name="T68_44"><text:s/></text:span><text:span text:style-name="T68_45">to</text:span><text:span text:style-name="T68_46"><text:s/></text:span><text:span text:style-name="T68_47">a</text:span><text:span text:style-name="T68_48"><text:s/></text:span><text:span text:style-name="T68_49">Host</text:span><text:span text:style-name="T68_50">.<text:s/></text:span></text:p>
              </text:list-item>
              <text:list-item>
                <text:p text:style-name="P69"><text:span text:style-name="T69_1">You</text:span><text:span text:style-name="T69_2"><text:s/></text:span><text:span text:style-name="T69_3">must</text:span><text:span text:style-name="T69_4"><text:s/></text:span><text:span text:style-name="T69_5">also</text:span><text:span text:style-name="T69_6"><text:s/></text:span><text:span text:style-name="T69_7">put</text:span><text:span text:style-name="T69_8"><text:s/></text:span><text:span text:style-name="T69_9">an</text:span><text:span text:style-name="T69_10"><text:s/></text:span><text:span text:style-name="T69_11">iceblock</text:span><text:span text:style-name="T69_12"><text:s/></text:span><text:span text:style-name="T69_13">down</text:span><text:span text:style-name="T69_14"><text:s/></text:span><text:span text:style-name="T69_15">your</text:span><text:span text:style-name="T69_16"><text:s/></text:span><text:span text:style-name="T69_17">back</text:span><text:span text:style-name="T69_18"><text:s/></text:span><text:span text:style-name="T69_19">every</text:span><text:span text:style-name="T69_20"><text:s/>15<text:s/></text:span><text:span text:style-name="T69_21">minutes</text:span><text:span text:style-name="T69_22">.</text:span></text:p>
              </text:list-item>
            </text:list>
            <text:p text:style-name="P70"/>
            <text:p text:style-name="P71"><text:span text:style-name="T71_1">Whenever</text:span><text:span text:style-name="T71_2"><text:s/></text:span><text:span text:style-name="T71_3">you</text:span><text:span text:style-name="T71_4"><text:s/></text:span><text:span text:style-name="T71_5">use</text:span><text:span text:style-name="T71_6"><text:s/></text:span><text:span text:style-name="T71_7">an</text:span><text:span text:style-name="T71_8"><text:s/></text:span><text:span text:style-name="T71_9">ability</text:span><text:span text:style-name="T71_10"><text:s/></text:span><text:span text:style-name="T71_11">on</text:span><text:span text:style-name="T71_12"><text:s/></text:span><text:span text:style-name="T71_13">another</text:span><text:span text:style-name="T71_14"><text:s/></text:span><text:span text:style-name="T71_15">player</text:span><text:span text:style-name="T71_16"><text:s/></text:span><text:span text:style-name="T71_17">play</text:span><text:span text:style-name="T71_18"><text:s/></text:span><text:span text:style-name="T71_19">a</text:span><text:span text:style-name="T71_20"><text:s/></text:span><text:span text:style-name="T71_21">game</text:span><text:span text:style-name="T71_22"><text:s/></text:span><text:span text:style-name="T71_23">of</text:span><text:span text:style-name="T71_24"><text:s/></text:span><text:span text:style-name="T71_25">paper</text:span><text:span text:style-name="T71_26"><text:s/></text:span><text:span text:style-name="T71_27">scissors</text:span><text:span text:style-name="T71_28"><text:s/></text:span><text:span text:style-name="T71_29">rock</text:span><text:span text:style-name="T71_30"><text:s/></text:span><text:span text:style-name="T71_31">with</text:span><text:span text:style-name="T71_32"><text:s/></text:span><text:span text:style-name="T71_33">them</text:span><text:span text:style-name="T71_34">.<text:s/></text:span><text:span text:style-name="T71_35">If</text:span><text:span text:style-name="T71_36"><text:s/></text:span><text:span text:style-name="T71_37">they</text:span><text:span text:style-name="T71_38"><text:s/></text:span><text:span text:style-name="T71_39">lose</text:span><text:span text:style-name="T71_40"><text:s/></text:span><text:span text:style-name="T71_41">then</text:span><text:span text:style-name="T71_42"><text:s/></text:span><text:span text:style-name="T71_43">they</text:span><text:span text:style-name="T71_44"><text:s/></text:span><text:span text:style-name="T71_45">also</text:span><text:span text:style-name="T71_46"><text:s/></text:span><text:span text:style-name="T71_47">contract</text:span><text:span text:style-name="T71_48"><text:s/></text:span><text:span text:style-name="T71_49">Tropical</text:span><text:span text:style-name="T71_50"><text:s/></text:span><text:span text:style-name="T71_51">Smallpox</text:span><text:span text:style-name="T71_52">.<text:s/></text:span><text:span text:style-name="T71_53">If</text:span><text:span text:style-name="T71_54"><text:s/></text:span><text:span text:style-name="T71_55">another</text:span><text:span text:style-name="T71_56"><text:s/></text:span><text:span text:style-name="T71_57">player</text:span><text:span text:style-name="T71_58"><text:s/></text:span><text:span text:style-name="T71_59">contracts</text:span><text:span text:style-name="T71_60"><text:s/></text:span><text:span text:style-name="T71_61">the</text:span><text:span text:style-name="T71_62"><text:s/></text:span><text:span text:style-name="T71_63">disease</text:span><text:span text:style-name="T71_64"><text:s/></text:span><text:span text:style-name="T71_65">hand</text:span><text:span text:style-name="T71_66"><text:s/></text:span><text:span text:style-name="T71_67">them</text:span><text:span text:style-name="T71_68"><text:s/>(</text:span><text:span text:style-name="T71_69">or</text:span><text:span text:style-name="T71_70"><text:s/></text:span><text:span text:style-name="T71_71">get</text:span><text:span text:style-name="T71_72"><text:s/></text:span><text:span text:style-name="T71_73">a</text:span><text:span text:style-name="T71_74"><text:s/></text:span><text:span text:style-name="T71_75">Host</text:span><text:span text:style-name="T71_76"><text:s/></text:span><text:span text:style-name="T71_77">to</text:span><text:span text:style-name="T71_78">)<text:s/></text:span><text:span text:style-name="T71_79">a</text:span><text:span text:style-name="T71_80"><text:s/></text:span><text:span text:style-name="T71_81">Tropical</text:span><text:span text:style-name="T71_82"><text:s/></text:span><text:span text:style-name="T71_83">Smallpox</text:span><text:span text:style-name="T71_84"><text:s/></text:span><text:span text:style-name="T71_85">card</text:span><text:span text:style-name="T71_86">.</text:span></text:p>
          </table:table-cell>
        </table:table-row>
        <table:table-row table:style-name="Row14">
          <table:table-cell table:style-name="Cell14">
            <text:p text:style-name="P72"><text:span text:style-name="T72_1">Tropical</text:span><text:span text:style-name="T72_2"><text:s/></text:span><text:span text:style-name="T72_3">Smallpox</text:span><text:span text:style-name="T72_4"><text:s/>-<text:s/></text:span><text:span text:style-name="T72_5">You</text:span><text:span text:style-name="T72_6"><text:s/></text:span><text:span text:style-name="T72_7">are</text:span><text:span text:style-name="T72_8"><text:s/></text:span><text:span text:style-name="T72_9">diseased</text:span><text:span text:style-name="T72_10">.<text:s/></text:span><text:span text:style-name="T72_11">Fever</text:span><text:span text:style-name="T72_12">,<text:s text:c="2"/></text:span><text:span text:style-name="T72_13">fatigue</text:span><text:span text:style-name="T72_14"><text:s/></text:span><text:span text:style-name="T72_15">and</text:span><text:span text:style-name="T72_16"><text:s/></text:span><text:span text:style-name="T72_17">headaches</text:span><text:span text:style-name="T72_18">.<text:s/></text:span><text:span text:style-name="T72_19">Takes</text:span><text:span text:style-name="T72_20"><text:s/></text:span><text:span text:style-name="T72_21">effect</text:span><text:span text:style-name="T72_22"><text:s/></text:span><text:span text:style-name="T72_23">quickly</text:span><text:span text:style-name="T72_24">.<text:s text:c="3"/></text:span></text:p>
            <text:list text:style-name="LS1" xml:id="list26">
              <text:list-item>
                <text:p text:style-name="P73"><text:span text:style-name="T73_1">The</text:span><text:span text:style-name="T73_2"><text:s/></text:span><text:span text:style-name="T73_3">fever</text:span><text:span text:style-name="T73_4">’</text:span><text:span text:style-name="T73_5">s</text:span><text:span text:style-name="T73_6"><text:s/></text:span><text:span text:style-name="T73_7">hot</text:span><text:span text:style-name="T73_8"><text:s/></text:span><text:span text:style-name="T73_9">waves</text:span><text:span text:style-name="T73_10"><text:s/></text:span><text:span text:style-name="T73_11">means</text:span><text:span text:style-name="T73_12"><text:s/></text:span><text:span text:style-name="T73_13">that</text:span><text:span text:style-name="T73_14"><text:s/></text:span><text:span text:style-name="T73_15">you</text:span><text:span text:style-name="T73_16"><text:s/></text:span><text:span text:style-name="T73_17">must</text:span><text:span text:style-name="T73_18"><text:s/></text:span><text:span text:style-name="T73_19">take</text:span><text:span text:style-name="T73_20"><text:s/></text:span><text:span text:style-name="T73_21">off</text:span><text:span text:style-name="T73_22"><text:s/></text:span><text:span text:style-name="T73_23">an</text:span><text:span text:style-name="T73_24"><text:s/></text:span><text:span text:style-name="T73_25">accessory</text:span><text:span text:style-name="T73_26"><text:s/></text:span><text:span text:style-name="T73_27">or</text:span><text:span text:style-name="T73_28"><text:s/></text:span><text:span text:style-name="T73_29">item</text:span><text:span text:style-name="T73_30"><text:s/></text:span><text:span text:style-name="T73_31">of</text:span><text:span text:style-name="T73_32"><text:s/></text:span><text:span text:style-name="T73_33">clothing</text:span><text:span text:style-name="T73_34"><text:s text:c="2"/></text:span><text:span text:style-name="T73_35">every</text:span><text:span text:style-name="T73_36"><text:s/>15<text:s/></text:span><text:span text:style-name="T73_37">minutes</text:span><text:span text:style-name="T73_38"><text:s/></text:span><text:span text:style-name="T73_39">and</text:span><text:span text:style-name="T73_40"><text:s/></text:span><text:span text:style-name="T73_41">hand</text:span><text:span text:style-name="T73_42"><text:s/></text:span><text:span text:style-name="T73_43">it</text:span><text:span text:style-name="T73_44"><text:s/></text:span><text:span text:style-name="T73_45">to</text:span><text:span text:style-name="T73_46"><text:s/></text:span><text:span text:style-name="T73_47">a</text:span><text:span text:style-name="T73_48"><text:s/></text:span><text:span text:style-name="T73_49">Host</text:span><text:span text:style-name="T73_50">.<text:s/></text:span></text:p>
              </text:list-item>
              <text:list-item>
                <text:p text:style-name="P74"><text:span text:style-name="T74_1">You</text:span><text:span text:style-name="T74_2"><text:s/></text:span><text:span text:style-name="T74_3">must</text:span><text:span text:style-name="T74_4"><text:s/></text:span><text:span text:style-name="T74_5">also</text:span><text:span text:style-name="T74_6"><text:s/></text:span><text:span text:style-name="T74_7">put</text:span><text:span text:style-name="T74_8"><text:s/></text:span><text:span text:style-name="T74_9">an</text:span><text:span text:style-name="T74_10"><text:s/></text:span><text:span text:style-name="T74_11">iceblock</text:span><text:span text:style-name="T74_12"><text:s/></text:span><text:span text:style-name="T74_13">down</text:span><text:span text:style-name="T74_14"><text:s/></text:span><text:span text:style-name="T74_15">your</text:span><text:span text:style-name="T74_16"><text:s/></text:span><text:span text:style-name="T74_17">back</text:span><text:span text:style-name="T74_18"><text:s/></text:span><text:span text:style-name="T74_19">every</text:span><text:span text:style-name="T74_20"><text:s/>15<text:s/></text:span><text:span text:style-name="T74_21">minutes</text:span><text:span text:style-name="T74_22">.</text:span></text:p>
              </text:list-item>
            </text:list>
            <text:p text:style-name="P75"/>
            <text:p text:style-name="P76"><text:span text:style-name="T76_1">Whenever</text:span><text:span text:style-name="T76_2"><text:s/></text:span><text:span text:style-name="T76_3">you</text:span><text:span text:style-name="T76_4"><text:s/></text:span><text:span text:style-name="T76_5">use</text:span><text:span text:style-name="T76_6"><text:s/></text:span><text:span text:style-name="T76_7">an</text:span><text:span text:style-name="T76_8"><text:s/></text:span><text:span text:style-name="T76_9">ability</text:span><text:span text:style-name="T76_10"><text:s/></text:span><text:span text:style-name="T76_11">on</text:span><text:span text:style-name="T76_12"><text:s/></text:span><text:span text:style-name="T76_13">another</text:span><text:span text:style-name="T76_14"><text:s/></text:span><text:span text:style-name="T76_15">player</text:span><text:span text:style-name="T76_16"><text:s/></text:span><text:span text:style-name="T76_17">play</text:span><text:span text:style-name="T76_18"><text:s/></text:span><text:span text:style-name="T76_19">a</text:span><text:span text:style-name="T76_20"><text:s/></text:span><text:span text:style-name="T76_21">game</text:span><text:span text:style-name="T76_22"><text:s/></text:span><text:span text:style-name="T76_23">of</text:span><text:span text:style-name="T76_24"><text:s/></text:span><text:span text:style-name="T76_25">paper</text:span><text:span text:style-name="T76_26"><text:s/></text:span><text:span text:style-name="T76_27">scissors</text:span><text:span text:style-name="T76_28"><text:s/></text:span><text:span text:style-name="T76_29">rock</text:span><text:span text:style-name="T76_30"><text:s/></text:span><text:span text:style-name="T76_31">with</text:span><text:span text:style-name="T76_32"><text:s/></text:span><text:span text:style-name="T76_33">them</text:span><text:span text:style-name="T76_34">.<text:s/></text:span><text:span text:style-name="T76_35">If</text:span><text:span text:style-name="T76_36"><text:s/></text:span><text:span text:style-name="T76_37">they</text:span><text:span text:style-name="T76_38"><text:s/></text:span><text:span text:style-name="T76_39">lose</text:span><text:span text:style-name="T76_40"><text:s/></text:span><text:span text:style-name="T76_41">then</text:span><text:span text:style-name="T76_42"><text:s/></text:span><text:span text:style-name="T76_43">they</text:span><text:span text:style-name="T76_44"><text:s/></text:span><text:span text:style-name="T76_45">also</text:span><text:span text:style-name="T76_46"><text:s/></text:span><text:span text:style-name="T76_47">contract</text:span><text:span text:style-name="T76_48"><text:s/></text:span><text:span text:style-name="T76_49">Tropical</text:span><text:span text:style-name="T76_50"><text:s/></text:span><text:span text:style-name="T76_51">Smallpox</text:span><text:span text:style-name="T76_52">.<text:s/></text:span><text:span text:style-name="T76_53">If</text:span><text:span text:style-name="T76_54"><text:s/></text:span><text:span text:style-name="T76_55">another</text:span><text:span text:style-name="T76_56"><text:s/></text:span><text:span text:style-name="T76_57">player</text:span><text:span text:style-name="T76_58"><text:s/></text:span><text:span text:style-name="T76_59">contracts</text:span><text:span text:style-name="T76_60"><text:s/></text:span><text:span text:style-name="T76_61">the</text:span><text:span text:style-name="T76_62"><text:s/></text:span><text:span text:style-name="T76_63">disease</text:span><text:span text:style-name="T76_64"><text:s/></text:span><text:span text:style-name="T76_65">hand</text:span><text:span text:style-name="T76_66"><text:s/></text:span><text:span text:style-name="T76_67">them</text:span><text:span text:style-name="T76_68"><text:s/>(</text:span><text:span text:style-name="T76_69">or</text:span><text:span text:style-name="T76_70"><text:s/></text:span><text:span text:style-name="T76_71">get</text:span><text:span text:style-name="T76_72"><text:s/></text:span><text:span text:style-name="T76_73">a</text:span><text:span text:style-name="T76_74"><text:s/></text:span><text:span text:style-name="T76_75">Host</text:span><text:span text:style-name="T76_76"><text:s/></text:span><text:span text:style-name="T76_77">to</text:span><text:span text:style-name="T76_78">)<text:s/></text:span><text:span text:style-name="T76_79">a</text:span><text:span text:style-name="T76_80"><text:s/></text:span><text:span text:style-name="T76_81">Tropical</text:span><text:span text:style-name="T76_82"><text:s/></text:span><text:span text:style-name="T76_83">Smallpox</text:span><text:span text:style-name="T76_84"><text:s/></text:span><text:span text:style-name="T76_85">card</text:span><text:span text:style-name="T76_86">.</text:span></text:p>
          </table:table-cell>
        </table:table-row>
        <table:table-row table:style-name="Row15">
          <table:table-cell table:style-name="Cell15">
            <text:p text:style-name="P77"><text:span text:style-name="T77_1">Tropical</text:span><text:span text:style-name="T77_2"><text:s/></text:span><text:span text:style-name="T77_3">Smallpox</text:span><text:span text:style-name="T77_4"><text:s/>-<text:s/></text:span><text:span text:style-name="T77_5">You</text:span><text:span text:style-name="T77_6"><text:s/></text:span><text:span text:style-name="T77_7">are</text:span><text:span text:style-name="T77_8"><text:s/></text:span><text:span text:style-name="T77_9">diseased</text:span><text:span text:style-name="T77_10">.<text:s/></text:span><text:span text:style-name="T77_11">Fever</text:span><text:span text:style-name="T77_12">,<text:s text:c="2"/></text:span><text:span text:style-name="T77_13">fatigue</text:span><text:span text:style-name="T77_14"><text:s/></text:span><text:span text:style-name="T77_15">and</text:span><text:span text:style-name="T77_16"><text:s/></text:span><text:span text:style-name="T77_17">headaches</text:span><text:span text:style-name="T77_18">.<text:s/></text:span><text:span text:style-name="T77_19">Takes</text:span><text:span text:style-name="T77_20"><text:s/></text:span><text:span text:style-name="T77_21">effect</text:span><text:span text:style-name="T77_22"><text:s/></text:span><text:span text:style-name="T77_23">quickly</text:span><text:span text:style-name="T77_24">.<text:s text:c="3"/></text:span></text:p>
            <text:list text:style-name="LS1" xml:id="list28">
              <text:list-item>
                <text:p text:style-name="P78"><text:span text:style-name="T78_1">The</text:span><text:span text:style-name="T78_2"><text:s/></text:span><text:span text:style-name="T78_3">fever</text:span><text:span text:style-name="T78_4">’</text:span><text:span text:style-name="T78_5">s</text:span><text:span text:style-name="T78_6"><text:s/></text:span><text:span text:style-name="T78_7">hot</text:span><text:span text:style-name="T78_8"><text:s/></text:span><text:span text:style-name="T78_9">waves</text:span><text:span text:style-name="T78_10"><text:s/></text:span><text:span text:style-name="T78_11">means</text:span><text:span text:style-name="T78_12"><text:s/></text:span><text:span text:style-name="T78_13">that</text:span><text:span text:style-name="T78_14"><text:s/></text:span><text:span text:style-name="T78_15">you</text:span><text:span text:style-name="T78_16"><text:s/></text:span><text:span text:style-name="T78_17">must</text:span><text:span text:style-name="T78_18"><text:s/></text:span><text:span text:style-name="T78_19">take</text:span><text:span text:style-name="T78_20"><text:s/></text:span><text:span text:style-name="T78_21">off</text:span><text:span text:style-name="T78_22"><text:s/></text:span><text:span text:style-name="T78_23">an</text:span><text:span text:style-name="T78_24"><text:s/></text:span><text:span text:style-name="T78_25">accessory</text:span><text:span text:style-name="T78_26"><text:s/></text:span><text:span text:style-name="T78_27">or</text:span><text:span text:style-name="T78_28"><text:s/></text:span><text:span text:style-name="T78_29">item</text:span><text:span text:style-name="T78_30"><text:s/></text:span><text:span text:style-name="T78_31">of</text:span><text:span text:style-name="T78_32"><text:s/></text:span><text:span text:style-name="T78_33">clothing</text:span><text:span text:style-name="T78_34"><text:s text:c="2"/></text:span><text:span text:style-name="T78_35">every</text:span><text:span text:style-name="T78_36"><text:s/>15<text:s/></text:span><text:span text:style-name="T78_37">minutes</text:span><text:span text:style-name="T78_38"><text:s/></text:span><text:span text:style-name="T78_39">and</text:span><text:span text:style-name="T78_40"><text:s/></text:span><text:span text:style-name="T78_41">hand</text:span><text:span text:style-name="T78_42"><text:s/></text:span><text:span text:style-name="T78_43">it</text:span><text:span text:style-name="T78_44"><text:s/></text:span><text:span text:style-name="T78_45">to</text:span><text:span text:style-name="T78_46"><text:s/></text:span><text:span text:style-name="T78_47">a</text:span><text:span text:style-name="T78_48"><text:s/></text:span><text:span text:style-name="T78_49">Host</text:span><text:span text:style-name="T78_50">.<text:s/></text:span></text:p>
              </text:list-item>
              <text:list-item>
                <text:p text:style-name="P79"><text:span text:style-name="T79_1">You</text:span><text:span text:style-name="T79_2"><text:s/></text:span><text:span text:style-name="T79_3">must</text:span><text:span text:style-name="T79_4"><text:s/></text:span><text:span text:style-name="T79_5">also</text:span><text:span text:style-name="T79_6"><text:s/></text:span><text:span text:style-name="T79_7">put</text:span><text:span text:style-name="T79_8"><text:s/></text:span><text:span text:style-name="T79_9">an</text:span><text:span text:style-name="T79_10"><text:s/></text:span><text:span text:style-name="T79_11">iceblock</text:span><text:span text:style-name="T79_12"><text:s/></text:span><text:span text:style-name="T79_13">down</text:span><text:span text:style-name="T79_14"><text:s/></text:span><text:span text:style-name="T79_15">your</text:span><text:span text:style-name="T79_16"><text:s/></text:span><text:span text:style-name="T79_17">back</text:span><text:span text:style-name="T79_18"><text:s/></text:span><text:span text:style-name="T79_19">every</text:span><text:span text:style-name="T79_20"><text:s/>15<text:s/></text:span><text:span text:style-name="T79_21">minutes</text:span><text:span text:style-name="T79_22">.</text:span></text:p>
              </text:list-item>
            </text:list>
            <text:p text:style-name="P80"/>
            <text:p text:style-name="P81"><text:span text:style-name="T81_1">Whenever</text:span><text:span text:style-name="T81_2"><text:s/></text:span><text:span text:style-name="T81_3">you</text:span><text:span text:style-name="T81_4"><text:s/></text:span><text:span text:style-name="T81_5">use</text:span><text:span text:style-name="T81_6"><text:s/></text:span><text:span text:style-name="T81_7">an</text:span><text:span text:style-name="T81_8"><text:s/></text:span><text:span text:style-name="T81_9">ability</text:span><text:span text:style-name="T81_10"><text:s/></text:span><text:span text:style-name="T81_11">on</text:span><text:span text:style-name="T81_12"><text:s/></text:span><text:span text:style-name="T81_13">another</text:span><text:span text:style-name="T81_14"><text:s/></text:span><text:span text:style-name="T81_15">player</text:span><text:span text:style-name="T81_16"><text:s/></text:span><text:span text:style-name="T81_17">play</text:span><text:span text:style-name="T81_18"><text:s/></text:span><text:span text:style-name="T81_19">a</text:span><text:span text:style-name="T81_20"><text:s/></text:span><text:span text:style-name="T81_21">game</text:span><text:span text:style-name="T81_22"><text:s/></text:span><text:span text:style-name="T81_23">of</text:span><text:span text:style-name="T81_24"><text:s/></text:span><text:span text:style-name="T81_25">paper</text:span><text:span text:style-name="T81_26"><text:s/></text:span><text:span text:style-name="T81_27">scissors</text:span><text:span text:style-name="T81_28"><text:s/></text:span><text:span text:style-name="T81_29">rock</text:span><text:span text:style-name="T81_30"><text:s/></text:span><text:span text:style-name="T81_31">with</text:span><text:span text:style-name="T81_32"><text:s/></text:span><text:span text:style-name="T81_33">them</text:span><text:span text:style-name="T81_34">.<text:s/></text:span><text:span text:style-name="T81_35">If</text:span><text:span text:style-name="T81_36"><text:s/></text:span><text:span text:style-name="T81_37">they</text:span><text:span text:style-name="T81_38"><text:s/></text:span><text:span text:style-name="T81_39">lose</text:span><text:span text:style-name="T81_40"><text:s/></text:span><text:span text:style-name="T81_41">then</text:span><text:span text:style-name="T81_42"><text:s/></text:span><text:span text:style-name="T81_43">they</text:span><text:span text:style-name="T81_44"><text:s/></text:span><text:span text:style-name="T81_45">also</text:span><text:span text:style-name="T81_46"><text:s/></text:span><text:span text:style-name="T81_47">contract</text:span><text:span text:style-name="T81_48"><text:s/></text:span><text:span text:style-name="T81_49">Tropical</text:span><text:span text:style-name="T81_50"><text:s/></text:span><text:span text:style-name="T81_51">Smallpox</text:span><text:span text:style-name="T81_52">.<text:s/></text:span><text:span text:style-name="T81_53">If</text:span><text:span text:style-name="T81_54"><text:s/></text:span><text:span text:style-name="T81_55">another</text:span><text:span text:style-name="T81_56"><text:s/></text:span><text:span text:style-name="T81_57">player</text:span><text:span text:style-name="T81_58"><text:s/></text:span><text:span text:style-name="T81_59">contracts</text:span><text:span text:style-name="T81_60"><text:s/></text:span><text:span text:style-name="T81_61">the</text:span><text:span text:style-name="T81_62"><text:s/></text:span><text:span text:style-name="T81_63">disease</text:span><text:span text:style-name="T81_64"><text:s/></text:span><text:span text:style-name="T81_65">hand</text:span><text:span text:style-name="T81_66"><text:s/></text:span><text:span text:style-name="T81_67">them</text:span><text:span text:style-name="T81_68"><text:s/>(</text:span><text:span text:style-name="T81_69">or</text:span><text:span text:style-name="T81_70"><text:s/></text:span><text:span text:style-name="T81_71">get</text:span><text:span text:style-name="T81_72"><text:s/></text:span><text:span text:style-name="T81_73">a</text:span><text:span text:style-name="T81_74"><text:s/></text:span><text:span text:style-name="T81_75">Host</text:span><text:span text:style-name="T81_76"><text:s/></text:span><text:span text:style-name="T81_77">to</text:span><text:span text:style-name="T81_78">)<text:s/></text:span><text:span text:style-name="T81_79">a</text:span><text:span text:style-name="T81_80"><text:s/></text:span><text:span text:style-name="T81_81">Tropical</text:span><text:span text:style-name="T81_82"><text:s/></text:span><text:span text:style-name="T81_83">Smallpox</text:span><text:span text:style-name="T81_84"><text:s/></text:span><text:span text:style-name="T81_85">card</text:span><text:span text:style-name="T81_86">.</text:span></text:p>
          </table:table-cell>
        </table:table-row>
        <table:table-row table:style-name="Row16">
          <table:table-cell table:style-name="Cell16">
            <text:p text:style-name="P82"><text:span text:style-name="T82_1">Tropical</text:span><text:span text:style-name="T82_2"><text:s/></text:span><text:span text:style-name="T82_3">Smallpox</text:span><text:span text:style-name="T82_4"><text:s/>-<text:s/></text:span><text:span text:style-name="T82_5">You</text:span><text:span text:style-name="T82_6"><text:s/></text:span><text:span text:style-name="T82_7">are</text:span><text:span text:style-name="T82_8"><text:s/></text:span><text:span text:style-name="T82_9">diseased</text:span><text:span text:style-name="T82_10">.<text:s/></text:span><text:span text:style-name="T82_11">Fever</text:span><text:span text:style-name="T82_12">,<text:s text:c="2"/></text:span><text:span text:style-name="T82_13">fatigue</text:span><text:span text:style-name="T82_14"><text:s/></text:span><text:span text:style-name="T82_15">and</text:span><text:span text:style-name="T82_16"><text:s/></text:span><text:span text:style-name="T82_17">headaches</text:span><text:span text:style-name="T82_18">.<text:s/></text:span><text:span text:style-name="T82_19">Takes</text:span><text:span text:style-name="T82_20"><text:s/></text:span><text:span text:style-name="T82_21">effect</text:span><text:span text:style-name="T82_22"><text:s/></text:span><text:span text:style-name="T82_23">quickly</text:span><text:span text:style-name="T82_24">.<text:s text:c="3"/></text:span></text:p>
            <text:list text:style-name="LS1" xml:id="list30">
              <text:list-item>
                <text:p text:style-name="P83"><text:span text:style-name="T83_1">The</text:span><text:span text:style-name="T83_2"><text:s/></text:span><text:span text:style-name="T83_3">fever</text:span><text:span text:style-name="T83_4">’</text:span><text:span text:style-name="T83_5">s</text:span><text:span text:style-name="T83_6"><text:s/></text:span><text:span text:style-name="T83_7">hot</text:span><text:span text:style-name="T83_8"><text:s/></text:span><text:span text:style-name="T83_9">waves</text:span><text:span text:style-name="T83_10"><text:s/></text:span><text:span text:style-name="T83_11">means</text:span><text:span text:style-name="T83_12"><text:s/></text:span><text:span text:style-name="T83_13">that</text:span><text:span text:style-name="T83_14"><text:s/></text:span><text:span text:style-name="T83_15">you</text:span><text:span text:style-name="T83_16"><text:s/></text:span><text:span text:style-name="T83_17">must</text:span><text:span text:style-name="T83_18"><text:s/></text:span><text:span text:style-name="T83_19">take</text:span><text:span text:style-name="T83_20"><text:s/></text:span><text:span text:style-name="T83_21">off</text:span><text:span text:style-name="T83_22"><text:s/></text:span><text:span text:style-name="T83_23">an</text:span><text:span text:style-name="T83_24"><text:s/></text:span><text:span text:style-name="T83_25">accessory</text:span><text:span text:style-name="T83_26"><text:s/></text:span><text:span text:style-name="T83_27">or</text:span><text:span text:style-name="T83_28"><text:s/></text:span><text:span text:style-name="T83_29">item</text:span><text:span text:style-name="T83_30"><text:s/></text:span><text:span text:style-name="T83_31">of</text:span><text:span text:style-name="T83_32"><text:s/></text:span><text:span text:style-name="T83_33">clothing</text:span><text:span text:style-name="T83_34"><text:s text:c="2"/></text:span><text:span text:style-name="T83_35">every</text:span><text:span text:style-name="T83_36"><text:s/>15<text:s/></text:span><text:span text:style-name="T83_37">minutes</text:span><text:span text:style-name="T83_38"><text:s/></text:span><text:span text:style-name="T83_39">and</text:span><text:span text:style-name="T83_40"><text:s/></text:span><text:span text:style-name="T83_41">hand</text:span><text:span text:style-name="T83_42"><text:s/></text:span><text:span text:style-name="T83_43">it</text:span><text:span text:style-name="T83_44"><text:s/></text:span><text:span text:style-name="T83_45">to</text:span><text:span text:style-name="T83_46"><text:s/></text:span><text:span text:style-name="T83_47">a</text:span><text:span text:style-name="T83_48"><text:s/></text:span><text:span text:style-name="T83_49">Host</text:span><text:span text:style-name="T83_50">.<text:s/></text:span></text:p>
              </text:list-item>
              <text:list-item>
                <text:p text:style-name="P84"><text:span text:style-name="T84_1">You</text:span><text:span text:style-name="T84_2"><text:s/></text:span><text:span text:style-name="T84_3">must</text:span><text:span text:style-name="T84_4"><text:s/></text:span><text:span text:style-name="T84_5">also</text:span><text:span text:style-name="T84_6"><text:s/></text:span><text:span text:style-name="T84_7">put</text:span><text:span text:style-name="T84_8"><text:s/></text:span><text:span text:style-name="T84_9">an</text:span><text:span text:style-name="T84_10"><text:s/></text:span><text:span text:style-name="T84_11">iceblock</text:span><text:span text:style-name="T84_12"><text:s/></text:span><text:span text:style-name="T84_13">down</text:span><text:span text:style-name="T84_14"><text:s/></text:span><text:span text:style-name="T84_15">your</text:span><text:span text:style-name="T84_16"><text:s/></text:span><text:span text:style-name="T84_17">back</text:span><text:span text:style-name="T84_18"><text:s/></text:span><text:span text:style-name="T84_19">every</text:span><text:span text:style-name="T84_20"><text:s/>15<text:s/></text:span><text:span text:style-name="T84_21">minutes</text:span><text:span text:style-name="T84_22">.</text:span></text:p>
              </text:list-item>
            </text:list>
            <text:p text:style-name="P85"/>
            <text:p text:style-name="P86"><text:span text:style-name="T86_1">Whenever</text:span><text:span text:style-name="T86_2"><text:s/></text:span><text:span text:style-name="T86_3">you</text:span><text:span text:style-name="T86_4"><text:s/></text:span><text:span text:style-name="T86_5">use</text:span><text:span text:style-name="T86_6"><text:s/></text:span><text:span text:style-name="T86_7">an</text:span><text:span text:style-name="T86_8"><text:s/></text:span><text:span text:style-name="T86_9">ability</text:span><text:span text:style-name="T86_10"><text:s/></text:span><text:span text:style-name="T86_11">on</text:span><text:span text:style-name="T86_12"><text:s/></text:span><text:span text:style-name="T86_13">another</text:span><text:span text:style-name="T86_14"><text:s/></text:span><text:span text:style-name="T86_15">player</text:span><text:span text:style-name="T86_16"><text:s/></text:span><text:span text:style-name="T86_17">play</text:span><text:span text:style-name="T86_18"><text:s/></text:span><text:span text:style-name="T86_19">a</text:span><text:span text:style-name="T86_20"><text:s/></text:span><text:span text:style-name="T86_21">game</text:span><text:span text:style-name="T86_22"><text:s/></text:span><text:span text:style-name="T86_23">of</text:span><text:span text:style-name="T86_24"><text:s/></text:span><text:span text:style-name="T86_25">paper</text:span><text:span text:style-name="T86_26"><text:s/></text:span><text:span text:style-name="T86_27">scissors</text:span><text:span text:style-name="T86_28"><text:s/></text:span><text:span text:style-name="T86_29">rock</text:span><text:span text:style-name="T86_30"><text:s/></text:span><text:span text:style-name="T86_31">with</text:span><text:span text:style-name="T86_32"><text:s/></text:span><text:span text:style-name="T86_33">them</text:span><text:span text:style-name="T86_34">.<text:s/></text:span><text:span text:style-name="T86_35">If</text:span><text:span text:style-name="T86_36"><text:s/></text:span><text:span text:style-name="T86_37">they</text:span><text:span text:style-name="T86_38"><text:s/></text:span><text:span text:style-name="T86_39">lose</text:span><text:span text:style-name="T86_40"><text:s/></text:span><text:span text:style-name="T86_41">then</text:span><text:span text:style-name="T86_42"><text:s/></text:span><text:span text:style-name="T86_43">they</text:span><text:span text:style-name="T86_44"><text:s/></text:span><text:span text:style-name="T86_45">also</text:span><text:span text:style-name="T86_46"><text:s/></text:span><text:span text:style-name="T86_47">contract</text:span><text:span text:style-name="T86_48"><text:s/></text:span><text:span text:style-name="T86_49">Tropical</text:span><text:span text:style-name="T86_50"><text:s/></text:span><text:span text:style-name="T86_51">Smallpox</text:span><text:span text:style-name="T86_52">.<text:s/></text:span><text:span text:style-name="T86_53">If</text:span><text:span text:style-name="T86_54"><text:s/></text:span><text:span text:style-name="T86_55">another</text:span><text:span text:style-name="T86_56"><text:s/></text:span><text:span text:style-name="T86_57">player</text:span><text:span text:style-name="T86_58"><text:s/></text:span><text:span text:style-name="T86_59">contracts</text:span><text:span text:style-name="T86_60"><text:s/></text:span><text:span text:style-name="T86_61">the</text:span><text:span text:style-name="T86_62"><text:s/></text:span><text:span text:style-name="T86_63">disease</text:span><text:span text:style-name="T86_64"><text:s/></text:span><text:span text:style-name="T86_65">hand</text:span><text:span text:style-name="T86_66"><text:s/></text:span><text:span text:style-name="T86_67">them</text:span><text:span text:style-name="T86_68"><text:s/>(</text:span><text:span text:style-name="T86_69">or</text:span><text:span text:style-name="T86_70"><text:s/></text:span><text:span text:style-name="T86_71">get</text:span><text:span text:style-name="T86_72"><text:s/></text:span><text:span text:style-name="T86_73">a</text:span><text:span text:style-name="T86_74"><text:s/></text:span><text:span text:style-name="T86_75">Host</text:span><text:span text:style-name="T86_76"><text:s/></text:span><text:span text:style-name="T86_77">to</text:span><text:span text:style-name="T86_78">)<text:s/></text:span><text:span text:style-name="T86_79">a</text:span><text:span text:style-name="T86_80"><text:s/></text:span><text:span text:style-name="T86_81">Tropical</text:span><text:span text:style-name="T86_82"><text:s/></text:span><text:span text:style-name="T86_83">Smallpox</text:span><text:span text:style-name="T86_84"><text:s/></text:span><text:span text:style-name="T86_85">card</text:span><text:span text:style-name="T86_86">.</text:span></text:p>
          </table:table-cell>
        </table:table-row>
      </table:table>
      <text:p text:style-name="P87"/>
      <text:p text:style-name="P88"/>
      <text:p text:style-name="P89"/>
      <table:table table:style-name="Table2">
        <table:table-column table:style-name="Column2"/>
        <table:table-row table:style-name="Row17">
          <table:table-cell table:style-name="Cell17">
            <text:p text:style-name="P90"><text:span text:style-name="T90_1">Plague</text:span><text:span text:style-name="T90_2"><text:s/>-</text:span><text:span text:style-name="T90_3"><text:s/></text:span><text:span text:style-name="T90_4">You</text:span><text:span text:style-name="T90_5"><text:s/></text:span><text:span text:style-name="T90_6">are</text:span><text:span text:style-name="T90_7"><text:s/></text:span><text:span text:style-name="T90_8">diseased</text:span><text:span text:style-name="T90_9">.<text:s/></text:span><text:span text:style-name="T90_10">Fever</text:span><text:span text:style-name="T90_11">,<text:s/></text:span><text:span text:style-name="T90_12">boils</text:span><text:span text:style-name="T90_13">,<text:s/></text:span><text:span text:style-name="T90_14">rashes</text:span><text:span text:style-name="T90_15"><text:s/></text:span><text:span text:style-name="T90_16">and</text:span><text:span text:style-name="T90_17"><text:s/></text:span><text:span text:style-name="T90_18">spots</text:span><text:span text:style-name="T90_19">.<text:s/></text:span><text:span text:style-name="T90_20">You</text:span><text:span text:style-name="T90_21"><text:s/></text:span><text:span text:style-name="T90_22">aren</text:span><text:span text:style-name="T90_23">’</text:span><text:span text:style-name="T90_24">t</text:span><text:span text:style-name="T90_25"><text:s/></text:span><text:span text:style-name="T90_26">thinking</text:span><text:span text:style-name="T90_27"><text:s/></text:span><text:span text:style-name="T90_28">clearly</text:span><text:span text:style-name="T90_29">.<text:s/></text:span></text:p>
            <text:list text:style-name="LS2" xml:id="list32">
              <text:list-item>
                <text:p text:style-name="P91"><text:span text:style-name="T91_1">When</text:span><text:span text:style-name="T91_2"><text:s/></text:span><text:span text:style-name="T91_3">standing</text:span><text:span text:style-name="T91_4"><text:s/></text:span><text:span text:style-name="T91_5">in</text:span><text:span text:style-name="T91_6"><text:s/></text:span><text:span text:style-name="T91_7">place</text:span><text:span text:style-name="T91_8"><text:s/></text:span><text:span text:style-name="T91_9">you</text:span><text:span text:style-name="T91_10"><text:s/></text:span><text:span text:style-name="T91_11">must</text:span><text:span text:style-name="T91_12"><text:s/></text:span><text:span text:style-name="T91_13">steady</text:span><text:span text:style-name="T91_14"><text:s/></text:span><text:span text:style-name="T91_15">yourself</text:span><text:span text:style-name="T91_16"><text:s/></text:span><text:span text:style-name="T91_17">against</text:span><text:span text:style-name="T91_18"><text:s/></text:span><text:span text:style-name="T91_19">something</text:span><text:span text:style-name="T91_20">.<text:s/></text:span></text:p>
              </text:list-item>
              <text:list-item>
                <text:p text:style-name="P92"><text:span text:style-name="T92_1">The</text:span><text:span text:style-name="T92_2"><text:s/></text:span><text:span text:style-name="T92_3">pain</text:span><text:span text:style-name="T92_4"><text:s/></text:span><text:span text:style-name="T92_5">of</text:span><text:span text:style-name="T92_6"><text:s/></text:span><text:span text:style-name="T92_7">boils</text:span><text:span text:style-name="T92_8"><text:s/></text:span><text:span text:style-name="T92_9">means</text:span><text:span text:style-name="T92_10"><text:s/></text:span><text:span text:style-name="T92_11">you</text:span><text:span text:style-name="T92_12"><text:s/></text:span><text:span text:style-name="T92_13">cannot</text:span><text:span text:style-name="T92_14"><text:s/></text:span><text:span text:style-name="T92_15">raise</text:span><text:span text:style-name="T92_16"><text:s/></text:span><text:span text:style-name="T92_17">your</text:span><text:span text:style-name="T92_18"><text:s/></text:span><text:span text:style-name="T92_19">arms</text:span><text:span text:style-name="T92_20"><text:s/></text:span><text:span text:style-name="T92_21">above</text:span><text:span text:style-name="T92_22"><text:s/></text:span><text:span text:style-name="T92_23">your</text:span><text:span text:style-name="T92_24"><text:s/></text:span><text:span text:style-name="T92_25">head</text:span><text:span text:style-name="T92_26">.<text:s/></text:span></text:p>
              </text:list-item>
            </text:list>
            <text:p text:style-name="P93"/>
            <text:p text:style-name="P94"><text:span text:style-name="T94_1">Whenever</text:span><text:span text:style-name="T94_2"><text:s/></text:span><text:span text:style-name="T94_3">you</text:span><text:span text:style-name="T94_4"><text:s/></text:span><text:span text:style-name="T94_5">use</text:span><text:span text:style-name="T94_6"><text:s/></text:span><text:span text:style-name="T94_7">an</text:span><text:span text:style-name="T94_8"><text:s/></text:span><text:span text:style-name="T94_9">ability</text:span><text:span text:style-name="T94_10"><text:s/></text:span><text:span text:style-name="T94_11">on</text:span><text:span text:style-name="T94_12"><text:s/></text:span><text:span text:style-name="T94_13">another</text:span><text:span text:style-name="T94_14"><text:s/></text:span><text:span text:style-name="T94_15">player</text:span><text:span text:style-name="T94_16"><text:s/></text:span><text:span text:style-name="T94_17">play</text:span><text:span text:style-name="T94_18"><text:s/></text:span><text:span text:style-name="T94_19">a</text:span><text:span text:style-name="T94_20"><text:s/></text:span><text:span text:style-name="T94_21">game</text:span><text:span text:style-name="T94_22"><text:s/></text:span><text:span text:style-name="T94_23">of</text:span><text:span text:style-name="T94_24"><text:s/></text:span><text:span text:style-name="T94_25">paper</text:span><text:span text:style-name="T94_26"><text:s/></text:span><text:span text:style-name="T94_27">scissors</text:span><text:span text:style-name="T94_28"><text:s/></text:span><text:span text:style-name="T94_29">rock</text:span><text:span text:style-name="T94_30"><text:s/></text:span><text:span text:style-name="T94_31">with</text:span><text:span text:style-name="T94_32"><text:s/></text:span><text:span text:style-name="T94_33">them</text:span><text:span text:style-name="T94_34">.<text:s/></text:span><text:span text:style-name="T94_35">If</text:span><text:span text:style-name="T94_36"><text:s/></text:span><text:span text:style-name="T94_37">they</text:span><text:span text:style-name="T94_38"><text:s/></text:span><text:span text:style-name="T94_39">lose</text:span><text:span text:style-name="T94_40"><text:s/></text:span><text:span text:style-name="T94_41">then</text:span><text:span text:style-name="T94_42"><text:s/></text:span><text:span text:style-name="T94_43">they</text:span><text:span text:style-name="T94_44"><text:s/></text:span><text:span text:style-name="T94_45">also</text:span><text:span text:style-name="T94_46"><text:s/></text:span><text:span text:style-name="T94_47">contract</text:span><text:span text:style-name="T94_48"><text:s/></text:span><text:span text:style-name="T94_49">the</text:span><text:span text:style-name="T94_50"><text:s/></text:span><text:span text:style-name="T94_51">plague</text:span><text:span text:style-name="T94_52">.<text:s/></text:span><text:span text:style-name="T94_53">If</text:span><text:span text:style-name="T94_54"><text:s/></text:span><text:span text:style-name="T94_55">another</text:span><text:span text:style-name="T94_56"><text:s/></text:span><text:span text:style-name="T94_57">player</text:span><text:span text:style-name="T94_58"><text:s/></text:span><text:span text:style-name="T94_59">contracts</text:span><text:span text:style-name="T94_60"><text:s/></text:span><text:span text:style-name="T94_61">the</text:span><text:span text:style-name="T94_62"><text:s/></text:span><text:span text:style-name="T94_63">disease</text:span><text:span text:style-name="T94_64"><text:s/></text:span><text:span text:style-name="T94_65">hand</text:span><text:span text:style-name="T94_66"><text:s/></text:span><text:span text:style-name="T94_67">them</text:span><text:span text:style-name="T94_68"><text:s/>(</text:span><text:span text:style-name="T94_69">or</text:span><text:span text:style-name="T94_70"><text:s/></text:span><text:span text:style-name="T94_71">get</text:span><text:span text:style-name="T94_72"><text:s/></text:span><text:span text:style-name="T94_73">a</text:span><text:span text:style-name="T94_74"><text:s/></text:span><text:span text:style-name="T94_75">Host</text:span><text:span text:style-name="T94_76"><text:s/></text:span><text:span text:style-name="T94_77">to</text:span><text:span text:style-name="T94_78">)<text:s/></text:span><text:span text:style-name="T94_79">a</text:span><text:span text:style-name="T94_80"><text:s/></text:span><text:span text:style-name="T94_81">Plague</text:span><text:span text:style-name="T94_82"><text:s/></text:span><text:span text:style-name="T94_83">card</text:span><text:span text:style-name="T94_84">.</text:span></text:p>
          </table:table-cell>
        </table:table-row>
        <table:table-row table:style-name="Row18">
          <table:table-cell table:style-name="Cell18">
            <text:p text:style-name="P95"><text:span text:style-name="T95_1">Plague</text:span><text:span text:style-name="T95_2"><text:s/>-</text:span><text:span text:style-name="T95_3"><text:s/></text:span><text:span text:style-name="T95_4">You</text:span><text:span text:style-name="T95_5"><text:s/></text:span><text:span text:style-name="T95_6">are</text:span><text:span text:style-name="T95_7"><text:s/></text:span><text:span text:style-name="T95_8">diseased</text:span><text:span text:style-name="T95_9">.<text:s/></text:span><text:span text:style-name="T95_10">Fever</text:span><text:span text:style-name="T95_11">,<text:s/></text:span><text:span text:style-name="T95_12">boils</text:span><text:span text:style-name="T95_13">,<text:s/></text:span><text:span text:style-name="T95_14">rashes</text:span><text:span text:style-name="T95_15"><text:s/></text:span><text:span text:style-name="T95_16">and</text:span><text:span text:style-name="T95_17"><text:s/></text:span><text:span text:style-name="T95_18">spots</text:span><text:span text:style-name="T95_19">.<text:s/></text:span><text:span text:style-name="T95_20">You</text:span><text:span text:style-name="T95_21"><text:s/></text:span><text:span text:style-name="T95_22">aren</text:span><text:span text:style-name="T95_23">’</text:span><text:span text:style-name="T95_24">t</text:span><text:span text:style-name="T95_25"><text:s/></text:span><text:span text:style-name="T95_26">thinking</text:span><text:span text:style-name="T95_27"><text:s/></text:span><text:span text:style-name="T95_28">clearly</text:span><text:span text:style-name="T95_29">.<text:s/></text:span></text:p>
            <text:list text:style-name="LS2" xml:id="list34">
              <text:list-item>
                <text:p text:style-name="P96"><text:span text:style-name="T96_1">When</text:span><text:span text:style-name="T96_2"><text:s/></text:span><text:span text:style-name="T96_3">standing</text:span><text:span text:style-name="T96_4"><text:s/></text:span><text:span text:style-name="T96_5">in</text:span><text:span text:style-name="T96_6"><text:s/></text:span><text:span text:style-name="T96_7">place</text:span><text:span text:style-name="T96_8"><text:s/></text:span><text:span text:style-name="T96_9">you</text:span><text:span text:style-name="T96_10"><text:s/></text:span><text:span text:style-name="T96_11">must</text:span><text:span text:style-name="T96_12"><text:s/></text:span><text:span text:style-name="T96_13">steady</text:span><text:span text:style-name="T96_14"><text:s/></text:span><text:span text:style-name="T96_15">yourself</text:span><text:span text:style-name="T96_16"><text:s/></text:span><text:span text:style-name="T96_17">against</text:span><text:span text:style-name="T96_18"><text:s/></text:span><text:span text:style-name="T96_19">something</text:span><text:span text:style-name="T96_20">.<text:s/></text:span></text:p>
              </text:list-item>
              <text:list-item>
                <text:p text:style-name="P97"><text:span text:style-name="T97_1">The</text:span><text:span text:style-name="T97_2"><text:s/></text:span><text:span text:style-name="T97_3">pain</text:span><text:span text:style-name="T97_4"><text:s/></text:span><text:span text:style-name="T97_5">of</text:span><text:span text:style-name="T97_6"><text:s/></text:span><text:span text:style-name="T97_7">boils</text:span><text:span text:style-name="T97_8"><text:s/></text:span><text:span text:style-name="T97_9">means</text:span><text:span text:style-name="T97_10"><text:s/></text:span><text:span text:style-name="T97_11">you</text:span><text:span text:style-name="T97_12"><text:s/></text:span><text:span text:style-name="T97_13">cannot</text:span><text:span text:style-name="T97_14"><text:s/></text:span><text:span text:style-name="T97_15">raise</text:span><text:span text:style-name="T97_16"><text:s/></text:span><text:span text:style-name="T97_17">your</text:span><text:span text:style-name="T97_18"><text:s/></text:span><text:span text:style-name="T97_19">arms</text:span><text:span text:style-name="T97_20"><text:s/></text:span><text:span text:style-name="T97_21">above</text:span><text:span text:style-name="T97_22"><text:s/></text:span><text:span text:style-name="T97_23">your</text:span><text:span text:style-name="T97_24"><text:s/></text:span><text:span text:style-name="T97_25">head</text:span><text:span text:style-name="T97_26">.<text:s/></text:span></text:p>
              </text:list-item>
            </text:list>
            <text:p text:style-name="P98"/>
            <text:p text:style-name="P99"><text:span text:style-name="T99_1">Whenever</text:span><text:span text:style-name="T99_2"><text:s/></text:span><text:span text:style-name="T99_3">you</text:span><text:span text:style-name="T99_4"><text:s/></text:span><text:span text:style-name="T99_5">use</text:span><text:span text:style-name="T99_6"><text:s/></text:span><text:span text:style-name="T99_7">an</text:span><text:span text:style-name="T99_8"><text:s/></text:span><text:span text:style-name="T99_9">ability</text:span><text:span text:style-name="T99_10"><text:s/></text:span><text:span text:style-name="T99_11">on</text:span><text:span text:style-name="T99_12"><text:s/></text:span><text:span text:style-name="T99_13">another</text:span><text:span text:style-name="T99_14"><text:s/></text:span><text:span text:style-name="T99_15">player</text:span><text:span text:style-name="T99_16"><text:s/></text:span><text:span text:style-name="T99_17">play</text:span><text:span text:style-name="T99_18"><text:s/></text:span><text:span text:style-name="T99_19">a</text:span><text:span text:style-name="T99_20"><text:s/></text:span><text:span text:style-name="T99_21">game</text:span><text:span text:style-name="T99_22"><text:s/></text:span><text:span text:style-name="T99_23">of</text:span><text:span text:style-name="T99_24"><text:s/></text:span><text:span text:style-name="T99_25">paper</text:span><text:span text:style-name="T99_26"><text:s/></text:span><text:span text:style-name="T99_27">scissors</text:span><text:span text:style-name="T99_28"><text:s/></text:span><text:span text:style-name="T99_29">rock</text:span><text:span text:style-name="T99_30"><text:s/></text:span><text:span text:style-name="T99_31">with</text:span><text:span text:style-name="T99_32"><text:s/></text:span><text:span text:style-name="T99_33">them</text:span><text:span text:style-name="T99_34">.<text:s/></text:span><text:span text:style-name="T99_35">If</text:span><text:span text:style-name="T99_36"><text:s/></text:span><text:span text:style-name="T99_37">they</text:span><text:span text:style-name="T99_38"><text:s/></text:span><text:span text:style-name="T99_39">lose</text:span><text:span text:style-name="T99_40"><text:s/></text:span><text:span text:style-name="T99_41">then</text:span><text:span text:style-name="T99_42"><text:s/></text:span><text:span text:style-name="T99_43">they</text:span><text:span text:style-name="T99_44"><text:s/></text:span><text:span text:style-name="T99_45">also</text:span><text:span text:style-name="T99_46"><text:s/></text:span><text:span text:style-name="T99_47">contract</text:span><text:span text:style-name="T99_48"><text:s/></text:span><text:span text:style-name="T99_49">the</text:span><text:span text:style-name="T99_50"><text:s/></text:span><text:span text:style-name="T99_51">plague</text:span><text:span text:style-name="T99_52">.<text:s/></text:span><text:span text:style-name="T99_53">If</text:span><text:span text:style-name="T99_54"><text:s/></text:span><text:span text:style-name="T99_55">another</text:span><text:span text:style-name="T99_56"><text:s/></text:span><text:span text:style-name="T99_57">player</text:span><text:span text:style-name="T99_58"><text:s/></text:span><text:span text:style-name="T99_59">contracts</text:span><text:span text:style-name="T99_60"><text:s/></text:span><text:span text:style-name="T99_61">the</text:span><text:span text:style-name="T99_62"><text:s/></text:span><text:span text:style-name="T99_63">disease</text:span><text:span text:style-name="T99_64"><text:s/></text:span><text:span text:style-name="T99_65">hand</text:span><text:span text:style-name="T99_66"><text:s/></text:span><text:span text:style-name="T99_67">them</text:span><text:span text:style-name="T99_68"><text:s/>(</text:span><text:span text:style-name="T99_69">or</text:span><text:span text:style-name="T99_70"><text:s/></text:span><text:span text:style-name="T99_71">get</text:span><text:span text:style-name="T99_72"><text:s/></text:span><text:span text:style-name="T99_73">a</text:span><text:span text:style-name="T99_74"><text:s/></text:span><text:span text:style-name="T99_75">Host</text:span><text:span text:style-name="T99_76"><text:s/></text:span><text:span text:style-name="T99_77">to</text:span><text:span text:style-name="T99_78">)<text:s/></text:span><text:span text:style-name="T99_79">a</text:span><text:span text:style-name="T99_80"><text:s/></text:span><text:span text:style-name="T99_81">Plague</text:span><text:span text:style-name="T99_82"><text:s/></text:span><text:span text:style-name="T99_83">card</text:span><text:span text:style-name="T99_84">.</text:span></text:p>
          </table:table-cell>
        </table:table-row>
        <table:table-row table:style-name="Row19">
          <table:table-cell table:style-name="Cell19">
            <text:p text:style-name="P100"><text:span text:style-name="T100_1">Plague</text:span><text:span text:style-name="T100_2"><text:s/>-</text:span><text:span text:style-name="T100_3"><text:s/></text:span><text:span text:style-name="T100_4">You</text:span><text:span text:style-name="T100_5"><text:s/></text:span><text:span text:style-name="T100_6">are</text:span><text:span text:style-name="T100_7"><text:s/></text:span><text:span text:style-name="T100_8">diseased</text:span><text:span text:style-name="T100_9">.<text:s/></text:span><text:span text:style-name="T100_10">Fever</text:span><text:span text:style-name="T100_11">,<text:s/></text:span><text:span text:style-name="T100_12">boils</text:span><text:span text:style-name="T100_13">,<text:s/></text:span><text:span text:style-name="T100_14">rashes</text:span><text:span text:style-name="T100_15"><text:s/></text:span><text:span text:style-name="T100_16">and</text:span><text:span text:style-name="T100_17"><text:s/></text:span><text:span text:style-name="T100_18">spots</text:span><text:span text:style-name="T100_19">.<text:s/></text:span><text:span text:style-name="T100_20">You</text:span><text:span text:style-name="T100_21"><text:s/></text:span><text:span text:style-name="T100_22">aren</text:span><text:span text:style-name="T100_23">’</text:span><text:span text:style-name="T100_24">t</text:span><text:span text:style-name="T100_25"><text:s/></text:span><text:span text:style-name="T100_26">thinking</text:span><text:span text:style-name="T100_27"><text:s/></text:span><text:span text:style-name="T100_28">clearly</text:span><text:span text:style-name="T100_29">.<text:s/></text:span></text:p>
            <text:list text:style-name="LS2" xml:id="list36">
              <text:list-item>
                <text:p text:style-name="P101"><text:span text:style-name="T101_1">When</text:span><text:span text:style-name="T101_2"><text:s/></text:span><text:span text:style-name="T101_3">standing</text:span><text:span text:style-name="T101_4"><text:s/></text:span><text:span text:style-name="T101_5">in</text:span><text:span text:style-name="T101_6"><text:s/></text:span><text:span text:style-name="T101_7">place</text:span><text:span text:style-name="T101_8"><text:s/></text:span><text:span text:style-name="T101_9">you</text:span><text:span text:style-name="T101_10"><text:s/></text:span><text:span text:style-name="T101_11">must</text:span><text:span text:style-name="T101_12"><text:s/></text:span><text:span text:style-name="T101_13">steady</text:span><text:span text:style-name="T101_14"><text:s/></text:span><text:span text:style-name="T101_15">yourself</text:span><text:span text:style-name="T101_16"><text:s/></text:span><text:span text:style-name="T101_17">against</text:span><text:span text:style-name="T101_18"><text:s/></text:span><text:span text:style-name="T101_19">something</text:span><text:span text:style-name="T101_20">.<text:s/></text:span></text:p>
              </text:list-item>
              <text:list-item>
                <text:p text:style-name="P102"><text:span text:style-name="T102_1">The</text:span><text:span text:style-name="T102_2"><text:s/></text:span><text:span text:style-name="T102_3">pain</text:span><text:span text:style-name="T102_4"><text:s/></text:span><text:span text:style-name="T102_5">of</text:span><text:span text:style-name="T102_6"><text:s/></text:span><text:span text:style-name="T102_7">boils</text:span><text:span text:style-name="T102_8"><text:s/></text:span><text:span text:style-name="T102_9">means</text:span><text:span text:style-name="T102_10"><text:s/></text:span><text:span text:style-name="T102_11">you</text:span><text:span text:style-name="T102_12"><text:s/></text:span><text:span text:style-name="T102_13">cannot</text:span><text:span text:style-name="T102_14"><text:s/></text:span><text:span text:style-name="T102_15">raise</text:span><text:span text:style-name="T102_16"><text:s/></text:span><text:span text:style-name="T102_17">your</text:span><text:span text:style-name="T102_18"><text:s/></text:span><text:span text:style-name="T102_19">arms</text:span><text:span text:style-name="T102_20"><text:s/></text:span><text:span text:style-name="T102_21">above</text:span><text:span text:style-name="T102_22"><text:s/></text:span><text:span text:style-name="T102_23">your</text:span><text:span text:style-name="T102_24"><text:s/></text:span><text:span text:style-name="T102_25">head</text:span><text:span text:style-name="T102_26">.<text:s/></text:span></text:p>
              </text:list-item>
            </text:list>
            <text:p text:style-name="P103"/>
            <text:p text:style-name="P104"><text:span text:style-name="T104_1">Whenever</text:span><text:span text:style-name="T104_2"><text:s/></text:span><text:span text:style-name="T104_3">you</text:span><text:span text:style-name="T104_4"><text:s/></text:span><text:span text:style-name="T104_5">use</text:span><text:span text:style-name="T104_6"><text:s/></text:span><text:span text:style-name="T104_7">an</text:span><text:span text:style-name="T104_8"><text:s/></text:span><text:span text:style-name="T104_9">ability</text:span><text:span text:style-name="T104_10"><text:s/></text:span><text:span text:style-name="T104_11">on</text:span><text:span text:style-name="T104_12"><text:s/></text:span><text:span text:style-name="T104_13">another</text:span><text:span text:style-name="T104_14"><text:s/></text:span><text:span text:style-name="T104_15">player</text:span><text:span text:style-name="T104_16"><text:s/></text:span><text:span text:style-name="T104_17">play</text:span><text:span text:style-name="T104_18"><text:s/></text:span><text:span text:style-name="T104_19">a</text:span><text:span text:style-name="T104_20"><text:s/></text:span><text:span text:style-name="T104_21">game</text:span><text:span text:style-name="T104_22"><text:s/></text:span><text:span text:style-name="T104_23">of</text:span><text:span text:style-name="T104_24"><text:s/></text:span><text:span text:style-name="T104_25">paper</text:span><text:span text:style-name="T104_26"><text:s/></text:span><text:span text:style-name="T104_27">scissors</text:span><text:span text:style-name="T104_28"><text:s/></text:span><text:span text:style-name="T104_29">rock</text:span><text:span text:style-name="T104_30"><text:s/></text:span><text:span text:style-name="T104_31">with</text:span><text:span text:style-name="T104_32"><text:s/></text:span><text:span text:style-name="T104_33">them</text:span><text:span text:style-name="T104_34">.<text:s/></text:span><text:span text:style-name="T104_35">If</text:span><text:span text:style-name="T104_36"><text:s/></text:span><text:span text:style-name="T104_37">they</text:span><text:span text:style-name="T104_38"><text:s/></text:span><text:span text:style-name="T104_39">lose</text:span><text:span text:style-name="T104_40"><text:s/></text:span><text:span text:style-name="T104_41">then</text:span><text:span text:style-name="T104_42"><text:s/></text:span><text:span text:style-name="T104_43">they</text:span><text:span text:style-name="T104_44"><text:s/></text:span><text:span text:style-name="T104_45">also</text:span><text:span text:style-name="T104_46"><text:s/></text:span><text:span text:style-name="T104_47">contract</text:span><text:span text:style-name="T104_48"><text:s/></text:span><text:span text:style-name="T104_49">the</text:span><text:span text:style-name="T104_50"><text:s/></text:span><text:span text:style-name="T104_51">plague</text:span><text:span text:style-name="T104_52">.<text:s/></text:span><text:span text:style-name="T104_53">If</text:span><text:span text:style-name="T104_54"><text:s/></text:span><text:span text:style-name="T104_55">another</text:span><text:span text:style-name="T104_56"><text:s/></text:span><text:span text:style-name="T104_57">player</text:span><text:span text:style-name="T104_58"><text:s/></text:span><text:span text:style-name="T104_59">contracts</text:span><text:span text:style-name="T104_60"><text:s/></text:span><text:span text:style-name="T104_61">the</text:span><text:span text:style-name="T104_62"><text:s/></text:span><text:span text:style-name="T104_63">disease</text:span><text:span text:style-name="T104_64"><text:s/></text:span><text:span text:style-name="T104_65">hand</text:span><text:span text:style-name="T104_66"><text:s/></text:span><text:span text:style-name="T104_67">them</text:span><text:span text:style-name="T104_68"><text:s/>(</text:span><text:span text:style-name="T104_69">or</text:span><text:span text:style-name="T104_70"><text:s/></text:span><text:span text:style-name="T104_71">get</text:span><text:span text:style-name="T104_72"><text:s/></text:span><text:span text:style-name="T104_73">a</text:span><text:span text:style-name="T104_74"><text:s/></text:span><text:span text:style-name="T104_75">Host</text:span><text:span text:style-name="T104_76"><text:s/></text:span><text:span text:style-name="T104_77">to</text:span><text:span text:style-name="T104_78">)<text:s/></text:span><text:span text:style-name="T104_79">a</text:span><text:span text:style-name="T104_80"><text:s/></text:span><text:span text:style-name="T104_81">Plague</text:span><text:span text:style-name="T104_82"><text:s/></text:span><text:span text:style-name="T104_83">card</text:span><text:span text:style-name="T104_84">.</text:span></text:p>
          </table:table-cell>
        </table:table-row>
        <table:table-row table:style-name="Row20">
          <table:table-cell table:style-name="Cell20">
            <text:p text:style-name="P105"><text:span text:style-name="T105_1">Plague</text:span><text:span text:style-name="T105_2"><text:s/>-</text:span><text:span text:style-name="T105_3"><text:s/></text:span><text:span text:style-name="T105_4">You</text:span><text:span text:style-name="T105_5"><text:s/></text:span><text:span text:style-name="T105_6">are</text:span><text:span text:style-name="T105_7"><text:s/></text:span><text:span text:style-name="T105_8">diseased</text:span><text:span text:style-name="T105_9">.<text:s/></text:span><text:span text:style-name="T105_10">Fever</text:span><text:span text:style-name="T105_11">,<text:s/></text:span><text:span text:style-name="T105_12">boils</text:span><text:span text:style-name="T105_13">,<text:s/></text:span><text:span text:style-name="T105_14">rashes</text:span><text:span text:style-name="T105_15"><text:s/></text:span><text:span text:style-name="T105_16">and</text:span><text:span text:style-name="T105_17"><text:s/></text:span><text:span text:style-name="T105_18">spots</text:span><text:span text:style-name="T105_19">.<text:s/></text:span><text:span text:style-name="T105_20">You</text:span><text:span text:style-name="T105_21"><text:s/></text:span><text:span text:style-name="T105_22">aren</text:span><text:span text:style-name="T105_23">’</text:span><text:span text:style-name="T105_24">t</text:span><text:span text:style-name="T105_25"><text:s/></text:span><text:span text:style-name="T105_26">thinking</text:span><text:span text:style-name="T105_27"><text:s/></text:span><text:span text:style-name="T105_28">clearly</text:span><text:span text:style-name="T105_29">.<text:s/></text:span></text:p>
            <text:list text:style-name="LS2" xml:id="list38">
              <text:list-item>
                <text:p text:style-name="P106"><text:span text:style-name="T106_1">When</text:span><text:span text:style-name="T106_2"><text:s/></text:span><text:span text:style-name="T106_3">standing</text:span><text:span text:style-name="T106_4"><text:s/></text:span><text:span text:style-name="T106_5">in</text:span><text:span text:style-name="T106_6"><text:s/></text:span><text:span text:style-name="T106_7">place</text:span><text:span text:style-name="T106_8"><text:s/></text:span><text:span text:style-name="T106_9">you</text:span><text:span text:style-name="T106_10"><text:s/></text:span><text:span text:style-name="T106_11">must</text:span><text:span text:style-name="T106_12"><text:s/></text:span><text:span text:style-name="T106_13">steady</text:span><text:span text:style-name="T106_14"><text:s/></text:span><text:span text:style-name="T106_15">yourself</text:span><text:span text:style-name="T106_16"><text:s/></text:span><text:span text:style-name="T106_17">against</text:span><text:span text:style-name="T106_18"><text:s/></text:span><text:span text:style-name="T106_19">something</text:span><text:span text:style-name="T106_20">.<text:s/></text:span></text:p>
              </text:list-item>
              <text:list-item>
                <text:p text:style-name="P107"><text:span text:style-name="T107_1">The</text:span><text:span text:style-name="T107_2"><text:s/></text:span><text:span text:style-name="T107_3">pain</text:span><text:span text:style-name="T107_4"><text:s/></text:span><text:span text:style-name="T107_5">of</text:span><text:span text:style-name="T107_6"><text:s/></text:span><text:span text:style-name="T107_7">boils</text:span><text:span text:style-name="T107_8"><text:s/></text:span><text:span text:style-name="T107_9">means</text:span><text:span text:style-name="T107_10"><text:s/></text:span><text:span text:style-name="T107_11">you</text:span><text:span text:style-name="T107_12"><text:s/></text:span><text:span text:style-name="T107_13">cannot</text:span><text:span text:style-name="T107_14"><text:s/></text:span><text:span text:style-name="T107_15">raise</text:span><text:span text:style-name="T107_16"><text:s/></text:span><text:span text:style-name="T107_17">your</text:span><text:span text:style-name="T107_18"><text:s/></text:span><text:span text:style-name="T107_19">arms</text:span><text:span text:style-name="T107_20"><text:s/></text:span><text:span text:style-name="T107_21">above</text:span><text:span text:style-name="T107_22"><text:s/></text:span><text:span text:style-name="T107_23">your</text:span><text:span text:style-name="T107_24"><text:s/></text:span><text:span text:style-name="T107_25">head</text:span><text:span text:style-name="T107_26">.<text:s/></text:span></text:p>
              </text:list-item>
            </text:list>
            <text:p text:style-name="P108"/>
            <text:p text:style-name="P109"><text:span text:style-name="T109_1">Whenever</text:span><text:span text:style-name="T109_2"><text:s/></text:span><text:span text:style-name="T109_3">you</text:span><text:span text:style-name="T109_4"><text:s/></text:span><text:span text:style-name="T109_5">use</text:span><text:span text:style-name="T109_6"><text:s/></text:span><text:span text:style-name="T109_7">an</text:span><text:span text:style-name="T109_8"><text:s/></text:span><text:span text:style-name="T109_9">ability</text:span><text:span text:style-name="T109_10"><text:s/></text:span><text:span text:style-name="T109_11">on</text:span><text:span text:style-name="T109_12"><text:s/></text:span><text:span text:style-name="T109_13">another</text:span><text:span text:style-name="T109_14"><text:s/></text:span><text:span text:style-name="T109_15">player</text:span><text:span text:style-name="T109_16"><text:s/></text:span><text:span text:style-name="T109_17">play</text:span><text:span text:style-name="T109_18"><text:s/></text:span><text:span text:style-name="T109_19">a</text:span><text:span text:style-name="T109_20"><text:s/></text:span><text:span text:style-name="T109_21">game</text:span><text:span text:style-name="T109_22"><text:s/></text:span><text:span text:style-name="T109_23">of</text:span><text:span text:style-name="T109_24"><text:s/></text:span><text:span text:style-name="T109_25">paper</text:span><text:span text:style-name="T109_26"><text:s/></text:span><text:span text:style-name="T109_27">scissors</text:span><text:span text:style-name="T109_28"><text:s/></text:span><text:span text:style-name="T109_29">rock</text:span><text:span text:style-name="T109_30"><text:s/></text:span><text:span text:style-name="T109_31">with</text:span><text:span text:style-name="T109_32"><text:s/></text:span><text:span text:style-name="T109_33">them</text:span><text:span text:style-name="T109_34">.<text:s/></text:span><text:span text:style-name="T109_35">If</text:span><text:span text:style-name="T109_36"><text:s/></text:span><text:span text:style-name="T109_37">they</text:span><text:span text:style-name="T109_38"><text:s/></text:span><text:span text:style-name="T109_39">lose</text:span><text:span text:style-name="T109_40"><text:s/></text:span><text:span text:style-name="T109_41">then</text:span><text:span text:style-name="T109_42"><text:s/></text:span><text:span text:style-name="T109_43">they</text:span><text:span text:style-name="T109_44"><text:s/></text:span><text:span text:style-name="T109_45">also</text:span><text:span text:style-name="T109_46"><text:s/></text:span><text:span text:style-name="T109_47">contract</text:span><text:span text:style-name="T109_48"><text:s/></text:span><text:span text:style-name="T109_49">the</text:span><text:span text:style-name="T109_50"><text:s/></text:span><text:span text:style-name="T109_51">plague</text:span><text:span text:style-name="T109_52">.<text:s/></text:span><text:span text:style-name="T109_53">If</text:span><text:span text:style-name="T109_54"><text:s/></text:span><text:span text:style-name="T109_55">another</text:span><text:span text:style-name="T109_56"><text:s/></text:span><text:span text:style-name="T109_57">player</text:span><text:span text:style-name="T109_58"><text:s/></text:span><text:span text:style-name="T109_59">contracts</text:span><text:span text:style-name="T109_60"><text:s/></text:span><text:span text:style-name="T109_61">the</text:span><text:span text:style-name="T109_62"><text:s/></text:span><text:span text:style-name="T109_63">disease</text:span><text:span text:style-name="T109_64"><text:s/></text:span><text:span text:style-name="T109_65">hand</text:span><text:span text:style-name="T109_66"><text:s/></text:span><text:span text:style-name="T109_67">them</text:span><text:span text:style-name="T109_68"><text:s/>(</text:span><text:span text:style-name="T109_69">or</text:span><text:span text:style-name="T109_70"><text:s/></text:span><text:span text:style-name="T109_71">get</text:span><text:span text:style-name="T109_72"><text:s/></text:span><text:span text:style-name="T109_73">a</text:span><text:span text:style-name="T109_74"><text:s/></text:span><text:span text:style-name="T109_75">Host</text:span><text:span text:style-name="T109_76"><text:s/></text:span><text:span text:style-name="T109_77">to</text:span><text:span text:style-name="T109_78">)<text:s/></text:span><text:span text:style-name="T109_79">a</text:span><text:span text:style-name="T109_80"><text:s/></text:span><text:span text:style-name="T109_81">Plague</text:span><text:span text:style-name="T109_82"><text:s/></text:span><text:span text:style-name="T109_83">card</text:span><text:span text:style-name="T109_84">.</text:span></text:p>
          </table:table-cell>
        </table:table-row>
        <table:table-row table:style-name="Row21">
          <table:table-cell table:style-name="Cell21">
            <text:p text:style-name="P110"><text:span text:style-name="T110_1">Plague</text:span><text:span text:style-name="T110_2"><text:s/>-</text:span><text:span text:style-name="T110_3"><text:s/></text:span><text:span text:style-name="T110_4">You</text:span><text:span text:style-name="T110_5"><text:s/></text:span><text:span text:style-name="T110_6">are</text:span><text:span text:style-name="T110_7"><text:s/></text:span><text:span text:style-name="T110_8">diseased</text:span><text:span text:style-name="T110_9">.<text:s/></text:span><text:span text:style-name="T110_10">Fever</text:span><text:span text:style-name="T110_11">,<text:s/></text:span><text:span text:style-name="T110_12">boils</text:span><text:span text:style-name="T110_13">,<text:s/></text:span><text:span text:style-name="T110_14">rashes</text:span><text:span text:style-name="T110_15"><text:s/></text:span><text:span text:style-name="T110_16">and</text:span><text:span text:style-name="T110_17"><text:s/></text:span><text:span text:style-name="T110_18">spots</text:span><text:span text:style-name="T110_19">.<text:s/></text:span><text:span text:style-name="T110_20">You</text:span><text:span text:style-name="T110_21"><text:s/></text:span><text:span text:style-name="T110_22">aren</text:span><text:span text:style-name="T110_23">’</text:span><text:span text:style-name="T110_24">t</text:span><text:span text:style-name="T110_25"><text:s/></text:span><text:span text:style-name="T110_26">thinking</text:span><text:span text:style-name="T110_27"><text:s/></text:span><text:span text:style-name="T110_28">clearly</text:span><text:span text:style-name="T110_29">.<text:s/></text:span></text:p>
            <text:list text:style-name="LS2" xml:id="list40">
              <text:list-item>
                <text:p text:style-name="P111"><text:span text:style-name="T111_1">When</text:span><text:span text:style-name="T111_2"><text:s/></text:span><text:span text:style-name="T111_3">standing</text:span><text:span text:style-name="T111_4"><text:s/></text:span><text:span text:style-name="T111_5">in</text:span><text:span text:style-name="T111_6"><text:s/></text:span><text:span text:style-name="T111_7">place</text:span><text:span text:style-name="T111_8"><text:s/></text:span><text:span text:style-name="T111_9">you</text:span><text:span text:style-name="T111_10"><text:s/></text:span><text:span text:style-name="T111_11">must</text:span><text:span text:style-name="T111_12"><text:s/></text:span><text:span text:style-name="T111_13">steady</text:span><text:span text:style-name="T111_14"><text:s/></text:span><text:span text:style-name="T111_15">yourself</text:span><text:span text:style-name="T111_16"><text:s/></text:span><text:span text:style-name="T111_17">against</text:span><text:span text:style-name="T111_18"><text:s/></text:span><text:span text:style-name="T111_19">something</text:span><text:span text:style-name="T111_20">.<text:s/></text:span></text:p>
              </text:list-item>
              <text:list-item>
                <text:p text:style-name="P112"><text:span text:style-name="T112_1">The</text:span><text:span text:style-name="T112_2"><text:s/></text:span><text:span text:style-name="T112_3">pain</text:span><text:span text:style-name="T112_4"><text:s/></text:span><text:span text:style-name="T112_5">of</text:span><text:span text:style-name="T112_6"><text:s/></text:span><text:span text:style-name="T112_7">boils</text:span><text:span text:style-name="T112_8"><text:s/></text:span><text:span text:style-name="T112_9">means</text:span><text:span text:style-name="T112_10"><text:s/></text:span><text:span text:style-name="T112_11">you</text:span><text:span text:style-name="T112_12"><text:s/></text:span><text:span text:style-name="T112_13">cannot</text:span><text:span text:style-name="T112_14"><text:s/></text:span><text:span text:style-name="T112_15">raise</text:span><text:span text:style-name="T112_16"><text:s/></text:span><text:span text:style-name="T112_17">your</text:span><text:span text:style-name="T112_18"><text:s/></text:span><text:span text:style-name="T112_19">arms</text:span><text:span text:style-name="T112_20"><text:s/></text:span><text:span text:style-name="T112_21">above</text:span><text:span text:style-name="T112_22"><text:s/></text:span><text:span text:style-name="T112_23">your</text:span><text:span text:style-name="T112_24"><text:s/></text:span><text:span text:style-name="T112_25">head</text:span><text:span text:style-name="T112_26">.<text:s/></text:span></text:p>
              </text:list-item>
            </text:list>
            <text:p text:style-name="P113"/>
            <text:p text:style-name="P114"><text:span text:style-name="T114_1">Whenever</text:span><text:span text:style-name="T114_2"><text:s/></text:span><text:span text:style-name="T114_3">you</text:span><text:span text:style-name="T114_4"><text:s/></text:span><text:span text:style-name="T114_5">use</text:span><text:span text:style-name="T114_6"><text:s/></text:span><text:span text:style-name="T114_7">an</text:span><text:span text:style-name="T114_8"><text:s/></text:span><text:span text:style-name="T114_9">ability</text:span><text:span text:style-name="T114_10"><text:s/></text:span><text:span text:style-name="T114_11">on</text:span><text:span text:style-name="T114_12"><text:s/></text:span><text:span text:style-name="T114_13">another</text:span><text:span text:style-name="T114_14"><text:s/></text:span><text:span text:style-name="T114_15">player</text:span><text:span text:style-name="T114_16"><text:s/></text:span><text:span text:style-name="T114_17">play</text:span><text:span text:style-name="T114_18"><text:s/></text:span><text:span text:style-name="T114_19">a</text:span><text:span text:style-name="T114_20"><text:s/></text:span><text:span text:style-name="T114_21">game</text:span><text:span text:style-name="T114_22"><text:s/></text:span><text:span text:style-name="T114_23">of</text:span><text:span text:style-name="T114_24"><text:s/></text:span><text:span text:style-name="T114_25">paper</text:span><text:span text:style-name="T114_26"><text:s/></text:span><text:span text:style-name="T114_27">scissors</text:span><text:span text:style-name="T114_28"><text:s/></text:span><text:span text:style-name="T114_29">rock</text:span><text:span text:style-name="T114_30"><text:s/></text:span><text:span text:style-name="T114_31">with</text:span><text:span text:style-name="T114_32"><text:s/></text:span><text:span text:style-name="T114_33">them</text:span><text:span text:style-name="T114_34">.<text:s/></text:span><text:span text:style-name="T114_35">If</text:span><text:span text:style-name="T114_36"><text:s/></text:span><text:span text:style-name="T114_37">they</text:span><text:span text:style-name="T114_38"><text:s/></text:span><text:span text:style-name="T114_39">lose</text:span><text:span text:style-name="T114_40"><text:s/></text:span><text:span text:style-name="T114_41">then</text:span><text:span text:style-name="T114_42"><text:s/></text:span><text:span text:style-name="T114_43">they</text:span><text:span text:style-name="T114_44"><text:s/></text:span><text:span text:style-name="T114_45">also</text:span><text:span text:style-name="T114_46"><text:s/></text:span><text:span text:style-name="T114_47">contract</text:span><text:span text:style-name="T114_48"><text:s/></text:span><text:span text:style-name="T114_49">the</text:span><text:span text:style-name="T114_50"><text:s/></text:span><text:span text:style-name="T114_51">plague</text:span><text:span text:style-name="T114_52">.<text:s/></text:span><text:span text:style-name="T114_53">If</text:span><text:span text:style-name="T114_54"><text:s/></text:span><text:span text:style-name="T114_55">another</text:span><text:span text:style-name="T114_56"><text:s/></text:span><text:span text:style-name="T114_57">player</text:span><text:span text:style-name="T114_58"><text:s/></text:span><text:span text:style-name="T114_59">contracts</text:span><text:span text:style-name="T114_60"><text:s/></text:span><text:span text:style-name="T114_61">the</text:span><text:span text:style-name="T114_62"><text:s/></text:span><text:span text:style-name="T114_63">disease</text:span><text:span text:style-name="T114_64"><text:s/></text:span><text:span text:style-name="T114_65">hand</text:span><text:span text:style-name="T114_66"><text:s/></text:span><text:span text:style-name="T114_67">them</text:span><text:span text:style-name="T114_68"><text:s/>(</text:span><text:span text:style-name="T114_69">or</text:span><text:span text:style-name="T114_70"><text:s/></text:span><text:span text:style-name="T114_71">get</text:span><text:span text:style-name="T114_72"><text:s/></text:span><text:span text:style-name="T114_73">a</text:span><text:span text:style-name="T114_74"><text:s/></text:span><text:span text:style-name="T114_75">Host</text:span><text:span text:style-name="T114_76"><text:s/></text:span><text:span text:style-name="T114_77">to</text:span><text:span text:style-name="T114_78">)<text:s/></text:span><text:span text:style-name="T114_79">a</text:span><text:span text:style-name="T114_80"><text:s/></text:span><text:span text:style-name="T114_81">Plague</text:span><text:span text:style-name="T114_82"><text:s/></text:span><text:span text:style-name="T114_83">card</text:span><text:span text:style-name="T114_84">.</text:span></text:p>
          </table:table-cell>
        </table:table-row>
        <table:table-row table:style-name="Row22">
          <table:table-cell table:style-name="Cell22">
            <text:p text:style-name="P115"><text:span text:style-name="T115_1"><text:line-break/></text:span></text:p>
            <text:p text:style-name="P116"><text:span text:style-name="T116_1">Plague</text:span><text:span text:style-name="T116_2"><text:s/>-</text:span><text:span text:style-name="T116_3"><text:s/></text:span><text:span text:style-name="T116_4">You</text:span><text:span text:style-name="T116_5"><text:s/></text:span><text:span text:style-name="T116_6">are</text:span><text:span text:style-name="T116_7"><text:s/></text:span><text:span text:style-name="T116_8">diseased</text:span><text:span text:style-name="T116_9">.<text:s/></text:span><text:span text:style-name="T116_10">Fever</text:span><text:span text:style-name="T116_11">,<text:s/></text:span><text:span text:style-name="T116_12">boils</text:span><text:span text:style-name="T116_13">,<text:s/></text:span><text:span text:style-name="T116_14">rashes</text:span><text:span text:style-name="T116_15"><text:s/></text:span><text:span text:style-name="T116_16">and</text:span><text:span text:style-name="T116_17"><text:s/></text:span><text:span text:style-name="T116_18">spots</text:span><text:span text:style-name="T116_19">.<text:s/></text:span><text:span text:style-name="T116_20">You</text:span><text:span text:style-name="T116_21"><text:s/></text:span><text:span text:style-name="T116_22">aren</text:span><text:span text:style-name="T116_23">’</text:span><text:span text:style-name="T116_24">t</text:span><text:span text:style-name="T116_25"><text:s/></text:span><text:span text:style-name="T116_26">thinking</text:span><text:span text:style-name="T116_27"><text:s/></text:span><text:span text:style-name="T116_28">clearly</text:span><text:span text:style-name="T116_29">.<text:s/></text:span></text:p>
            <text:list text:style-name="LS2" xml:id="list42">
              <text:list-item>
                <text:p text:style-name="P117"><text:span text:style-name="T117_1">When</text:span><text:span text:style-name="T117_2"><text:s/></text:span><text:span text:style-name="T117_3">standing</text:span><text:span text:style-name="T117_4"><text:s/></text:span><text:span text:style-name="T117_5">in</text:span><text:span text:style-name="T117_6"><text:s/></text:span><text:span text:style-name="T117_7">place</text:span><text:span text:style-name="T117_8"><text:s/></text:span><text:span text:style-name="T117_9">you</text:span><text:span text:style-name="T117_10"><text:s/></text:span><text:span text:style-name="T117_11">must</text:span><text:span text:style-name="T117_12"><text:s/></text:span><text:span text:style-name="T117_13">steady</text:span><text:span text:style-name="T117_14"><text:s/></text:span><text:span text:style-name="T117_15">yourself</text:span><text:span text:style-name="T117_16"><text:s/></text:span><text:span text:style-name="T117_17">against</text:span><text:span text:style-name="T117_18"><text:s/></text:span><text:span text:style-name="T117_19">something</text:span><text:span text:style-name="T117_20">.<text:s/></text:span></text:p>
              </text:list-item>
              <text:list-item>
                <text:p text:style-name="P118"><text:span text:style-name="T118_1">The</text:span><text:span text:style-name="T118_2"><text:s/></text:span><text:span text:style-name="T118_3">pain</text:span><text:span text:style-name="T118_4"><text:s/></text:span><text:span text:style-name="T118_5">of</text:span><text:span text:style-name="T118_6"><text:s/></text:span><text:span text:style-name="T118_7">boils</text:span><text:span text:style-name="T118_8"><text:s/></text:span><text:span text:style-name="T118_9">means</text:span><text:span text:style-name="T118_10"><text:s/></text:span><text:span text:style-name="T118_11">you</text:span><text:span text:style-name="T118_12"><text:s/></text:span><text:span text:style-name="T118_13">cannot</text:span><text:span text:style-name="T118_14"><text:s/></text:span><text:span text:style-name="T118_15">raise</text:span><text:span text:style-name="T118_16"><text:s/></text:span><text:span text:style-name="T118_17">your</text:span><text:span text:style-name="T118_18"><text:s/></text:span><text:span text:style-name="T118_19">arms</text:span><text:span text:style-name="T118_20"><text:s/></text:span><text:span text:style-name="T118_21">above</text:span><text:span text:style-name="T118_22"><text:s/></text:span><text:span text:style-name="T118_23">your</text:span><text:span text:style-name="T118_24"><text:s/></text:span><text:span text:style-name="T118_25">head</text:span><text:span text:style-name="T118_26">.<text:s/></text:span></text:p>
              </text:list-item>
            </text:list>
            <text:p text:style-name="P119"/>
            <text:p text:style-name="P120"><text:span text:style-name="T120_1">Whenever</text:span><text:span text:style-name="T120_2"><text:s/></text:span><text:span text:style-name="T120_3">you</text:span><text:span text:style-name="T120_4"><text:s/></text:span><text:span text:style-name="T120_5">use</text:span><text:span text:style-name="T120_6"><text:s/></text:span><text:span text:style-name="T120_7">an</text:span><text:span text:style-name="T120_8"><text:s/></text:span><text:span text:style-name="T120_9">ability</text:span><text:span text:style-name="T120_10"><text:s/></text:span><text:span text:style-name="T120_11">on</text:span><text:span text:style-name="T120_12"><text:s/></text:span><text:span text:style-name="T120_13">another</text:span><text:span text:style-name="T120_14"><text:s/></text:span><text:span text:style-name="T120_15">player</text:span><text:span text:style-name="T120_16"><text:s/></text:span><text:span text:style-name="T120_17">play</text:span><text:span text:style-name="T120_18"><text:s/></text:span><text:span text:style-name="T120_19">a</text:span><text:span text:style-name="T120_20"><text:s/></text:span><text:span text:style-name="T120_21">game</text:span><text:span text:style-name="T120_22"><text:s/></text:span><text:span text:style-name="T120_23">of</text:span><text:span text:style-name="T120_24"><text:s/></text:span><text:span text:style-name="T120_25">paper</text:span><text:span text:style-name="T120_26"><text:s/></text:span><text:span text:style-name="T120_27">scissors</text:span><text:span text:style-name="T120_28"><text:s/></text:span><text:span text:style-name="T120_29">rock</text:span><text:span text:style-name="T120_30"><text:s/></text:span><text:span text:style-name="T120_31">with</text:span><text:span text:style-name="T120_32"><text:s/></text:span><text:span text:style-name="T120_33">them</text:span><text:span text:style-name="T120_34">.<text:s/></text:span><text:span text:style-name="T120_35">If</text:span><text:span text:style-name="T120_36"><text:s/></text:span><text:span text:style-name="T120_37">they</text:span><text:span text:style-name="T120_38"><text:s/></text:span><text:span text:style-name="T120_39">lose</text:span><text:span text:style-name="T120_40"><text:s/></text:span><text:span text:style-name="T120_41">then</text:span><text:span text:style-name="T120_42"><text:s/></text:span><text:span text:style-name="T120_43">they</text:span><text:span text:style-name="T120_44"><text:s/></text:span><text:span text:style-name="T120_45">also</text:span><text:span text:style-name="T120_46"><text:s/></text:span><text:span text:style-name="T120_47">contract</text:span><text:span text:style-name="T120_48"><text:s/></text:span><text:span text:style-name="T120_49">the</text:span><text:span text:style-name="T120_50"><text:s/></text:span><text:span text:style-name="T120_51">plague</text:span><text:span text:style-name="T120_52">.<text:s/></text:span><text:span text:style-name="T120_53">If</text:span><text:span text:style-name="T120_54"><text:s/></text:span><text:span text:style-name="T120_55">another</text:span><text:span text:style-name="T120_56"><text:s/></text:span><text:span text:style-name="T120_57">player</text:span><text:span text:style-name="T120_58"><text:s/></text:span><text:span text:style-name="T120_59">contracts</text:span><text:span text:style-name="T120_60"><text:s/></text:span><text:span text:style-name="T120_61">the</text:span><text:span text:style-name="T120_62"><text:s/></text:span><text:span text:style-name="T120_63">disease</text:span><text:span text:style-name="T120_64"><text:s/></text:span><text:span text:style-name="T120_65">hand</text:span><text:span text:style-name="T120_66"><text:s/></text:span><text:span text:style-name="T120_67">them</text:span><text:span text:style-name="T120_68"><text:s/>(</text:span><text:span text:style-name="T120_69">or</text:span><text:span text:style-name="T120_70"><text:s/></text:span><text:span text:style-name="T120_71">get</text:span><text:span text:style-name="T120_72"><text:s/></text:span><text:span text:style-name="T120_73">a</text:span><text:span text:style-name="T120_74"><text:s/></text:span><text:span text:style-name="T120_75">Host</text:span><text:span text:style-name="T120_76"><text:s/></text:span><text:span text:style-name="T120_77">to</text:span><text:span text:style-name="T120_78">)<text:s/></text:span><text:span text:style-name="T120_79">a</text:span><text:span text:style-name="T120_80"><text:s/></text:span><text:span text:style-name="T120_81">Plague</text:span><text:span text:style-name="T120_82"><text:s/></text:span><text:span text:style-name="T120_83">card</text:span><text:span text:style-name="T120_84">.</text:span></text:p>
          </table:table-cell>
        </table:table-row>
        <table:table-row table:style-name="Row23">
          <table:table-cell table:style-name="Cell23">
            <text:p text:style-name="P121"><text:span text:style-name="T121_1">Plague</text:span><text:span text:style-name="T121_2"><text:s/>-</text:span><text:span text:style-name="T121_3"><text:s/></text:span><text:span text:style-name="T121_4">You</text:span><text:span text:style-name="T121_5"><text:s/></text:span><text:span text:style-name="T121_6">are</text:span><text:span text:style-name="T121_7"><text:s/></text:span><text:span text:style-name="T121_8">diseased</text:span><text:span text:style-name="T121_9">.<text:s/></text:span><text:span text:style-name="T121_10">Fever</text:span><text:span text:style-name="T121_11">,<text:s/></text:span><text:span text:style-name="T121_12">boils</text:span><text:span text:style-name="T121_13">,<text:s/></text:span><text:span text:style-name="T121_14">rashes</text:span><text:span text:style-name="T121_15"><text:s/></text:span><text:span text:style-name="T121_16">and</text:span><text:span text:style-name="T121_17"><text:s/></text:span><text:span text:style-name="T121_18">spots</text:span><text:span text:style-name="T121_19">.<text:s/></text:span><text:span text:style-name="T121_20">You</text:span><text:span text:style-name="T121_21"><text:s/></text:span><text:span text:style-name="T121_22">aren</text:span><text:span text:style-name="T121_23">’</text:span><text:span text:style-name="T121_24">t</text:span><text:span text:style-name="T121_25"><text:s/></text:span><text:span text:style-name="T121_26">thinking</text:span><text:span text:style-name="T121_27"><text:s/></text:span><text:span text:style-name="T121_28">clearly</text:span><text:span text:style-name="T121_29">.<text:s/></text:span></text:p>
            <text:list text:style-name="LS2" xml:id="list44">
              <text:list-item>
                <text:p text:style-name="P122"><text:span text:style-name="T122_1">When</text:span><text:span text:style-name="T122_2"><text:s/></text:span><text:span text:style-name="T122_3">standing</text:span><text:span text:style-name="T122_4"><text:s/></text:span><text:span text:style-name="T122_5">in</text:span><text:span text:style-name="T122_6"><text:s/></text:span><text:span text:style-name="T122_7">place</text:span><text:span text:style-name="T122_8"><text:s/></text:span><text:span text:style-name="T122_9">you</text:span><text:span text:style-name="T122_10"><text:s/></text:span><text:span text:style-name="T122_11">must</text:span><text:span text:style-name="T122_12"><text:s/></text:span><text:span text:style-name="T122_13">steady</text:span><text:span text:style-name="T122_14"><text:s/></text:span><text:span text:style-name="T122_15">yourself</text:span><text:span text:style-name="T122_16"><text:s/></text:span><text:span text:style-name="T122_17">against</text:span><text:span text:style-name="T122_18"><text:s/></text:span><text:span text:style-name="T122_19">something</text:span><text:span text:style-name="T122_20">.<text:s/></text:span></text:p>
              </text:list-item>
              <text:list-item>
                <text:p text:style-name="P123"><text:span text:style-name="T123_1">The</text:span><text:span text:style-name="T123_2"><text:s/></text:span><text:span text:style-name="T123_3">pain</text:span><text:span text:style-name="T123_4"><text:s/></text:span><text:span text:style-name="T123_5">of</text:span><text:span text:style-name="T123_6"><text:s/></text:span><text:span text:style-name="T123_7">boils</text:span><text:span text:style-name="T123_8"><text:s/></text:span><text:span text:style-name="T123_9">means</text:span><text:span text:style-name="T123_10"><text:s/></text:span><text:span text:style-name="T123_11">you</text:span><text:span text:style-name="T123_12"><text:s/></text:span><text:span text:style-name="T123_13">cannot</text:span><text:span text:style-name="T123_14"><text:s/></text:span><text:span text:style-name="T123_15">raise</text:span><text:span text:style-name="T123_16"><text:s/></text:span><text:span text:style-name="T123_17">your</text:span><text:span text:style-name="T123_18"><text:s/></text:span><text:span text:style-name="T123_19">arms</text:span><text:span text:style-name="T123_20"><text:s/></text:span><text:span text:style-name="T123_21">above</text:span><text:span text:style-name="T123_22"><text:s/></text:span><text:span text:style-name="T123_23">your</text:span><text:span text:style-name="T123_24"><text:s/></text:span><text:span text:style-name="T123_25">head</text:span><text:span text:style-name="T123_26">.<text:s/></text:span></text:p>
              </text:list-item>
            </text:list>
            <text:p text:style-name="P124"/>
            <text:p text:style-name="P125"><text:span text:style-name="T125_1">Whenever</text:span><text:span text:style-name="T125_2"><text:s/></text:span><text:span text:style-name="T125_3">you</text:span><text:span text:style-name="T125_4"><text:s/></text:span><text:span text:style-name="T125_5">use</text:span><text:span text:style-name="T125_6"><text:s/></text:span><text:span text:style-name="T125_7">an</text:span><text:span text:style-name="T125_8"><text:s/></text:span><text:span text:style-name="T125_9">ability</text:span><text:span text:style-name="T125_10"><text:s/></text:span><text:span text:style-name="T125_11">on</text:span><text:span text:style-name="T125_12"><text:s/></text:span><text:span text:style-name="T125_13">another</text:span><text:span text:style-name="T125_14"><text:s/></text:span><text:span text:style-name="T125_15">player</text:span><text:span text:style-name="T125_16"><text:s/></text:span><text:span text:style-name="T125_17">play</text:span><text:span text:style-name="T125_18"><text:s/></text:span><text:span text:style-name="T125_19">a</text:span><text:span text:style-name="T125_20"><text:s/></text:span><text:span text:style-name="T125_21">game</text:span><text:span text:style-name="T125_22"><text:s/></text:span><text:span text:style-name="T125_23">of</text:span><text:span text:style-name="T125_24"><text:s/></text:span><text:span text:style-name="T125_25">paper</text:span><text:span text:style-name="T125_26"><text:s/></text:span><text:span text:style-name="T125_27">scissors</text:span><text:span text:style-name="T125_28"><text:s/></text:span><text:span text:style-name="T125_29">rock</text:span><text:span text:style-name="T125_30"><text:s/></text:span><text:span text:style-name="T125_31">with</text:span><text:span text:style-name="T125_32"><text:s/></text:span><text:span text:style-name="T125_33">them</text:span><text:span text:style-name="T125_34">.<text:s/></text:span><text:span text:style-name="T125_35">If</text:span><text:span text:style-name="T125_36"><text:s/></text:span><text:span text:style-name="T125_37">they</text:span><text:span text:style-name="T125_38"><text:s/></text:span><text:span text:style-name="T125_39">lose</text:span><text:span text:style-name="T125_40"><text:s/></text:span><text:span text:style-name="T125_41">then</text:span><text:span text:style-name="T125_42"><text:s/></text:span><text:span text:style-name="T125_43">they</text:span><text:span text:style-name="T125_44"><text:s/></text:span><text:span text:style-name="T125_45">also</text:span><text:span text:style-name="T125_46"><text:s/></text:span><text:span text:style-name="T125_47">contract</text:span><text:span text:style-name="T125_48"><text:s/></text:span><text:span text:style-name="T125_49">the</text:span><text:span text:style-name="T125_50"><text:s/></text:span><text:span text:style-name="T125_51">plague</text:span><text:span text:style-name="T125_52">.<text:s/></text:span><text:span text:style-name="T125_53">If</text:span><text:span text:style-name="T125_54"><text:s/></text:span><text:span text:style-name="T125_55">another</text:span><text:span text:style-name="T125_56"><text:s/></text:span><text:span text:style-name="T125_57">player</text:span><text:span text:style-name="T125_58"><text:s/></text:span><text:span text:style-name="T125_59">contracts</text:span><text:span text:style-name="T125_60"><text:s/></text:span><text:span text:style-name="T125_61">the</text:span><text:span text:style-name="T125_62"><text:s/></text:span><text:span text:style-name="T125_63">disease</text:span><text:span text:style-name="T125_64"><text:s/></text:span><text:span text:style-name="T125_65">hand</text:span><text:span text:style-name="T125_66"><text:s/></text:span><text:span text:style-name="T125_67">them</text:span><text:span text:style-name="T125_68"><text:s/>(</text:span><text:span text:style-name="T125_69">or</text:span><text:span text:style-name="T125_70"><text:s/></text:span><text:span text:style-name="T125_71">get</text:span><text:span text:style-name="T125_72"><text:s/></text:span><text:span text:style-name="T125_73">a</text:span><text:span text:style-name="T125_74"><text:s/></text:span><text:span text:style-name="T125_75">Host</text:span><text:span text:style-name="T125_76"><text:s/></text:span><text:span text:style-name="T125_77">to</text:span><text:span text:style-name="T125_78">)<text:s/></text:span><text:span text:style-name="T125_79">a</text:span><text:span text:style-name="T125_80"><text:s/></text:span><text:span text:style-name="T125_81">Plague</text:span><text:span text:style-name="T125_82"><text:s/></text:span><text:span text:style-name="T125_83">card</text:span><text:span text:style-name="T125_84">.</text:span></text:p>
          </table:table-cell>
        </table:table-row>
        <table:table-row table:style-name="Row24">
          <table:table-cell table:style-name="Cell24">
            <text:p text:style-name="P126"><text:span text:style-name="T126_1">Plague</text:span><text:span text:style-name="T126_2"><text:s/>-</text:span><text:span text:style-name="T126_3"><text:s/></text:span><text:span text:style-name="T126_4">You</text:span><text:span text:style-name="T126_5"><text:s/></text:span><text:span text:style-name="T126_6">are</text:span><text:span text:style-name="T126_7"><text:s/></text:span><text:span text:style-name="T126_8">diseased</text:span><text:span text:style-name="T126_9">.<text:s/></text:span><text:span text:style-name="T126_10">Fever</text:span><text:span text:style-name="T126_11">,<text:s/></text:span><text:span text:style-name="T126_12">boils</text:span><text:span text:style-name="T126_13">,<text:s/></text:span><text:span text:style-name="T126_14">rashes</text:span><text:span text:style-name="T126_15"><text:s/></text:span><text:span text:style-name="T126_16">and</text:span><text:span text:style-name="T126_17"><text:s/></text:span><text:span text:style-name="T126_18">spots</text:span><text:span text:style-name="T126_19">.<text:s/></text:span><text:span text:style-name="T126_20">You</text:span><text:span text:style-name="T126_21"><text:s/></text:span><text:span text:style-name="T126_22">aren</text:span><text:span text:style-name="T126_23">’</text:span><text:span text:style-name="T126_24">t</text:span><text:span text:style-name="T126_25"><text:s/></text:span><text:span text:style-name="T126_26">thinking</text:span><text:span text:style-name="T126_27"><text:s/></text:span><text:span text:style-name="T126_28">clearly</text:span><text:span text:style-name="T126_29">.<text:s/></text:span></text:p>
            <text:list text:style-name="LS2" xml:id="list46">
              <text:list-item>
                <text:p text:style-name="P127"><text:span text:style-name="T127_1">When</text:span><text:span text:style-name="T127_2"><text:s/></text:span><text:span text:style-name="T127_3">standing</text:span><text:span text:style-name="T127_4"><text:s/></text:span><text:span text:style-name="T127_5">in</text:span><text:span text:style-name="T127_6"><text:s/></text:span><text:span text:style-name="T127_7">place</text:span><text:span text:style-name="T127_8"><text:s/></text:span><text:span text:style-name="T127_9">you</text:span><text:span text:style-name="T127_10"><text:s/></text:span><text:span text:style-name="T127_11">must</text:span><text:span text:style-name="T127_12"><text:s/></text:span><text:span text:style-name="T127_13">steady</text:span><text:span text:style-name="T127_14"><text:s/></text:span><text:span text:style-name="T127_15">yourself</text:span><text:span text:style-name="T127_16"><text:s/></text:span><text:span text:style-name="T127_17">against</text:span><text:span text:style-name="T127_18"><text:s/></text:span><text:span text:style-name="T127_19">something</text:span><text:span text:style-name="T127_20">.<text:s/></text:span></text:p>
              </text:list-item>
              <text:list-item>
                <text:p text:style-name="P128"><text:span text:style-name="T128_1">The</text:span><text:span text:style-name="T128_2"><text:s/></text:span><text:span text:style-name="T128_3">pain</text:span><text:span text:style-name="T128_4"><text:s/></text:span><text:span text:style-name="T128_5">of</text:span><text:span text:style-name="T128_6"><text:s/></text:span><text:span text:style-name="T128_7">boils</text:span><text:span text:style-name="T128_8"><text:s/></text:span><text:span text:style-name="T128_9">means</text:span><text:span text:style-name="T128_10"><text:s/></text:span><text:span text:style-name="T128_11">you</text:span><text:span text:style-name="T128_12"><text:s/></text:span><text:span text:style-name="T128_13">cannot</text:span><text:span text:style-name="T128_14"><text:s/></text:span><text:span text:style-name="T128_15">raise</text:span><text:span text:style-name="T128_16"><text:s/></text:span><text:span text:style-name="T128_17">your</text:span><text:span text:style-name="T128_18"><text:s/></text:span><text:span text:style-name="T128_19">arms</text:span><text:span text:style-name="T128_20"><text:s/></text:span><text:span text:style-name="T128_21">above</text:span><text:span text:style-name="T128_22"><text:s/></text:span><text:span text:style-name="T128_23">your</text:span><text:span text:style-name="T128_24"><text:s/></text:span><text:span text:style-name="T128_25">head</text:span><text:span text:style-name="T128_26">.<text:s/></text:span></text:p>
              </text:list-item>
            </text:list>
            <text:p text:style-name="P129"/>
            <text:p text:style-name="P130"><text:span text:style-name="T130_1">Whenever</text:span><text:span text:style-name="T130_2"><text:s/></text:span><text:span text:style-name="T130_3">you</text:span><text:span text:style-name="T130_4"><text:s/></text:span><text:span text:style-name="T130_5">use</text:span><text:span text:style-name="T130_6"><text:s/></text:span><text:span text:style-name="T130_7">an</text:span><text:span text:style-name="T130_8"><text:s/></text:span><text:span text:style-name="T130_9">ability</text:span><text:span text:style-name="T130_10"><text:s/></text:span><text:span text:style-name="T130_11">on</text:span><text:span text:style-name="T130_12"><text:s/></text:span><text:span text:style-name="T130_13">another</text:span><text:span text:style-name="T130_14"><text:s/></text:span><text:span text:style-name="T130_15">player</text:span><text:span text:style-name="T130_16"><text:s/></text:span><text:span text:style-name="T130_17">play</text:span><text:span text:style-name="T130_18"><text:s/></text:span><text:span text:style-name="T130_19">a</text:span><text:span text:style-name="T130_20"><text:s/></text:span><text:span text:style-name="T130_21">game</text:span><text:span text:style-name="T130_22"><text:s/></text:span><text:span text:style-name="T130_23">of</text:span><text:span text:style-name="T130_24"><text:s/></text:span><text:span text:style-name="T130_25">paper</text:span><text:span text:style-name="T130_26"><text:s/></text:span><text:span text:style-name="T130_27">scissors</text:span><text:span text:style-name="T130_28"><text:s/></text:span><text:span text:style-name="T130_29">rock</text:span><text:span text:style-name="T130_30"><text:s/></text:span><text:span text:style-name="T130_31">with</text:span><text:span text:style-name="T130_32"><text:s/></text:span><text:span text:style-name="T130_33">them</text:span><text:span text:style-name="T130_34">.<text:s/></text:span><text:span text:style-name="T130_35">If</text:span><text:span text:style-name="T130_36"><text:s/></text:span><text:span text:style-name="T130_37">they</text:span><text:span text:style-name="T130_38"><text:s/></text:span><text:span text:style-name="T130_39">lose</text:span><text:span text:style-name="T130_40"><text:s/></text:span><text:span text:style-name="T130_41">then</text:span><text:span text:style-name="T130_42"><text:s/></text:span><text:span text:style-name="T130_43">they</text:span><text:span text:style-name="T130_44"><text:s/></text:span><text:span text:style-name="T130_45">also</text:span><text:span text:style-name="T130_46"><text:s/></text:span><text:span text:style-name="T130_47">contract</text:span><text:span text:style-name="T130_48"><text:s/></text:span><text:span text:style-name="T130_49">the</text:span><text:span text:style-name="T130_50"><text:s/></text:span><text:span text:style-name="T130_51">plague</text:span><text:span text:style-name="T130_52">.<text:s/></text:span><text:span text:style-name="T130_53">If</text:span><text:span text:style-name="T130_54"><text:s/></text:span><text:span text:style-name="T130_55">another</text:span><text:span text:style-name="T130_56"><text:s/></text:span><text:span text:style-name="T130_57">player</text:span><text:span text:style-name="T130_58"><text:s/></text:span><text:span text:style-name="T130_59">contracts</text:span><text:span text:style-name="T130_60"><text:s/></text:span><text:span text:style-name="T130_61">the</text:span><text:span text:style-name="T130_62"><text:s/></text:span><text:span text:style-name="T130_63">disease</text:span><text:span text:style-name="T130_64"><text:s/></text:span><text:span text:style-name="T130_65">hand</text:span><text:span text:style-name="T130_66"><text:s/></text:span><text:span text:style-name="T130_67">them</text:span><text:span text:style-name="T130_68"><text:s/>(</text:span><text:span text:style-name="T130_69">or</text:span><text:span text:style-name="T130_70"><text:s/></text:span><text:span text:style-name="T130_71">get</text:span><text:span text:style-name="T130_72"><text:s/></text:span><text:span text:style-name="T130_73">a</text:span><text:span text:style-name="T130_74"><text:s/></text:span><text:span text:style-name="T130_75">Host</text:span><text:span text:style-name="T130_76"><text:s/></text:span><text:span text:style-name="T130_77">to</text:span><text:span text:style-name="T130_78">)<text:s/></text:span><text:span text:style-name="T130_79">a</text:span><text:span text:style-name="T130_80"><text:s/></text:span><text:span text:style-name="T130_81">Plague</text:span><text:span text:style-name="T130_82"><text:s/></text:span><text:span text:style-name="T130_83">card</text:span><text:span text:style-name="T130_84">.</text:span></text:p>
          </table:table-cell>
        </table:table-row>
        <table:table-row table:style-name="Row25">
          <table:table-cell table:style-name="Cell25">
            <text:p text:style-name="P131"><text:span text:style-name="T131_1">Plague</text:span><text:span text:style-name="T131_2"><text:s/>-</text:span><text:span text:style-name="T131_3"><text:s/></text:span><text:span text:style-name="T131_4">You</text:span><text:span text:style-name="T131_5"><text:s/></text:span><text:span text:style-name="T131_6">are</text:span><text:span text:style-name="T131_7"><text:s/></text:span><text:span text:style-name="T131_8">diseased</text:span><text:span text:style-name="T131_9">.<text:s/></text:span><text:span text:style-name="T131_10">Fever</text:span><text:span text:style-name="T131_11">,<text:s/></text:span><text:span text:style-name="T131_12">boils</text:span><text:span text:style-name="T131_13">,<text:s/></text:span><text:span text:style-name="T131_14">rashes</text:span><text:span text:style-name="T131_15"><text:s/></text:span><text:span text:style-name="T131_16">and</text:span><text:span text:style-name="T131_17"><text:s/></text:span><text:span text:style-name="T131_18">spots</text:span><text:span text:style-name="T131_19">.<text:s/></text:span><text:span text:style-name="T131_20">You</text:span><text:span text:style-name="T131_21"><text:s/></text:span><text:span text:style-name="T131_22">aren</text:span><text:span text:style-name="T131_23">’</text:span><text:span text:style-name="T131_24">t</text:span><text:span text:style-name="T131_25"><text:s/></text:span><text:span text:style-name="T131_26">thinking</text:span><text:span text:style-name="T131_27"><text:s/></text:span><text:span text:style-name="T131_28">clearly</text:span><text:span text:style-name="T131_29">.<text:s/></text:span></text:p>
            <text:list text:style-name="LS2" xml:id="list48">
              <text:list-item>
                <text:p text:style-name="P132"><text:span text:style-name="T132_1">When</text:span><text:span text:style-name="T132_2"><text:s/></text:span><text:span text:style-name="T132_3">standing</text:span><text:span text:style-name="T132_4"><text:s/></text:span><text:span text:style-name="T132_5">in</text:span><text:span text:style-name="T132_6"><text:s/></text:span><text:span text:style-name="T132_7">place</text:span><text:span text:style-name="T132_8"><text:s/></text:span><text:span text:style-name="T132_9">you</text:span><text:span text:style-name="T132_10"><text:s/></text:span><text:span text:style-name="T132_11">must</text:span><text:span text:style-name="T132_12"><text:s/></text:span><text:span text:style-name="T132_13">steady</text:span><text:span text:style-name="T132_14"><text:s/></text:span><text:span text:style-name="T132_15">yourself</text:span><text:span text:style-name="T132_16"><text:s/></text:span><text:span text:style-name="T132_17">against</text:span><text:span text:style-name="T132_18"><text:s/></text:span><text:span text:style-name="T132_19">something</text:span><text:span text:style-name="T132_20">.<text:s/></text:span></text:p>
              </text:list-item>
              <text:list-item>
                <text:p text:style-name="P133"><text:span text:style-name="T133_1">The</text:span><text:span text:style-name="T133_2"><text:s/></text:span><text:span text:style-name="T133_3">pain</text:span><text:span text:style-name="T133_4"><text:s/></text:span><text:span text:style-name="T133_5">of</text:span><text:span text:style-name="T133_6"><text:s/></text:span><text:span text:style-name="T133_7">boils</text:span><text:span text:style-name="T133_8"><text:s/></text:span><text:span text:style-name="T133_9">means</text:span><text:span text:style-name="T133_10"><text:s/></text:span><text:span text:style-name="T133_11">you</text:span><text:span text:style-name="T133_12"><text:s/></text:span><text:span text:style-name="T133_13">cannot</text:span><text:span text:style-name="T133_14"><text:s/></text:span><text:span text:style-name="T133_15">raise</text:span><text:span text:style-name="T133_16"><text:s/></text:span><text:span text:style-name="T133_17">your</text:span><text:span text:style-name="T133_18"><text:s/></text:span><text:span text:style-name="T133_19">arms</text:span><text:span text:style-name="T133_20"><text:s/></text:span><text:span text:style-name="T133_21">above</text:span><text:span text:style-name="T133_22"><text:s/></text:span><text:span text:style-name="T133_23">your</text:span><text:span text:style-name="T133_24"><text:s/></text:span><text:span text:style-name="T133_25">head</text:span><text:span text:style-name="T133_26">.<text:s/></text:span></text:p>
              </text:list-item>
            </text:list>
            <text:p text:style-name="P134"/>
            <text:p text:style-name="P135"><text:span text:style-name="T135_1">Whenever</text:span><text:span text:style-name="T135_2"><text:s/></text:span><text:span text:style-name="T135_3">you</text:span><text:span text:style-name="T135_4"><text:s/></text:span><text:span text:style-name="T135_5">use</text:span><text:span text:style-name="T135_6"><text:s/></text:span><text:span text:style-name="T135_7">an</text:span><text:span text:style-name="T135_8"><text:s/></text:span><text:span text:style-name="T135_9">ability</text:span><text:span text:style-name="T135_10"><text:s/></text:span><text:span text:style-name="T135_11">on</text:span><text:span text:style-name="T135_12"><text:s/></text:span><text:span text:style-name="T135_13">another</text:span><text:span text:style-name="T135_14"><text:s/></text:span><text:span text:style-name="T135_15">player</text:span><text:span text:style-name="T135_16"><text:s/></text:span><text:span text:style-name="T135_17">play</text:span><text:span text:style-name="T135_18"><text:s/></text:span><text:span text:style-name="T135_19">a</text:span><text:span text:style-name="T135_20"><text:s/></text:span><text:span text:style-name="T135_21">game</text:span><text:span text:style-name="T135_22"><text:s/></text:span><text:span text:style-name="T135_23">of</text:span><text:span text:style-name="T135_24"><text:s/></text:span><text:span text:style-name="T135_25">paper</text:span><text:span text:style-name="T135_26"><text:s/></text:span><text:span text:style-name="T135_27">scissors</text:span><text:span text:style-name="T135_28"><text:s/></text:span><text:span text:style-name="T135_29">rock</text:span><text:span text:style-name="T135_30"><text:s/></text:span><text:span text:style-name="T135_31">with</text:span><text:span text:style-name="T135_32"><text:s/></text:span><text:span text:style-name="T135_33">them</text:span><text:span text:style-name="T135_34">.<text:s/></text:span><text:span text:style-name="T135_35">If</text:span><text:span text:style-name="T135_36"><text:s/></text:span><text:span text:style-name="T135_37">they</text:span><text:span text:style-name="T135_38"><text:s/></text:span><text:span text:style-name="T135_39">lose</text:span><text:span text:style-name="T135_40"><text:s/></text:span><text:span text:style-name="T135_41">then</text:span><text:span text:style-name="T135_42"><text:s/></text:span><text:span text:style-name="T135_43">they</text:span><text:span text:style-name="T135_44"><text:s/></text:span><text:span text:style-name="T135_45">also</text:span><text:span text:style-name="T135_46"><text:s/></text:span><text:span text:style-name="T135_47">contract</text:span><text:span text:style-name="T135_48"><text:s/></text:span><text:span text:style-name="T135_49">the</text:span><text:span text:style-name="T135_50"><text:s/></text:span><text:span text:style-name="T135_51">plague</text:span><text:span text:style-name="T135_52">.<text:s/></text:span><text:span text:style-name="T135_53">If</text:span><text:span text:style-name="T135_54"><text:s/></text:span><text:span text:style-name="T135_55">another</text:span><text:span text:style-name="T135_56"><text:s/></text:span><text:span text:style-name="T135_57">player</text:span><text:span text:style-name="T135_58"><text:s/></text:span><text:span text:style-name="T135_59">contracts</text:span><text:span text:style-name="T135_60"><text:s/></text:span><text:span text:style-name="T135_61">the</text:span><text:span text:style-name="T135_62"><text:s/></text:span><text:span text:style-name="T135_63">disease</text:span><text:span text:style-name="T135_64"><text:s/></text:span><text:span text:style-name="T135_65">hand</text:span><text:span text:style-name="T135_66"><text:s/></text:span><text:span text:style-name="T135_67">them</text:span><text:span text:style-name="T135_68"><text:s/>(</text:span><text:span text:style-name="T135_69">or</text:span><text:span text:style-name="T135_70"><text:s/></text:span><text:span text:style-name="T135_71">get</text:span><text:span text:style-name="T135_72"><text:s/></text:span><text:span text:style-name="T135_73">a</text:span><text:span text:style-name="T135_74"><text:s/></text:span><text:span text:style-name="T135_75">Host</text:span><text:span text:style-name="T135_76"><text:s/></text:span><text:span text:style-name="T135_77">to</text:span><text:span text:style-name="T135_78">)<text:s/></text:span><text:span text:style-name="T135_79">a</text:span><text:span text:style-name="T135_80"><text:s/></text:span><text:span text:style-name="T135_81">Plague</text:span><text:span text:style-name="T135_82"><text:s/></text:span><text:span text:style-name="T135_83">card</text:span><text:span text:style-name="T135_84">.</text:span></text:p>
          </table:table-cell>
        </table:table-row>
        <table:table-row table:style-name="Row26">
          <table:table-cell table:style-name="Cell26">
            <text:p text:style-name="P136"><text:span text:style-name="T136_1">Plague</text:span><text:span text:style-name="T136_2"><text:s/>-</text:span><text:span text:style-name="T136_3"><text:s/></text:span><text:span text:style-name="T136_4">You</text:span><text:span text:style-name="T136_5"><text:s/></text:span><text:span text:style-name="T136_6">are</text:span><text:span text:style-name="T136_7"><text:s/></text:span><text:span text:style-name="T136_8">diseased</text:span><text:span text:style-name="T136_9">.<text:s/></text:span><text:span text:style-name="T136_10">Fever</text:span><text:span text:style-name="T136_11">,<text:s/></text:span><text:span text:style-name="T136_12">boils</text:span><text:span text:style-name="T136_13">,<text:s/></text:span><text:span text:style-name="T136_14">rashes</text:span><text:span text:style-name="T136_15"><text:s/></text:span><text:span text:style-name="T136_16">and</text:span><text:span text:style-name="T136_17"><text:s/></text:span><text:span text:style-name="T136_18">spots</text:span><text:span text:style-name="T136_19">.<text:s/></text:span><text:span text:style-name="T136_20">You</text:span><text:span text:style-name="T136_21"><text:s/></text:span><text:span text:style-name="T136_22">aren</text:span><text:span text:style-name="T136_23">’</text:span><text:span text:style-name="T136_24">t</text:span><text:span text:style-name="T136_25"><text:s/></text:span><text:span text:style-name="T136_26">thinking</text:span><text:span text:style-name="T136_27"><text:s/></text:span><text:span text:style-name="T136_28">clearly</text:span><text:span text:style-name="T136_29">.<text:s/></text:span></text:p>
            <text:list text:style-name="LS2" xml:id="list50">
              <text:list-item>
                <text:p text:style-name="P137"><text:span text:style-name="T137_1">When</text:span><text:span text:style-name="T137_2"><text:s/></text:span><text:span text:style-name="T137_3">standing</text:span><text:span text:style-name="T137_4"><text:s/></text:span><text:span text:style-name="T137_5">in</text:span><text:span text:style-name="T137_6"><text:s/></text:span><text:span text:style-name="T137_7">place</text:span><text:span text:style-name="T137_8"><text:s/></text:span><text:span text:style-name="T137_9">you</text:span><text:span text:style-name="T137_10"><text:s/></text:span><text:span text:style-name="T137_11">must</text:span><text:span text:style-name="T137_12"><text:s/></text:span><text:span text:style-name="T137_13">steady</text:span><text:span text:style-name="T137_14"><text:s/></text:span><text:span text:style-name="T137_15">yourself</text:span><text:span text:style-name="T137_16"><text:s/></text:span><text:span text:style-name="T137_17">against</text:span><text:span text:style-name="T137_18"><text:s/></text:span><text:span text:style-name="T137_19">something</text:span><text:span text:style-name="T137_20">.<text:s/></text:span></text:p>
              </text:list-item>
              <text:list-item>
                <text:p text:style-name="P138"><text:span text:style-name="T138_1">The</text:span><text:span text:style-name="T138_2"><text:s/></text:span><text:span text:style-name="T138_3">pain</text:span><text:span text:style-name="T138_4"><text:s/></text:span><text:span text:style-name="T138_5">of</text:span><text:span text:style-name="T138_6"><text:s/></text:span><text:span text:style-name="T138_7">boils</text:span><text:span text:style-name="T138_8"><text:s/></text:span><text:span text:style-name="T138_9">means</text:span><text:span text:style-name="T138_10"><text:s/></text:span><text:span text:style-name="T138_11">you</text:span><text:span text:style-name="T138_12"><text:s/></text:span><text:span text:style-name="T138_13">cannot</text:span><text:span text:style-name="T138_14"><text:s/></text:span><text:span text:style-name="T138_15">raise</text:span><text:span text:style-name="T138_16"><text:s/></text:span><text:span text:style-name="T138_17">your</text:span><text:span text:style-name="T138_18"><text:s/></text:span><text:span text:style-name="T138_19">arms</text:span><text:span text:style-name="T138_20"><text:s/></text:span><text:span text:style-name="T138_21">above</text:span><text:span text:style-name="T138_22"><text:s/></text:span><text:span text:style-name="T138_23">your</text:span><text:span text:style-name="T138_24"><text:s/></text:span><text:span text:style-name="T138_25">head</text:span><text:span text:style-name="T138_26">.<text:s/></text:span></text:p>
              </text:list-item>
            </text:list>
            <text:p text:style-name="P139"/>
            <text:p text:style-name="P140"><text:span text:style-name="T140_1">Whenever</text:span><text:span text:style-name="T140_2"><text:s/></text:span><text:span text:style-name="T140_3">you</text:span><text:span text:style-name="T140_4"><text:s/></text:span><text:span text:style-name="T140_5">use</text:span><text:span text:style-name="T140_6"><text:s/></text:span><text:span text:style-name="T140_7">an</text:span><text:span text:style-name="T140_8"><text:s/></text:span><text:span text:style-name="T140_9">ability</text:span><text:span text:style-name="T140_10"><text:s/></text:span><text:span text:style-name="T140_11">on</text:span><text:span text:style-name="T140_12"><text:s/></text:span><text:span text:style-name="T140_13">another</text:span><text:span text:style-name="T140_14"><text:s/></text:span><text:span text:style-name="T140_15">player</text:span><text:span text:style-name="T140_16"><text:s/></text:span><text:span text:style-name="T140_17">play</text:span><text:span text:style-name="T140_18"><text:s/></text:span><text:span text:style-name="T140_19">a</text:span><text:span text:style-name="T140_20"><text:s/></text:span><text:span text:style-name="T140_21">game</text:span><text:span text:style-name="T140_22"><text:s/></text:span><text:span text:style-name="T140_23">of</text:span><text:span text:style-name="T140_24"><text:s/></text:span><text:span text:style-name="T140_25">paper</text:span><text:span text:style-name="T140_26"><text:s/></text:span><text:span text:style-name="T140_27">scissors</text:span><text:span text:style-name="T140_28"><text:s/></text:span><text:span text:style-name="T140_29">rock</text:span><text:span text:style-name="T140_30"><text:s/></text:span><text:span text:style-name="T140_31">with</text:span><text:span text:style-name="T140_32"><text:s/></text:span><text:span text:style-name="T140_33">them</text:span><text:span text:style-name="T140_34">.<text:s/></text:span><text:span text:style-name="T140_35">If</text:span><text:span text:style-name="T140_36"><text:s/></text:span><text:span text:style-name="T140_37">they</text:span><text:span text:style-name="T140_38"><text:s/></text:span><text:span text:style-name="T140_39">lose</text:span><text:span text:style-name="T140_40"><text:s/></text:span><text:span text:style-name="T140_41">then</text:span><text:span text:style-name="T140_42"><text:s/></text:span><text:span text:style-name="T140_43">they</text:span><text:span text:style-name="T140_44"><text:s/></text:span><text:span text:style-name="T140_45">also</text:span><text:span text:style-name="T140_46"><text:s/></text:span><text:span text:style-name="T140_47">contract</text:span><text:span text:style-name="T140_48"><text:s/></text:span><text:span text:style-name="T140_49">the</text:span><text:span text:style-name="T140_50"><text:s/></text:span><text:span text:style-name="T140_51">plague</text:span><text:span text:style-name="T140_52">.<text:s/></text:span><text:span text:style-name="T140_53">If</text:span><text:span text:style-name="T140_54"><text:s/></text:span><text:span text:style-name="T140_55">another</text:span><text:span text:style-name="T140_56"><text:s/></text:span><text:span text:style-name="T140_57">player</text:span><text:span text:style-name="T140_58"><text:s/></text:span><text:span text:style-name="T140_59">contracts</text:span><text:span text:style-name="T140_60"><text:s/></text:span><text:span text:style-name="T140_61">the</text:span><text:span text:style-name="T140_62"><text:s/></text:span><text:span text:style-name="T140_63">disease</text:span><text:span text:style-name="T140_64"><text:s/></text:span><text:span text:style-name="T140_65">hand</text:span><text:span text:style-name="T140_66"><text:s/></text:span><text:span text:style-name="T140_67">them</text:span><text:span text:style-name="T140_68"><text:s/>(</text:span><text:span text:style-name="T140_69">or</text:span><text:span text:style-name="T140_70"><text:s/></text:span><text:span text:style-name="T140_71">get</text:span><text:span text:style-name="T140_72"><text:s/></text:span><text:span text:style-name="T140_73">a</text:span><text:span text:style-name="T140_74"><text:s/></text:span><text:span text:style-name="T140_75">Host</text:span><text:span text:style-name="T140_76"><text:s/></text:span><text:span text:style-name="T140_77">to</text:span><text:span text:style-name="T140_78">)<text:s/></text:span><text:span text:style-name="T140_79">a</text:span><text:span text:style-name="T140_80"><text:s/></text:span><text:span text:style-name="T140_81">Plague</text:span><text:span text:style-name="T140_82"><text:s/></text:span><text:span text:style-name="T140_83">card</text:span><text:span text:style-name="T140_84">.</text:span></text:p>
          </table:table-cell>
        </table:table-row>
        <table:table-row table:style-name="Row27">
          <table:table-cell table:style-name="Cell27">
            <text:p text:style-name="P141"/>
            <text:p text:style-name="P142"/>
            <text:p text:style-name="P143"/>
            <text:p text:style-name="P144"><text:span text:style-name="T144_1">Plague</text:span><text:span text:style-name="T144_2"><text:s/>-</text:span><text:span text:style-name="T144_3"><text:s/></text:span><text:span text:style-name="T144_4">You</text:span><text:span text:style-name="T144_5"><text:s/></text:span><text:span text:style-name="T144_6">are</text:span><text:span text:style-name="T144_7"><text:s/></text:span><text:span text:style-name="T144_8">diseased</text:span><text:span text:style-name="T144_9">.<text:s/></text:span><text:span text:style-name="T144_10">Fever</text:span><text:span text:style-name="T144_11">,<text:s/></text:span><text:span text:style-name="T144_12">boils</text:span><text:span text:style-name="T144_13">,<text:s/></text:span><text:span text:style-name="T144_14">rashes</text:span><text:span text:style-name="T144_15"><text:s/></text:span><text:span text:style-name="T144_16">and</text:span><text:span text:style-name="T144_17"><text:s/></text:span><text:span text:style-name="T144_18">spots</text:span><text:span text:style-name="T144_19">.<text:s/></text:span><text:span text:style-name="T144_20">You</text:span><text:span text:style-name="T144_21"><text:s/></text:span><text:span text:style-name="T144_22">aren</text:span><text:span text:style-name="T144_23">’</text:span><text:span text:style-name="T144_24">t</text:span><text:span text:style-name="T144_25"><text:s/></text:span><text:span text:style-name="T144_26">thinking</text:span><text:span text:style-name="T144_27"><text:s/></text:span><text:span text:style-name="T144_28">clearly</text:span><text:span text:style-name="T144_29">.<text:s/></text:span></text:p>
            <text:list text:style-name="LS2" xml:id="list52">
              <text:list-item>
                <text:p text:style-name="P145"><text:span text:style-name="T145_1">When</text:span><text:span text:style-name="T145_2"><text:s/></text:span><text:span text:style-name="T145_3">standing</text:span><text:span text:style-name="T145_4"><text:s/></text:span><text:span text:style-name="T145_5">in</text:span><text:span text:style-name="T145_6"><text:s/></text:span><text:span text:style-name="T145_7">place</text:span><text:span text:style-name="T145_8"><text:s/></text:span><text:span text:style-name="T145_9">you</text:span><text:span text:style-name="T145_10"><text:s/></text:span><text:span text:style-name="T145_11">must</text:span><text:span text:style-name="T145_12"><text:s/></text:span><text:span text:style-name="T145_13">steady</text:span><text:span text:style-name="T145_14"><text:s/></text:span><text:span text:style-name="T145_15">yourself</text:span><text:span text:style-name="T145_16"><text:s/></text:span><text:span text:style-name="T145_17">against</text:span><text:span text:style-name="T145_18"><text:s/></text:span><text:span text:style-name="T145_19">something</text:span><text:span text:style-name="T145_20">.<text:s/></text:span></text:p>
              </text:list-item>
              <text:list-item>
                <text:p text:style-name="P146"><text:span text:style-name="T146_1">The</text:span><text:span text:style-name="T146_2"><text:s/></text:span><text:span text:style-name="T146_3">pain</text:span><text:span text:style-name="T146_4"><text:s/></text:span><text:span text:style-name="T146_5">of</text:span><text:span text:style-name="T146_6"><text:s/></text:span><text:span text:style-name="T146_7">boils</text:span><text:span text:style-name="T146_8"><text:s/></text:span><text:span text:style-name="T146_9">means</text:span><text:span text:style-name="T146_10"><text:s/></text:span><text:span text:style-name="T146_11">you</text:span><text:span text:style-name="T146_12"><text:s/></text:span><text:span text:style-name="T146_13">cannot</text:span><text:span text:style-name="T146_14"><text:s/></text:span><text:span text:style-name="T146_15">raise</text:span><text:span text:style-name="T146_16"><text:s/></text:span><text:span text:style-name="T146_17">your</text:span><text:span text:style-name="T146_18"><text:s/></text:span><text:span text:style-name="T146_19">arms</text:span><text:span text:style-name="T146_20"><text:s/></text:span><text:span text:style-name="T146_21">above</text:span><text:span text:style-name="T146_22"><text:s/></text:span><text:span text:style-name="T146_23">your</text:span><text:span text:style-name="T146_24"><text:s/></text:span><text:span text:style-name="T146_25">head</text:span><text:span text:style-name="T146_26">.<text:s/></text:span></text:p>
              </text:list-item>
            </text:list>
            <text:p text:style-name="P147"/>
            <text:p text:style-name="P148"><text:span text:style-name="T148_1">Whenever</text:span><text:span text:style-name="T148_2"><text:s/></text:span><text:span text:style-name="T148_3">you</text:span><text:span text:style-name="T148_4"><text:s/></text:span><text:span text:style-name="T148_5">use</text:span><text:span text:style-name="T148_6"><text:s/></text:span><text:span text:style-name="T148_7">an</text:span><text:span text:style-name="T148_8"><text:s/></text:span><text:span text:style-name="T148_9">ability</text:span><text:span text:style-name="T148_10"><text:s/></text:span><text:span text:style-name="T148_11">on</text:span><text:span text:style-name="T148_12"><text:s/></text:span><text:span text:style-name="T148_13">another</text:span><text:span text:style-name="T148_14"><text:s/></text:span><text:span text:style-name="T148_15">player</text:span><text:span text:style-name="T148_16"><text:s/></text:span><text:span text:style-name="T148_17">play</text:span><text:span text:style-name="T148_18"><text:s/></text:span><text:span text:style-name="T148_19">a</text:span><text:span text:style-name="T148_20"><text:s/></text:span><text:span text:style-name="T148_21">game</text:span><text:span text:style-name="T148_22"><text:s/></text:span><text:span text:style-name="T148_23">of</text:span><text:span text:style-name="T148_24"><text:s/></text:span><text:span text:style-name="T148_25">paper</text:span><text:span text:style-name="T148_26"><text:s/></text:span><text:span text:style-name="T148_27">scissors</text:span><text:span text:style-name="T148_28"><text:s/></text:span><text:span text:style-name="T148_29">rock</text:span><text:span text:style-name="T148_30"><text:s/></text:span><text:span text:style-name="T148_31">with</text:span><text:span text:style-name="T148_32"><text:s/></text:span><text:span text:style-name="T148_33">them</text:span><text:span text:style-name="T148_34">.<text:s/></text:span><text:span text:style-name="T148_35">If</text:span><text:span text:style-name="T148_36"><text:s/></text:span><text:span text:style-name="T148_37">they</text:span><text:span text:style-name="T148_38"><text:s/></text:span><text:span text:style-name="T148_39">lose</text:span><text:span text:style-name="T148_40"><text:s/></text:span><text:span text:style-name="T148_41">then</text:span><text:span text:style-name="T148_42"><text:s/></text:span><text:span text:style-name="T148_43">they</text:span><text:span text:style-name="T148_44"><text:s/></text:span><text:span text:style-name="T148_45">also</text:span><text:span text:style-name="T148_46"><text:s/></text:span><text:span text:style-name="T148_47">contract</text:span><text:span text:style-name="T148_48"><text:s/></text:span><text:span text:style-name="T148_49">the</text:span><text:span text:style-name="T148_50"><text:s/></text:span><text:span text:style-name="T148_51">plague</text:span><text:span text:style-name="T148_52">.<text:s/></text:span><text:span text:style-name="T148_53">If</text:span><text:span text:style-name="T148_54"><text:s/></text:span><text:span text:style-name="T148_55">another</text:span><text:span text:style-name="T148_56"><text:s/></text:span><text:span text:style-name="T148_57">player</text:span><text:span text:style-name="T148_58"><text:s/></text:span><text:span text:style-name="T148_59">contracts</text:span><text:span text:style-name="T148_60"><text:s/></text:span><text:span text:style-name="T148_61">the</text:span><text:span text:style-name="T148_62"><text:s/></text:span><text:span text:style-name="T148_63">disease</text:span><text:span text:style-name="T148_64"><text:s/></text:span><text:span text:style-name="T148_65">hand</text:span><text:span text:style-name="T148_66"><text:s/></text:span><text:span text:style-name="T148_67">them</text:span><text:span text:style-name="T148_68"><text:s/>(</text:span><text:span text:style-name="T148_69">or</text:span><text:span text:style-name="T148_70"><text:s/></text:span><text:span text:style-name="T148_71">get</text:span><text:span text:style-name="T148_72"><text:s/></text:span><text:span text:style-name="T148_73">a</text:span><text:span text:style-name="T148_74"><text:s/></text:span><text:span text:style-name="T148_75">Host</text:span><text:span text:style-name="T148_76"><text:s/></text:span><text:span text:style-name="T148_77">to</text:span><text:span text:style-name="T148_78">)<text:s/></text:span><text:span text:style-name="T148_79">a</text:span><text:span text:style-name="T148_80"><text:s/></text:span><text:span text:style-name="T148_81">Plague</text:span><text:span text:style-name="T148_82"><text:s/></text:span><text:span text:style-name="T148_83">card</text:span><text:span text:style-name="T148_84">.</text:span></text:p>
          </table:table-cell>
        </table:table-row>
        <table:table-row table:style-name="Row28">
          <table:table-cell table:style-name="Cell28">
            <text:p text:style-name="P149"><text:span text:style-name="T149_1">Plague</text:span><text:span text:style-name="T149_2"><text:s/>-</text:span><text:span text:style-name="T149_3"><text:s/></text:span><text:span text:style-name="T149_4">You</text:span><text:span text:style-name="T149_5"><text:s/></text:span><text:span text:style-name="T149_6">are</text:span><text:span text:style-name="T149_7"><text:s/></text:span><text:span text:style-name="T149_8">diseased</text:span><text:span text:style-name="T149_9">.<text:s/></text:span><text:span text:style-name="T149_10">Fever</text:span><text:span text:style-name="T149_11">,<text:s/></text:span><text:span text:style-name="T149_12">boils</text:span><text:span text:style-name="T149_13">,<text:s/></text:span><text:span text:style-name="T149_14">rashes</text:span><text:span text:style-name="T149_15"><text:s/></text:span><text:span text:style-name="T149_16">and</text:span><text:span text:style-name="T149_17"><text:s/></text:span><text:span text:style-name="T149_18">spots</text:span><text:span text:style-name="T149_19">.<text:s/></text:span><text:span text:style-name="T149_20">You</text:span><text:span text:style-name="T149_21"><text:s/></text:span><text:span text:style-name="T149_22">aren</text:span><text:span text:style-name="T149_23">’</text:span><text:span text:style-name="T149_24">t</text:span><text:span text:style-name="T149_25"><text:s/></text:span><text:span text:style-name="T149_26">thinking</text:span><text:span text:style-name="T149_27"><text:s/></text:span><text:span text:style-name="T149_28">clearly</text:span><text:span text:style-name="T149_29">.<text:s/></text:span></text:p>
            <text:list text:style-name="LS2" xml:id="list54">
              <text:list-item>
                <text:p text:style-name="P150"><text:span text:style-name="T150_1">When</text:span><text:span text:style-name="T150_2"><text:s/></text:span><text:span text:style-name="T150_3">standing</text:span><text:span text:style-name="T150_4"><text:s/></text:span><text:span text:style-name="T150_5">in</text:span><text:span text:style-name="T150_6"><text:s/></text:span><text:span text:style-name="T150_7">place</text:span><text:span text:style-name="T150_8"><text:s/></text:span><text:span text:style-name="T150_9">you</text:span><text:span text:style-name="T150_10"><text:s/></text:span><text:span text:style-name="T150_11">must</text:span><text:span text:style-name="T150_12"><text:s/></text:span><text:span text:style-name="T150_13">steady</text:span><text:span text:style-name="T150_14"><text:s/></text:span><text:span text:style-name="T150_15">yourself</text:span><text:span text:style-name="T150_16"><text:s/></text:span><text:span text:style-name="T150_17">against</text:span><text:span text:style-name="T150_18"><text:s/></text:span><text:span text:style-name="T150_19">something</text:span><text:span text:style-name="T150_20">.<text:s/></text:span></text:p>
              </text:list-item>
              <text:list-item>
                <text:p text:style-name="P151"><text:span text:style-name="T151_1">The</text:span><text:span text:style-name="T151_2"><text:s/></text:span><text:span text:style-name="T151_3">pain</text:span><text:span text:style-name="T151_4"><text:s/></text:span><text:span text:style-name="T151_5">of</text:span><text:span text:style-name="T151_6"><text:s/></text:span><text:span text:style-name="T151_7">boils</text:span><text:span text:style-name="T151_8"><text:s/></text:span><text:span text:style-name="T151_9">means</text:span><text:span text:style-name="T151_10"><text:s/></text:span><text:span text:style-name="T151_11">you</text:span><text:span text:style-name="T151_12"><text:s/></text:span><text:span text:style-name="T151_13">cannot</text:span><text:span text:style-name="T151_14"><text:s/></text:span><text:span text:style-name="T151_15">raise</text:span><text:span text:style-name="T151_16"><text:s/></text:span><text:span text:style-name="T151_17">your</text:span><text:span text:style-name="T151_18"><text:s/></text:span><text:span text:style-name="T151_19">arms</text:span><text:span text:style-name="T151_20"><text:s/></text:span><text:span text:style-name="T151_21">above</text:span><text:span text:style-name="T151_22"><text:s/></text:span><text:span text:style-name="T151_23">your</text:span><text:span text:style-name="T151_24"><text:s/></text:span><text:span text:style-name="T151_25">head</text:span><text:span text:style-name="T151_26">.<text:s/></text:span></text:p>
              </text:list-item>
            </text:list>
            <text:p text:style-name="P152"/>
            <text:p text:style-name="P153"><text:span text:style-name="T153_1">Whenever</text:span><text:span text:style-name="T153_2"><text:s/></text:span><text:span text:style-name="T153_3">you</text:span><text:span text:style-name="T153_4"><text:s/></text:span><text:span text:style-name="T153_5">use</text:span><text:span text:style-name="T153_6"><text:s/></text:span><text:span text:style-name="T153_7">an</text:span><text:span text:style-name="T153_8"><text:s/></text:span><text:span text:style-name="T153_9">ability</text:span><text:span text:style-name="T153_10"><text:s/></text:span><text:span text:style-name="T153_11">on</text:span><text:span text:style-name="T153_12"><text:s/></text:span><text:span text:style-name="T153_13">another</text:span><text:span text:style-name="T153_14"><text:s/></text:span><text:span text:style-name="T153_15">player</text:span><text:span text:style-name="T153_16"><text:s/></text:span><text:span text:style-name="T153_17">play</text:span><text:span text:style-name="T153_18"><text:s/></text:span><text:span text:style-name="T153_19">a</text:span><text:span text:style-name="T153_20"><text:s/></text:span><text:span text:style-name="T153_21">game</text:span><text:span text:style-name="T153_22"><text:s/></text:span><text:span text:style-name="T153_23">of</text:span><text:span text:style-name="T153_24"><text:s/></text:span><text:span text:style-name="T153_25">paper</text:span><text:span text:style-name="T153_26"><text:s/></text:span><text:span text:style-name="T153_27">scissors</text:span><text:span text:style-name="T153_28"><text:s/></text:span><text:span text:style-name="T153_29">rock</text:span><text:span text:style-name="T153_30"><text:s/></text:span><text:span text:style-name="T153_31">with</text:span><text:span text:style-name="T153_32"><text:s/></text:span><text:span text:style-name="T153_33">them</text:span><text:span text:style-name="T153_34">.<text:s/></text:span><text:span text:style-name="T153_35">If</text:span><text:span text:style-name="T153_36"><text:s/></text:span><text:span text:style-name="T153_37">they</text:span><text:span text:style-name="T153_38"><text:s/></text:span><text:span text:style-name="T153_39">lose</text:span><text:span text:style-name="T153_40"><text:s/></text:span><text:span text:style-name="T153_41">then</text:span><text:span text:style-name="T153_42"><text:s/></text:span><text:span text:style-name="T153_43">they</text:span><text:span text:style-name="T153_44"><text:s/></text:span><text:span text:style-name="T153_45">also</text:span><text:span text:style-name="T153_46"><text:s/></text:span><text:span text:style-name="T153_47">contract</text:span><text:span text:style-name="T153_48"><text:s/></text:span><text:span text:style-name="T153_49">the</text:span><text:span text:style-name="T153_50"><text:s/></text:span><text:span text:style-name="T153_51">plague</text:span><text:span text:style-name="T153_52">.<text:s/></text:span><text:span text:style-name="T153_53">If</text:span><text:span text:style-name="T153_54"><text:s/></text:span><text:span text:style-name="T153_55">another</text:span><text:span text:style-name="T153_56"><text:s/></text:span><text:span text:style-name="T153_57">player</text:span><text:span text:style-name="T153_58"><text:s/></text:span><text:span text:style-name="T153_59">contracts</text:span><text:span text:style-name="T153_60"><text:s/></text:span><text:span text:style-name="T153_61">the</text:span><text:span text:style-name="T153_62"><text:s/></text:span><text:span text:style-name="T153_63">disease</text:span><text:span text:style-name="T153_64"><text:s/></text:span><text:span text:style-name="T153_65">hand</text:span><text:span text:style-name="T153_66"><text:s/></text:span><text:span text:style-name="T153_67">them</text:span><text:span text:style-name="T153_68"><text:s/>(</text:span><text:span text:style-name="T153_69">or</text:span><text:span text:style-name="T153_70"><text:s/></text:span><text:span text:style-name="T153_71">get</text:span><text:span text:style-name="T153_72"><text:s/></text:span><text:span text:style-name="T153_73">a</text:span><text:span text:style-name="T153_74"><text:s/></text:span><text:span text:style-name="T153_75">Host</text:span><text:span text:style-name="T153_76"><text:s/></text:span><text:span text:style-name="T153_77">to</text:span><text:span text:style-name="T153_78">)<text:s/></text:span><text:span text:style-name="T153_79">a</text:span><text:span text:style-name="T153_80"><text:s/></text:span><text:span text:style-name="T153_81">Plague</text:span><text:span text:style-name="T153_82"><text:s/></text:span><text:span text:style-name="T153_83">card</text:span><text:span text:style-name="T153_84">.</text:span></text:p>
          </table:table-cell>
        </table:table-row>
        <table:table-row table:style-name="Row29">
          <table:table-cell table:style-name="Cell29">
            <text:p text:style-name="P154"><text:span text:style-name="T154_1">Plague</text:span><text:span text:style-name="T154_2"><text:s/>-</text:span><text:span text:style-name="T154_3"><text:s/></text:span><text:span text:style-name="T154_4">You</text:span><text:span text:style-name="T154_5"><text:s/></text:span><text:span text:style-name="T154_6">are</text:span><text:span text:style-name="T154_7"><text:s/></text:span><text:span text:style-name="T154_8">diseased</text:span><text:span text:style-name="T154_9">.<text:s/></text:span><text:span text:style-name="T154_10">Fever</text:span><text:span text:style-name="T154_11">,<text:s/></text:span><text:span text:style-name="T154_12">boils</text:span><text:span text:style-name="T154_13">,<text:s/></text:span><text:span text:style-name="T154_14">rashes</text:span><text:span text:style-name="T154_15"><text:s/></text:span><text:span text:style-name="T154_16">and</text:span><text:span text:style-name="T154_17"><text:s/></text:span><text:span text:style-name="T154_18">spots</text:span><text:span text:style-name="T154_19">.<text:s/></text:span><text:span text:style-name="T154_20">You</text:span><text:span text:style-name="T154_21"><text:s/></text:span><text:span text:style-name="T154_22">aren</text:span><text:span text:style-name="T154_23">’</text:span><text:span text:style-name="T154_24">t</text:span><text:span text:style-name="T154_25"><text:s/></text:span><text:span text:style-name="T154_26">thinking</text:span><text:span text:style-name="T154_27"><text:s/></text:span><text:span text:style-name="T154_28">clearly</text:span><text:span text:style-name="T154_29">.<text:s/></text:span></text:p>
            <text:list text:style-name="LS2" xml:id="list56">
              <text:list-item>
                <text:p text:style-name="P155"><text:span text:style-name="T155_1">When</text:span><text:span text:style-name="T155_2"><text:s/></text:span><text:span text:style-name="T155_3">standing</text:span><text:span text:style-name="T155_4"><text:s/></text:span><text:span text:style-name="T155_5">in</text:span><text:span text:style-name="T155_6"><text:s/></text:span><text:span text:style-name="T155_7">place</text:span><text:span text:style-name="T155_8"><text:s/></text:span><text:span text:style-name="T155_9">you</text:span><text:span text:style-name="T155_10"><text:s/></text:span><text:span text:style-name="T155_11">must</text:span><text:span text:style-name="T155_12"><text:s/></text:span><text:span text:style-name="T155_13">steady</text:span><text:span text:style-name="T155_14"><text:s/></text:span><text:span text:style-name="T155_15">yourself</text:span><text:span text:style-name="T155_16"><text:s/></text:span><text:span text:style-name="T155_17">against</text:span><text:span text:style-name="T155_18"><text:s/></text:span><text:span text:style-name="T155_19">something</text:span><text:span text:style-name="T155_20">.<text:s/></text:span></text:p>
              </text:list-item>
              <text:list-item>
                <text:p text:style-name="P156"><text:span text:style-name="T156_1">The</text:span><text:span text:style-name="T156_2"><text:s/></text:span><text:span text:style-name="T156_3">pain</text:span><text:span text:style-name="T156_4"><text:s/></text:span><text:span text:style-name="T156_5">of</text:span><text:span text:style-name="T156_6"><text:s/></text:span><text:span text:style-name="T156_7">boils</text:span><text:span text:style-name="T156_8"><text:s/></text:span><text:span text:style-name="T156_9">means</text:span><text:span text:style-name="T156_10"><text:s/></text:span><text:span text:style-name="T156_11">you</text:span><text:span text:style-name="T156_12"><text:s/></text:span><text:span text:style-name="T156_13">cannot</text:span><text:span text:style-name="T156_14"><text:s/></text:span><text:span text:style-name="T156_15">raise</text:span><text:span text:style-name="T156_16"><text:s/></text:span><text:span text:style-name="T156_17">your</text:span><text:span text:style-name="T156_18"><text:s/></text:span><text:span text:style-name="T156_19">arms</text:span><text:span text:style-name="T156_20"><text:s/></text:span><text:span text:style-name="T156_21">above</text:span><text:span text:style-name="T156_22"><text:s/></text:span><text:span text:style-name="T156_23">your</text:span><text:span text:style-name="T156_24"><text:s/></text:span><text:span text:style-name="T156_25">head</text:span><text:span text:style-name="T156_26">.<text:s/></text:span></text:p>
              </text:list-item>
            </text:list>
            <text:p text:style-name="P157"/>
            <text:p text:style-name="P158"><text:span text:style-name="T158_1">Whenever</text:span><text:span text:style-name="T158_2"><text:s/></text:span><text:span text:style-name="T158_3">you</text:span><text:span text:style-name="T158_4"><text:s/></text:span><text:span text:style-name="T158_5">use</text:span><text:span text:style-name="T158_6"><text:s/></text:span><text:span text:style-name="T158_7">an</text:span><text:span text:style-name="T158_8"><text:s/></text:span><text:span text:style-name="T158_9">ability</text:span><text:span text:style-name="T158_10"><text:s/></text:span><text:span text:style-name="T158_11">on</text:span><text:span text:style-name="T158_12"><text:s/></text:span><text:span text:style-name="T158_13">another</text:span><text:span text:style-name="T158_14"><text:s/></text:span><text:span text:style-name="T158_15">player</text:span><text:span text:style-name="T158_16"><text:s/></text:span><text:span text:style-name="T158_17">play</text:span><text:span text:style-name="T158_18"><text:s/></text:span><text:span text:style-name="T158_19">a</text:span><text:span text:style-name="T158_20"><text:s/></text:span><text:span text:style-name="T158_21">game</text:span><text:span text:style-name="T158_22"><text:s/></text:span><text:span text:style-name="T158_23">of</text:span><text:span text:style-name="T158_24"><text:s/></text:span><text:span text:style-name="T158_25">paper</text:span><text:span text:style-name="T158_26"><text:s/></text:span><text:span text:style-name="T158_27">scissors</text:span><text:span text:style-name="T158_28"><text:s/></text:span><text:span text:style-name="T158_29">rock</text:span><text:span text:style-name="T158_30"><text:s/></text:span><text:span text:style-name="T158_31">with</text:span><text:span text:style-name="T158_32"><text:s/></text:span><text:span text:style-name="T158_33">them</text:span><text:span text:style-name="T158_34">.<text:s/></text:span><text:span text:style-name="T158_35">If</text:span><text:span text:style-name="T158_36"><text:s/></text:span><text:span text:style-name="T158_37">they</text:span><text:span text:style-name="T158_38"><text:s/></text:span><text:span text:style-name="T158_39">lose</text:span><text:span text:style-name="T158_40"><text:s/></text:span><text:span text:style-name="T158_41">then</text:span><text:span text:style-name="T158_42"><text:s/></text:span><text:span text:style-name="T158_43">they</text:span><text:span text:style-name="T158_44"><text:s/></text:span><text:span text:style-name="T158_45">also</text:span><text:span text:style-name="T158_46"><text:s/></text:span><text:span text:style-name="T158_47">contract</text:span><text:span text:style-name="T158_48"><text:s/></text:span><text:span text:style-name="T158_49">the</text:span><text:span text:style-name="T158_50"><text:s/></text:span><text:span text:style-name="T158_51">plague</text:span><text:span text:style-name="T158_52">.<text:s/></text:span><text:span text:style-name="T158_53">If</text:span><text:span text:style-name="T158_54"><text:s/></text:span><text:span text:style-name="T158_55">another</text:span><text:span text:style-name="T158_56"><text:s/></text:span><text:span text:style-name="T158_57">player</text:span><text:span text:style-name="T158_58"><text:s/></text:span><text:span text:style-name="T158_59">contracts</text:span><text:span text:style-name="T158_60"><text:s/></text:span><text:span text:style-name="T158_61">the</text:span><text:span text:style-name="T158_62"><text:s/></text:span><text:span text:style-name="T158_63">disease</text:span><text:span text:style-name="T158_64"><text:s/></text:span><text:span text:style-name="T158_65">hand</text:span><text:span text:style-name="T158_66"><text:s/></text:span><text:span text:style-name="T158_67">them</text:span><text:span text:style-name="T158_68"><text:s/>(</text:span><text:span text:style-name="T158_69">or</text:span><text:span text:style-name="T158_70"><text:s/></text:span><text:span text:style-name="T158_71">get</text:span><text:span text:style-name="T158_72"><text:s/></text:span><text:span text:style-name="T158_73">a</text:span><text:span text:style-name="T158_74"><text:s/></text:span><text:span text:style-name="T158_75">Host</text:span><text:span text:style-name="T158_76"><text:s/></text:span><text:span text:style-name="T158_77">to</text:span><text:span text:style-name="T158_78">)<text:s/></text:span><text:span text:style-name="T158_79">a</text:span><text:span text:style-name="T158_80"><text:s/></text:span><text:span text:style-name="T158_81">Plague</text:span><text:span text:style-name="T158_82"><text:s/></text:span><text:span text:style-name="T158_83">card</text:span><text:span text:style-name="T158_84">.</text:span></text:p>
          </table:table-cell>
        </table:table-row>
        <table:table-row table:style-name="Row30">
          <table:table-cell table:style-name="Cell30">
            <text:p text:style-name="P159"><text:span text:style-name="T159_1">Plague</text:span><text:span text:style-name="T159_2"><text:s/>-</text:span><text:span text:style-name="T159_3"><text:s/></text:span><text:span text:style-name="T159_4">You</text:span><text:span text:style-name="T159_5"><text:s/></text:span><text:span text:style-name="T159_6">are</text:span><text:span text:style-name="T159_7"><text:s/></text:span><text:span text:style-name="T159_8">diseased</text:span><text:span text:style-name="T159_9">.<text:s/></text:span><text:span text:style-name="T159_10">Fever</text:span><text:span text:style-name="T159_11">,<text:s/></text:span><text:span text:style-name="T159_12">boils</text:span><text:span text:style-name="T159_13">,<text:s/></text:span><text:span text:style-name="T159_14">rashes</text:span><text:span text:style-name="T159_15"><text:s/></text:span><text:span text:style-name="T159_16">and</text:span><text:span text:style-name="T159_17"><text:s/></text:span><text:span text:style-name="T159_18">spots</text:span><text:span text:style-name="T159_19">.<text:s/></text:span><text:span text:style-name="T159_20">You</text:span><text:span text:style-name="T159_21"><text:s/></text:span><text:span text:style-name="T159_22">aren</text:span><text:span text:style-name="T159_23">’</text:span><text:span text:style-name="T159_24">t</text:span><text:span text:style-name="T159_25"><text:s/></text:span><text:span text:style-name="T159_26">thinking</text:span><text:span text:style-name="T159_27"><text:s/></text:span><text:span text:style-name="T159_28">clearly</text:span><text:span text:style-name="T159_29">.<text:s/></text:span></text:p>
            <text:list text:style-name="LS2" xml:id="list58">
              <text:list-item>
                <text:p text:style-name="P160"><text:span text:style-name="T160_1">When</text:span><text:span text:style-name="T160_2"><text:s/></text:span><text:span text:style-name="T160_3">standing</text:span><text:span text:style-name="T160_4"><text:s/></text:span><text:span text:style-name="T160_5">in</text:span><text:span text:style-name="T160_6"><text:s/></text:span><text:span text:style-name="T160_7">place</text:span><text:span text:style-name="T160_8"><text:s/></text:span><text:span text:style-name="T160_9">you</text:span><text:span text:style-name="T160_10"><text:s/></text:span><text:span text:style-name="T160_11">must</text:span><text:span text:style-name="T160_12"><text:s/></text:span><text:span text:style-name="T160_13">steady</text:span><text:span text:style-name="T160_14"><text:s/></text:span><text:span text:style-name="T160_15">yourself</text:span><text:span text:style-name="T160_16"><text:s/></text:span><text:span text:style-name="T160_17">against</text:span><text:span text:style-name="T160_18"><text:s/></text:span><text:span text:style-name="T160_19">something</text:span><text:span text:style-name="T160_20">.<text:s/></text:span></text:p>
              </text:list-item>
              <text:list-item>
                <text:p text:style-name="P161"><text:span text:style-name="T161_1">The</text:span><text:span text:style-name="T161_2"><text:s/></text:span><text:span text:style-name="T161_3">pain</text:span><text:span text:style-name="T161_4"><text:s/></text:span><text:span text:style-name="T161_5">of</text:span><text:span text:style-name="T161_6"><text:s/></text:span><text:span text:style-name="T161_7">boils</text:span><text:span text:style-name="T161_8"><text:s/></text:span><text:span text:style-name="T161_9">means</text:span><text:span text:style-name="T161_10"><text:s/></text:span><text:span text:style-name="T161_11">you</text:span><text:span text:style-name="T161_12"><text:s/></text:span><text:span text:style-name="T161_13">cannot</text:span><text:span text:style-name="T161_14"><text:s/></text:span><text:span text:style-name="T161_15">raise</text:span><text:span text:style-name="T161_16"><text:s/></text:span><text:span text:style-name="T161_17">your</text:span><text:span text:style-name="T161_18"><text:s/></text:span><text:span text:style-name="T161_19">arms</text:span><text:span text:style-name="T161_20"><text:s/></text:span><text:span text:style-name="T161_21">above</text:span><text:span text:style-name="T161_22"><text:s/></text:span><text:span text:style-name="T161_23">your</text:span><text:span text:style-name="T161_24"><text:s/></text:span><text:span text:style-name="T161_25">head</text:span><text:span text:style-name="T161_26">.<text:s/></text:span></text:p>
              </text:list-item>
            </text:list>
            <text:p text:style-name="P162"/>
            <text:p text:style-name="P163"><text:span text:style-name="T163_1">Whenever</text:span><text:span text:style-name="T163_2"><text:s/></text:span><text:span text:style-name="T163_3">you</text:span><text:span text:style-name="T163_4"><text:s/></text:span><text:span text:style-name="T163_5">use</text:span><text:span text:style-name="T163_6"><text:s/></text:span><text:span text:style-name="T163_7">an</text:span><text:span text:style-name="T163_8"><text:s/></text:span><text:span text:style-name="T163_9">ability</text:span><text:span text:style-name="T163_10"><text:s/></text:span><text:span text:style-name="T163_11">on</text:span><text:span text:style-name="T163_12"><text:s/></text:span><text:span text:style-name="T163_13">another</text:span><text:span text:style-name="T163_14"><text:s/></text:span><text:span text:style-name="T163_15">player</text:span><text:span text:style-name="T163_16"><text:s/></text:span><text:span text:style-name="T163_17">play</text:span><text:span text:style-name="T163_18"><text:s/></text:span><text:span text:style-name="T163_19">a</text:span><text:span text:style-name="T163_20"><text:s/></text:span><text:span text:style-name="T163_21">game</text:span><text:span text:style-name="T163_22"><text:s/></text:span><text:span text:style-name="T163_23">of</text:span><text:span text:style-name="T163_24"><text:s/></text:span><text:span text:style-name="T163_25">paper</text:span><text:span text:style-name="T163_26"><text:s/></text:span><text:span text:style-name="T163_27">scissors</text:span><text:span text:style-name="T163_28"><text:s/></text:span><text:span text:style-name="T163_29">rock</text:span><text:span text:style-name="T163_30"><text:s/></text:span><text:span text:style-name="T163_31">with</text:span><text:span text:style-name="T163_32"><text:s/></text:span><text:span text:style-name="T163_33">them</text:span><text:span text:style-name="T163_34">.<text:s/></text:span><text:span text:style-name="T163_35">If</text:span><text:span text:style-name="T163_36"><text:s/></text:span><text:span text:style-name="T163_37">they</text:span><text:span text:style-name="T163_38"><text:s/></text:span><text:span text:style-name="T163_39">lose</text:span><text:span text:style-name="T163_40"><text:s/></text:span><text:span text:style-name="T163_41">then</text:span><text:span text:style-name="T163_42"><text:s/></text:span><text:span text:style-name="T163_43">they</text:span><text:span text:style-name="T163_44"><text:s/></text:span><text:span text:style-name="T163_45">also</text:span><text:span text:style-name="T163_46"><text:s/></text:span><text:span text:style-name="T163_47">contract</text:span><text:span text:style-name="T163_48"><text:s/></text:span><text:span text:style-name="T163_49">the</text:span><text:span text:style-name="T163_50"><text:s/></text:span><text:span text:style-name="T163_51">plague</text:span><text:span text:style-name="T163_52">.<text:s/></text:span><text:span text:style-name="T163_53">If</text:span><text:span text:style-name="T163_54"><text:s/></text:span><text:span text:style-name="T163_55">another</text:span><text:span text:style-name="T163_56"><text:s/></text:span><text:span text:style-name="T163_57">player</text:span><text:span text:style-name="T163_58"><text:s/></text:span><text:span text:style-name="T163_59">contracts</text:span><text:span text:style-name="T163_60"><text:s/></text:span><text:span text:style-name="T163_61">the</text:span><text:span text:style-name="T163_62"><text:s/></text:span><text:span text:style-name="T163_63">disease</text:span><text:span text:style-name="T163_64"><text:s/></text:span><text:span text:style-name="T163_65">hand</text:span><text:span text:style-name="T163_66"><text:s/></text:span><text:span text:style-name="T163_67">them</text:span><text:span text:style-name="T163_68"><text:s/>(</text:span><text:span text:style-name="T163_69">or</text:span><text:span text:style-name="T163_70"><text:s/></text:span><text:span text:style-name="T163_71">get</text:span><text:span text:style-name="T163_72"><text:s/></text:span><text:span text:style-name="T163_73">a</text:span><text:span text:style-name="T163_74"><text:s/></text:span><text:span text:style-name="T163_75">Host</text:span><text:span text:style-name="T163_76"><text:s/></text:span><text:span text:style-name="T163_77">to</text:span><text:span text:style-name="T163_78">)<text:s/></text:span><text:span text:style-name="T163_79">a</text:span><text:span text:style-name="T163_80"><text:s/></text:span><text:span text:style-name="T163_81">Plague</text:span><text:span text:style-name="T163_82"><text:s/></text:span><text:span text:style-name="T163_83">card</text:span><text:span text:style-name="T163_84">.</text:span></text:p>
          </table:table-cell>
        </table:table-row>
        <table:table-row table:style-name="Row31">
          <table:table-cell table:style-name="Cell31">
            <text:p text:style-name="P164"><text:span text:style-name="T164_1">Plague</text:span><text:span text:style-name="T164_2"><text:s/>-</text:span><text:span text:style-name="T164_3"><text:s/></text:span><text:span text:style-name="T164_4">You</text:span><text:span text:style-name="T164_5"><text:s/></text:span><text:span text:style-name="T164_6">are</text:span><text:span text:style-name="T164_7"><text:s/></text:span><text:span text:style-name="T164_8">diseased</text:span><text:span text:style-name="T164_9">.<text:s/></text:span><text:span text:style-name="T164_10">Fever</text:span><text:span text:style-name="T164_11">,<text:s/></text:span><text:span text:style-name="T164_12">boils</text:span><text:span text:style-name="T164_13">,<text:s/></text:span><text:span text:style-name="T164_14">rashes</text:span><text:span text:style-name="T164_15"><text:s/></text:span><text:span text:style-name="T164_16">and</text:span><text:span text:style-name="T164_17"><text:s/></text:span><text:span text:style-name="T164_18">spots</text:span><text:span text:style-name="T164_19">.<text:s/></text:span><text:span text:style-name="T164_20">You</text:span><text:span text:style-name="T164_21"><text:s/></text:span><text:span text:style-name="T164_22">aren</text:span><text:span text:style-name="T164_23">’</text:span><text:span text:style-name="T164_24">t</text:span><text:span text:style-name="T164_25"><text:s/></text:span><text:span text:style-name="T164_26">thinking</text:span><text:span text:style-name="T164_27"><text:s/></text:span><text:span text:style-name="T164_28">clearly</text:span><text:span text:style-name="T164_29">.<text:s/></text:span></text:p>
            <text:list text:style-name="LS2" xml:id="list60">
              <text:list-item>
                <text:p text:style-name="P165"><text:span text:style-name="T165_1">When</text:span><text:span text:style-name="T165_2"><text:s/></text:span><text:span text:style-name="T165_3">standing</text:span><text:span text:style-name="T165_4"><text:s/></text:span><text:span text:style-name="T165_5">in</text:span><text:span text:style-name="T165_6"><text:s/></text:span><text:span text:style-name="T165_7">place</text:span><text:span text:style-name="T165_8"><text:s/></text:span><text:span text:style-name="T165_9">you</text:span><text:span text:style-name="T165_10"><text:s/></text:span><text:span text:style-name="T165_11">must</text:span><text:span text:style-name="T165_12"><text:s/></text:span><text:span text:style-name="T165_13">steady</text:span><text:span text:style-name="T165_14"><text:s/></text:span><text:span text:style-name="T165_15">yourself</text:span><text:span text:style-name="T165_16"><text:s/></text:span><text:span text:style-name="T165_17">against</text:span><text:span text:style-name="T165_18"><text:s/></text:span><text:span text:style-name="T165_19">something</text:span><text:span text:style-name="T165_20">.<text:s/></text:span></text:p>
              </text:list-item>
              <text:list-item>
                <text:p text:style-name="P166"><text:span text:style-name="T166_1">The</text:span><text:span text:style-name="T166_2"><text:s/></text:span><text:span text:style-name="T166_3">pain</text:span><text:span text:style-name="T166_4"><text:s/></text:span><text:span text:style-name="T166_5">of</text:span><text:span text:style-name="T166_6"><text:s/></text:span><text:span text:style-name="T166_7">boils</text:span><text:span text:style-name="T166_8"><text:s/></text:span><text:span text:style-name="T166_9">means</text:span><text:span text:style-name="T166_10"><text:s/></text:span><text:span text:style-name="T166_11">you</text:span><text:span text:style-name="T166_12"><text:s/></text:span><text:span text:style-name="T166_13">cannot</text:span><text:span text:style-name="T166_14"><text:s/></text:span><text:span text:style-name="T166_15">raise</text:span><text:span text:style-name="T166_16"><text:s/></text:span><text:span text:style-name="T166_17">your</text:span><text:span text:style-name="T166_18"><text:s/></text:span><text:span text:style-name="T166_19">arms</text:span><text:span text:style-name="T166_20"><text:s/></text:span><text:span text:style-name="T166_21">above</text:span><text:span text:style-name="T166_22"><text:s/></text:span><text:span text:style-name="T166_23">your</text:span><text:span text:style-name="T166_24"><text:s/></text:span><text:span text:style-name="T166_25">head</text:span><text:span text:style-name="T166_26">.<text:s/></text:span></text:p>
              </text:list-item>
            </text:list>
            <text:p text:style-name="P167"/>
            <text:p text:style-name="P168"><text:span text:style-name="T168_1">Whenever</text:span><text:span text:style-name="T168_2"><text:s/></text:span><text:span text:style-name="T168_3">you</text:span><text:span text:style-name="T168_4"><text:s/></text:span><text:span text:style-name="T168_5">use</text:span><text:span text:style-name="T168_6"><text:s/></text:span><text:span text:style-name="T168_7">an</text:span><text:span text:style-name="T168_8"><text:s/></text:span><text:span text:style-name="T168_9">ability</text:span><text:span text:style-name="T168_10"><text:s/></text:span><text:span text:style-name="T168_11">on</text:span><text:span text:style-name="T168_12"><text:s/></text:span><text:span text:style-name="T168_13">another</text:span><text:span text:style-name="T168_14"><text:s/></text:span><text:span text:style-name="T168_15">player</text:span><text:span text:style-name="T168_16"><text:s/></text:span><text:span text:style-name="T168_17">play</text:span><text:span text:style-name="T168_18"><text:s/></text:span><text:span text:style-name="T168_19">a</text:span><text:span text:style-name="T168_20"><text:s/></text:span><text:span text:style-name="T168_21">game</text:span><text:span text:style-name="T168_22"><text:s/></text:span><text:span text:style-name="T168_23">of</text:span><text:span text:style-name="T168_24"><text:s/></text:span><text:span text:style-name="T168_25">paper</text:span><text:span text:style-name="T168_26"><text:s/></text:span><text:span text:style-name="T168_27">scissors</text:span><text:span text:style-name="T168_28"><text:s/></text:span><text:span text:style-name="T168_29">rock</text:span><text:span text:style-name="T168_30"><text:s/></text:span><text:span text:style-name="T168_31">with</text:span><text:span text:style-name="T168_32"><text:s/></text:span><text:span text:style-name="T168_33">them</text:span><text:span text:style-name="T168_34">.<text:s/></text:span><text:span text:style-name="T168_35">If</text:span><text:span text:style-name="T168_36"><text:s/></text:span><text:span text:style-name="T168_37">they</text:span><text:span text:style-name="T168_38"><text:s/></text:span><text:span text:style-name="T168_39">lose</text:span><text:span text:style-name="T168_40"><text:s/></text:span><text:span text:style-name="T168_41">then</text:span><text:span text:style-name="T168_42"><text:s/></text:span><text:span text:style-name="T168_43">they</text:span><text:span text:style-name="T168_44"><text:s/></text:span><text:span text:style-name="T168_45">also</text:span><text:span text:style-name="T168_46"><text:s/></text:span><text:span text:style-name="T168_47">contract</text:span><text:span text:style-name="T168_48"><text:s/></text:span><text:span text:style-name="T168_49">the</text:span><text:span text:style-name="T168_50"><text:s/></text:span><text:span text:style-name="T168_51">plague</text:span><text:span text:style-name="T168_52">.<text:s/></text:span><text:span text:style-name="T168_53">If</text:span><text:span text:style-name="T168_54"><text:s/></text:span><text:span text:style-name="T168_55">another</text:span><text:span text:style-name="T168_56"><text:s/></text:span><text:span text:style-name="T168_57">player</text:span><text:span text:style-name="T168_58"><text:s/></text:span><text:span text:style-name="T168_59">contracts</text:span><text:span text:style-name="T168_60"><text:s/></text:span><text:span text:style-name="T168_61">the</text:span><text:span text:style-name="T168_62"><text:s/></text:span><text:span text:style-name="T168_63">disease</text:span><text:span text:style-name="T168_64"><text:s/></text:span><text:span text:style-name="T168_65">hand</text:span><text:span text:style-name="T168_66"><text:s/></text:span><text:span text:style-name="T168_67">them</text:span><text:span text:style-name="T168_68"><text:s/>(</text:span><text:span text:style-name="T168_69">or</text:span><text:span text:style-name="T168_70"><text:s/></text:span><text:span text:style-name="T168_71">get</text:span><text:span text:style-name="T168_72"><text:s/></text:span><text:span text:style-name="T168_73">a</text:span><text:span text:style-name="T168_74"><text:s/></text:span><text:span text:style-name="T168_75">Host</text:span><text:span text:style-name="T168_76"><text:s/></text:span><text:span text:style-name="T168_77">to</text:span><text:span text:style-name="T168_78">)<text:s/></text:span><text:span text:style-name="T168_79">a</text:span><text:span text:style-name="T168_80"><text:s/></text:span><text:span text:style-name="T168_81">Plague</text:span><text:span text:style-name="T168_82"><text:s/></text:span><text:span text:style-name="T168_83">card</text:span><text:span text:style-name="T168_84">.</text:span></text:p>
          </table:table-cell>
        </table:table-row>
        <table:table-row table:style-name="Row32">
          <table:table-cell table:style-name="Cell32">
            <text:p text:style-name="P169"/>
            <text:p text:style-name="P170"/>
            <text:p text:style-name="P171"/>
            <text:p text:style-name="P172"><text:span text:style-name="T172_1">Plague</text:span><text:span text:style-name="T172_2"><text:s/>-</text:span><text:span text:style-name="T172_3"><text:s/></text:span><text:span text:style-name="T172_4">You</text:span><text:span text:style-name="T172_5"><text:s/></text:span><text:span text:style-name="T172_6">are</text:span><text:span text:style-name="T172_7"><text:s/></text:span><text:span text:style-name="T172_8">diseased</text:span><text:span text:style-name="T172_9">.<text:s/></text:span><text:span text:style-name="T172_10">Fever</text:span><text:span text:style-name="T172_11">,<text:s/></text:span><text:span text:style-name="T172_12">boils</text:span><text:span text:style-name="T172_13">,<text:s/></text:span><text:span text:style-name="T172_14">rashes</text:span><text:span text:style-name="T172_15"><text:s/></text:span><text:span text:style-name="T172_16">and</text:span><text:span text:style-name="T172_17"><text:s/></text:span><text:span text:style-name="T172_18">spots</text:span><text:span text:style-name="T172_19">.<text:s/></text:span><text:span text:style-name="T172_20">You</text:span><text:span text:style-name="T172_21"><text:s/></text:span><text:span text:style-name="T172_22">aren</text:span><text:span text:style-name="T172_23">’</text:span><text:span text:style-name="T172_24">t</text:span><text:span text:style-name="T172_25"><text:s/></text:span><text:span text:style-name="T172_26">thinking</text:span><text:span text:style-name="T172_27"><text:s/></text:span><text:span text:style-name="T172_28">clearly</text:span><text:span text:style-name="T172_29">.<text:s/></text:span></text:p>
            <text:list text:style-name="LS2" xml:id="list62">
              <text:list-item>
                <text:p text:style-name="P173"><text:span text:style-name="T173_1">When</text:span><text:span text:style-name="T173_2"><text:s/></text:span><text:span text:style-name="T173_3">standing</text:span><text:span text:style-name="T173_4"><text:s/></text:span><text:span text:style-name="T173_5">in</text:span><text:span text:style-name="T173_6"><text:s/></text:span><text:span text:style-name="T173_7">place</text:span><text:span text:style-name="T173_8"><text:s/></text:span><text:span text:style-name="T173_9">you</text:span><text:span text:style-name="T173_10"><text:s/></text:span><text:span text:style-name="T173_11">must</text:span><text:span text:style-name="T173_12"><text:s/></text:span><text:span text:style-name="T173_13">steady</text:span><text:span text:style-name="T173_14"><text:s/></text:span><text:span text:style-name="T173_15">yourself</text:span><text:span text:style-name="T173_16"><text:s/></text:span><text:span text:style-name="T173_17">against</text:span><text:span text:style-name="T173_18"><text:s/></text:span><text:span text:style-name="T173_19">something</text:span><text:span text:style-name="T173_20">.<text:s/></text:span></text:p>
              </text:list-item>
              <text:list-item>
                <text:p text:style-name="P174"><text:span text:style-name="T174_1">The</text:span><text:span text:style-name="T174_2"><text:s/></text:span><text:span text:style-name="T174_3">pain</text:span><text:span text:style-name="T174_4"><text:s/></text:span><text:span text:style-name="T174_5">of</text:span><text:span text:style-name="T174_6"><text:s/></text:span><text:span text:style-name="T174_7">boils</text:span><text:span text:style-name="T174_8"><text:s/></text:span><text:span text:style-name="T174_9">means</text:span><text:span text:style-name="T174_10"><text:s/></text:span><text:span text:style-name="T174_11">you</text:span><text:span text:style-name="T174_12"><text:s/></text:span><text:span text:style-name="T174_13">cannot</text:span><text:span text:style-name="T174_14"><text:s/></text:span><text:span text:style-name="T174_15">raise</text:span><text:span text:style-name="T174_16"><text:s/></text:span><text:span text:style-name="T174_17">your</text:span><text:span text:style-name="T174_18"><text:s/></text:span><text:span text:style-name="T174_19">arms</text:span><text:span text:style-name="T174_20"><text:s/></text:span><text:span text:style-name="T174_21">above</text:span><text:span text:style-name="T174_22"><text:s/></text:span><text:span text:style-name="T174_23">your</text:span><text:span text:style-name="T174_24"><text:s/></text:span><text:span text:style-name="T174_25">head</text:span><text:span text:style-name="T174_26">.<text:s/></text:span></text:p>
              </text:list-item>
            </text:list>
            <text:p text:style-name="P175"/>
            <text:p text:style-name="P176"><text:span text:style-name="T176_1">Whenever</text:span><text:span text:style-name="T176_2"><text:s/></text:span><text:span text:style-name="T176_3">you</text:span><text:span text:style-name="T176_4"><text:s/></text:span><text:span text:style-name="T176_5">use</text:span><text:span text:style-name="T176_6"><text:s/></text:span><text:span text:style-name="T176_7">an</text:span><text:span text:style-name="T176_8"><text:s/></text:span><text:span text:style-name="T176_9">ability</text:span><text:span text:style-name="T176_10"><text:s/></text:span><text:span text:style-name="T176_11">on</text:span><text:span text:style-name="T176_12"><text:s/></text:span><text:span text:style-name="T176_13">another</text:span><text:span text:style-name="T176_14"><text:s/></text:span><text:span text:style-name="T176_15">player</text:span><text:span text:style-name="T176_16"><text:s/></text:span><text:span text:style-name="T176_17">play</text:span><text:span text:style-name="T176_18"><text:s/></text:span><text:span text:style-name="T176_19">a</text:span><text:span text:style-name="T176_20"><text:s/></text:span><text:span text:style-name="T176_21">game</text:span><text:span text:style-name="T176_22"><text:s/></text:span><text:span text:style-name="T176_23">of</text:span><text:span text:style-name="T176_24"><text:s/></text:span><text:span text:style-name="T176_25">paper</text:span><text:span text:style-name="T176_26"><text:s/></text:span><text:span text:style-name="T176_27">scissors</text:span><text:span text:style-name="T176_28"><text:s/></text:span><text:span text:style-name="T176_29">rock</text:span><text:span text:style-name="T176_30"><text:s/></text:span><text:span text:style-name="T176_31">with</text:span><text:span text:style-name="T176_32"><text:s/></text:span><text:span text:style-name="T176_33">them</text:span><text:span text:style-name="T176_34">.<text:s/></text:span><text:span text:style-name="T176_35">If</text:span><text:span text:style-name="T176_36"><text:s/></text:span><text:span text:style-name="T176_37">they</text:span><text:span text:style-name="T176_38"><text:s/></text:span><text:span text:style-name="T176_39">lose</text:span><text:span text:style-name="T176_40"><text:s/></text:span><text:span text:style-name="T176_41">then</text:span><text:span text:style-name="T176_42"><text:s/></text:span><text:span text:style-name="T176_43">they</text:span><text:span text:style-name="T176_44"><text:s/></text:span><text:span text:style-name="T176_45">also</text:span><text:span text:style-name="T176_46"><text:s/></text:span><text:span text:style-name="T176_47">contract</text:span><text:span text:style-name="T176_48"><text:s/></text:span><text:span text:style-name="T176_49">the</text:span><text:span text:style-name="T176_50"><text:s/></text:span><text:span text:style-name="T176_51">plague</text:span><text:span text:style-name="T176_52">.<text:s/></text:span><text:span text:style-name="T176_53">If</text:span><text:span text:style-name="T176_54"><text:s/></text:span><text:span text:style-name="T176_55">another</text:span><text:span text:style-name="T176_56"><text:s/></text:span><text:span text:style-name="T176_57">player</text:span><text:span text:style-name="T176_58"><text:s/></text:span><text:span text:style-name="T176_59">contracts</text:span><text:span text:style-name="T176_60"><text:s/></text:span><text:span text:style-name="T176_61">the</text:span><text:span text:style-name="T176_62"><text:s/></text:span><text:span text:style-name="T176_63">disease</text:span><text:span text:style-name="T176_64"><text:s/></text:span><text:span text:style-name="T176_65">hand</text:span><text:span text:style-name="T176_66"><text:s/></text:span><text:span text:style-name="T176_67">them</text:span><text:span text:style-name="T176_68"><text:s/>(</text:span><text:span text:style-name="T176_69">or</text:span><text:span text:style-name="T176_70"><text:s/></text:span><text:span text:style-name="T176_71">get</text:span><text:span text:style-name="T176_72"><text:s/></text:span><text:span text:style-name="T176_73">a</text:span><text:span text:style-name="T176_74"><text:s/></text:span><text:span text:style-name="T176_75">Host</text:span><text:span text:style-name="T176_76"><text:s/></text:span><text:span text:style-name="T176_77">to</text:span><text:span text:style-name="T176_78">)<text:s/></text:span><text:span text:style-name="T176_79">a</text:span><text:span text:style-name="T176_80"><text:s/></text:span><text:span text:style-name="T176_81">Plague</text:span><text:span text:style-name="T176_82"><text:s/></text:span><text:span text:style-name="T176_83">card</text:span><text:span text:style-name="T176_84">.</text:span></text:p>
          </table:table-cell>
        </table:table-row>
      </table:table>
      <text:p text:style-name="P177"/>
      <text:p text:style-name="P178"/>
      <text:p text:style-name="P179"/>
      <table:table table:style-name="Table3">
        <table:table-column table:style-name="Column3"/>
        <table:table-row table:style-name="Row33">
          <table:table-cell table:style-name="Cell33">
            <text:p text:style-name="P180"><text:span text:style-name="T180_1">Mysterious</text:span><text:span text:style-name="T180_2"><text:s/></text:span><text:span text:style-name="T180_3">illness</text:span><text:span text:style-name="T180_4"><text:s/>-</text:span><text:span text:style-name="T180_5"><text:s/></text:span><text:span text:style-name="T180_6">You</text:span><text:span text:style-name="T180_7"><text:s/></text:span><text:span text:style-name="T180_8">are</text:span><text:span text:style-name="T180_9"><text:s/></text:span><text:span text:style-name="T180_10">diseased</text:span><text:span text:style-name="T180_11">.<text:s/></text:span><text:span text:style-name="T180_12">You</text:span><text:span text:style-name="T180_13"><text:s/></text:span><text:span text:style-name="T180_14">must</text:span><text:span text:style-name="T180_15"><text:s/></text:span><text:span text:style-name="T180_16">itch</text:span><text:span text:style-name="T180_17"><text:s/></text:span><text:span text:style-name="T180_18">your</text:span><text:span text:style-name="T180_19"><text:s/></text:span><text:span text:style-name="T180_20">crotch</text:span><text:span text:style-name="T180_21"><text:s/></text:span><text:span text:style-name="T180_22">every</text:span><text:span text:style-name="T180_23"><text:s/>3<text:s/></text:span><text:span text:style-name="T180_24">minutes</text:span><text:span text:style-name="T180_25">.<text:s/></text:span><text:span text:style-name="T180_26">You</text:span><text:span text:style-name="T180_27"><text:s/></text:span><text:span text:style-name="T180_28">have</text:span><text:span text:style-name="T180_29"><text:s/></text:span><text:span text:style-name="T180_30">a</text:span><text:span text:style-name="T180_31"><text:s/></text:span><text:span text:style-name="T180_32">thirst</text:span><text:span text:style-name="T180_33"><text:s/></text:span><text:span text:style-name="T180_34">that</text:span><text:span text:style-name="T180_35"><text:s/></text:span><text:span text:style-name="T180_36">can</text:span><text:span text:style-name="T180_37"><text:s/></text:span><text:span text:style-name="T180_38">only</text:span><text:span text:style-name="T180_39"><text:s/></text:span><text:span text:style-name="T180_40">be</text:span><text:span text:style-name="T180_41"><text:s/></text:span><text:span text:style-name="T180_42">quenched</text:span><text:span text:style-name="T180_43"><text:s/></text:span><text:span text:style-name="T180_44">by</text:span><text:span text:style-name="T180_45"><text:s/></text:span><text:span text:style-name="T180_46">adult</text:span><text:span text:style-name="T180_47"><text:s/></text:span><text:span text:style-name="T180_48">beverages</text:span><text:span text:style-name="T180_49">.</text:span></text:p>
            <text:p text:style-name="P181"/>
          </table:table-cell>
        </table:table-row>
        <table:table-row table:style-name="Row34">
          <table:table-cell table:style-name="Cell34">
            <text:p text:style-name="P182"><text:span text:style-name="T182_1">Mysterious</text:span><text:span text:style-name="T182_2"><text:s/></text:span><text:span text:style-name="T182_3">illness</text:span><text:span text:style-name="T182_4"><text:s/>-<text:s text:c="2"/></text:span><text:span text:style-name="T182_5">You</text:span><text:span text:style-name="T182_6"><text:s/></text:span><text:span text:style-name="T182_7">are</text:span><text:span text:style-name="T182_8"><text:s/></text:span><text:span text:style-name="T182_9">diseased</text:span><text:span text:style-name="T182_10">.<text:s/></text:span><text:span text:style-name="T182_11">You</text:span><text:span text:style-name="T182_12"><text:s/></text:span><text:span text:style-name="T182_13">must</text:span><text:span text:style-name="T182_14"><text:s/></text:span><text:span text:style-name="T182_15">itch</text:span><text:span text:style-name="T182_16"><text:s/></text:span><text:span text:style-name="T182_17">your</text:span><text:span text:style-name="T182_18"><text:s/></text:span><text:span text:style-name="T182_19">crotch</text:span><text:span text:style-name="T182_20"><text:s/></text:span><text:span text:style-name="T182_21">every</text:span><text:span text:style-name="T182_22"><text:s/>5<text:s/></text:span><text:span text:style-name="T182_23">minutes</text:span><text:span text:style-name="T182_24">.</text:span></text:p>
          </table:table-cell>
        </table:table-row>
        <table:table-row table:style-name="Row35">
          <table:table-cell table:style-name="Cell35">
            <text:p text:style-name="P183"><text:span text:style-name="T183_1">Shadow</text:span><text:span text:style-name="T183_2"><text:s/></text:span><text:span text:style-name="T183_3">fever</text:span><text:span text:style-name="T183_4"><text:s/>-<text:s/></text:span><text:span text:style-name="T183_5">You</text:span><text:span text:style-name="T183_6"><text:s/></text:span><text:span text:style-name="T183_7">have</text:span><text:span text:style-name="T183_8"><text:s/></text:span><text:span text:style-name="T183_9">an</text:span><text:span text:style-name="T183_10"><text:s/></text:span><text:span text:style-name="T183_11">illness</text:span><text:span text:style-name="T183_12">.<text:s/></text:span><text:span text:style-name="T183_13">Want</text:span><text:span text:style-name="T183_14"><text:s/></text:span><text:span text:style-name="T183_15">to</text:span><text:span text:style-name="T183_16"><text:s/></text:span><text:span text:style-name="T183_17">stay</text:span><text:span text:style-name="T183_18"><text:s/></text:span><text:span text:style-name="T183_19">in</text:span><text:span text:style-name="T183_20"><text:s/></text:span><text:span text:style-name="T183_21">well</text:span><text:span text:style-name="T183_22"><text:s/></text:span><text:span text:style-name="T183_23">lit</text:span><text:span text:style-name="T183_24"><text:s/></text:span><text:span text:style-name="T183_25">areas</text:span><text:span text:style-name="T183_26">,<text:s/></text:span><text:span text:style-name="T183_27">as</text:span><text:span text:style-name="T183_28"><text:s/></text:span><text:span text:style-name="T183_29">you</text:span><text:span text:style-name="T183_30"><text:s/></text:span><text:span text:style-name="T183_31">far</text:span><text:span text:style-name="T183_32"><text:s/></text:span><text:span text:style-name="T183_33">too</text:span><text:span text:style-name="T183_34"><text:s/></text:span><text:span text:style-name="T183_35">easily</text:span><text:span text:style-name="T183_36"><text:s/></text:span><text:span text:style-name="T183_37">fall</text:span><text:span text:style-name="T183_38"><text:s/></text:span><text:span text:style-name="T183_39">asleep</text:span><text:span text:style-name="T183_40"><text:s/></text:span><text:span text:style-name="T183_41">in</text:span><text:span text:style-name="T183_42"><text:s/></text:span><text:span text:style-name="T183_43">dark</text:span><text:span text:style-name="T183_44"><text:s/></text:span><text:span text:style-name="T183_45">in</text:span><text:span text:style-name="T183_46"><text:s/></text:span><text:span text:style-name="T183_47">places</text:span><text:span text:style-name="T183_48">.<text:s/></text:span><text:span text:style-name="T183_49">Fall</text:span><text:span text:style-name="T183_50"><text:s/></text:span><text:span text:style-name="T183_51">asleep</text:span><text:span text:style-name="T183_52"><text:s/></text:span><text:span text:style-name="T183_53">if</text:span><text:span text:style-name="T183_54"><text:s/></text:span><text:span text:style-name="T183_55">you</text:span><text:span text:style-name="T183_56"><text:s/></text:span><text:span text:style-name="T183_57">are</text:span><text:span text:style-name="T183_58"><text:s/></text:span><text:span text:style-name="T183_59">in</text:span><text:span text:style-name="T183_60"><text:s/></text:span><text:span text:style-name="T183_61">a</text:span><text:span text:style-name="T183_62"><text:s/></text:span><text:span text:style-name="T183_63">dark</text:span><text:span text:style-name="T183_64"><text:s/></text:span><text:span text:style-name="T183_65">area</text:span><text:span text:style-name="T183_66"><text:s/></text:span><text:span text:style-name="T183_67">for</text:span><text:span text:style-name="T183_68"><text:s/></text:span><text:span text:style-name="T183_69">too</text:span><text:span text:style-name="T183_70"><text:s/></text:span><text:span text:style-name="T183_71">long</text:span><text:span text:style-name="T183_72">.</text:span></text:p>
          </table:table-cell>
        </table:table-row>
        <table:table-row table:style-name="Row36">
          <table:table-cell table:style-name="Cell36">
            <text:p text:style-name="P184"/>
            <text:p text:style-name="P185"><text:span text:style-name="T185_1">Consumption</text:span><text:span text:style-name="T185_2"><text:s/>-<text:s/></text:span><text:span text:style-name="T185_3">You</text:span><text:span text:style-name="T185_4"><text:s/></text:span><text:span text:style-name="T185_5">are</text:span><text:span text:style-name="T185_6"><text:s/></text:span><text:span text:style-name="T185_7">diseased</text:span><text:span text:style-name="T185_8">.<text:s/></text:span><text:span text:style-name="T185_9">A</text:span><text:span text:style-name="T185_10"><text:s/></text:span><text:span text:style-name="T185_11">dreaded</text:span><text:span text:style-name="T185_12"><text:s/></text:span><text:span text:style-name="T185_13">cough</text:span><text:span text:style-name="T185_14"><text:s/></text:span><text:span text:style-name="T185_15">and</text:span><text:span text:style-name="T185_16"><text:s/></text:span><text:span text:style-name="T185_17">fever</text:span><text:span text:style-name="T185_18">.<text:s/>-<text:s/></text:span><text:span text:style-name="T185_19">Every</text:span><text:span text:style-name="T185_20"><text:s/></text:span><text:span text:style-name="T185_21">ten</text:span><text:span text:style-name="T185_22"><text:s/></text:span><text:span text:style-name="T185_23">minutes</text:span><text:span text:style-name="T185_24"><text:s/></text:span><text:span text:style-name="T185_25">you</text:span><text:span text:style-name="T185_26"><text:s/></text:span><text:span text:style-name="T185_27">must</text:span><text:span text:style-name="T185_28"><text:s/></text:span><text:span text:style-name="T185_29">cough</text:span><text:span text:style-name="T185_30"><text:s/></text:span><text:span text:style-name="T185_31">into</text:span><text:span text:style-name="T185_32"><text:s/></text:span><text:span text:style-name="T185_33">a</text:span><text:span text:style-name="T185_34"><text:s/></text:span><text:span text:style-name="T185_35">bloody</text:span><text:span text:style-name="T185_36"><text:s/></text:span><text:span text:style-name="T185_37">handkerchief</text:span><text:span text:style-name="T185_38">.</text:span></text:p>
          </table:table-cell>
        </table:table-row>
        <table:table-row table:style-name="Row37">
          <table:table-cell table:style-name="Cell37">
            <text:p text:style-name="P186"><text:span text:style-name="T186_1">Alcoholism</text:span><text:span text:style-name="T186_2"><text:s/></text:span><text:span text:style-name="T186_3">-<text:s/></text:span><text:span text:style-name="T186_4">You</text:span><text:span text:style-name="T186_5"><text:s/></text:span><text:span text:style-name="T186_6">are</text:span><text:span text:style-name="T186_7"><text:s/></text:span><text:span text:style-name="T186_8">an</text:span><text:span text:style-name="T186_9"><text:s/></text:span><text:span text:style-name="T186_10">alcoholic</text:span><text:span text:style-name="T186_11">.<text:s/></text:span><text:span text:style-name="T186_12">You</text:span><text:span text:style-name="T186_13"><text:s/></text:span><text:span text:style-name="T186_14">can</text:span><text:span text:style-name="T186_15">’</text:span><text:span text:style-name="T186_16">t</text:span><text:span text:style-name="T186_17"><text:s/></text:span><text:span text:style-name="T186_18">resist</text:span><text:span text:style-name="T186_19"><text:s/></text:span><text:span text:style-name="T186_20">dancing</text:span><text:span text:style-name="T186_21"><text:s/></text:span><text:span text:style-name="T186_22">with</text:span><text:span text:style-name="T186_23"><text:s/></text:span><text:span text:style-name="T186_24">wealthy</text:span><text:span text:style-name="T186_25"><text:s/></text:span><text:span text:style-name="T186_26">men</text:span><text:span text:style-name="T186_27"><text:s/></text:span><text:span text:style-name="T186_28">after</text:span><text:span text:style-name="T186_29"><text:s/></text:span><text:span text:style-name="T186_30">finishing</text:span><text:span text:style-name="T186_31"><text:s/></text:span><text:span text:style-name="T186_32">his</text:span><text:span text:style-name="T186_33"><text:s/></text:span><text:span text:style-name="T186_34">drink</text:span><text:span text:style-name="T186_35">.<text:s/></text:span><text:span text:style-name="T186_36">After</text:span><text:span text:style-name="T186_37"><text:s/></text:span><text:span text:style-name="T186_38">finishing</text:span><text:span text:style-name="T186_39"><text:s/></text:span><text:span text:style-name="T186_40">your</text:span><text:span text:style-name="T186_41"><text:s/></text:span><text:span text:style-name="T186_42">third</text:span><text:span text:style-name="T186_43"><text:s/></text:span><text:span text:style-name="T186_44">drink</text:span><text:span text:style-name="T186_45"><text:s/></text:span><text:span text:style-name="T186_46">you</text:span><text:span text:style-name="T186_47"><text:s/></text:span><text:span text:style-name="T186_48">start</text:span><text:span text:style-name="T186_49"><text:s/></text:span><text:span text:style-name="T186_50">confessing</text:span><text:span text:style-name="T186_51"><text:s/></text:span><text:span text:style-name="T186_52">secrets</text:span><text:span text:style-name="T186_53"><text:s/></text:span><text:span text:style-name="T186_54">to</text:span><text:span text:style-name="T186_55"><text:s/></text:span><text:span text:style-name="T186_56">the</text:span><text:span text:style-name="T186_57"><text:s/></text:span><text:span text:style-name="T186_58">victim</text:span><text:span text:style-name="T186_59"><text:s/>(</text:span><text:span text:style-name="T186_60">in</text:span><text:span text:style-name="T186_61"><text:s/></text:span><text:span text:style-name="T186_62">the</text:span><text:span text:style-name="T186_63"><text:s/></text:span><text:span text:style-name="T186_64">order</text:span><text:span text:style-name="T186_65"><text:s/></text:span><text:span text:style-name="T186_66">they</text:span><text:span text:style-name="T186_67"><text:s/></text:span><text:span text:style-name="T186_68">are</text:span><text:span text:style-name="T186_69"><text:s/></text:span><text:span text:style-name="T186_70">listed</text:span><text:span text:style-name="T186_71">)<text:s/></text:span><text:span text:style-name="T186_72">each</text:span><text:span text:style-name="T186_73"><text:s/></text:span><text:span text:style-name="T186_74">time</text:span><text:span text:style-name="T186_75"><text:s/></text:span><text:span text:style-name="T186_76">you</text:span><text:span text:style-name="T186_77"><text:s/></text:span><text:span text:style-name="T186_78">finish</text:span><text:span text:style-name="T186_79"><text:s/></text:span><text:span text:style-name="T186_80">a</text:span><text:span text:style-name="T186_81"><text:s/></text:span><text:span text:style-name="T186_82">drink</text:span><text:span text:style-name="T186_83">.</text:span></text:p>
          </table:table-cell>
        </table:table-row>
        <table:table-row table:style-name="Row38">
          <table:table-cell table:style-name="Cell38">
            <text:p text:style-name="P187"><text:span text:style-name="T187_1">Addicted</text:span><text:span text:style-name="T187_2"><text:s/></text:span><text:span text:style-name="T187_3">to</text:span><text:span text:style-name="T187_4"><text:s/></text:span><text:span text:style-name="T187_5">laudanum</text:span><text:span text:style-name="T187_6"><text:s/></text:span><text:span text:style-name="T187_7">-<text:s/></text:span><text:span text:style-name="T187_8">Symptoms</text:span><text:span text:style-name="T187_9">:<text:s/></text:span><text:span text:style-name="T187_10">If</text:span><text:span text:style-name="T187_11"><text:s/></text:span><text:span text:style-name="T187_12">have</text:span><text:span text:style-name="T187_13"><text:s/></text:span><text:span text:style-name="T187_14">not</text:span><text:span text:style-name="T187_15"><text:s/></text:span><text:span text:style-name="T187_16">taken</text:span><text:span text:style-name="T187_17"><text:s/></text:span><text:span text:style-name="T187_18">Laudanum</text:span><text:span text:style-name="T187_19"><text:s/></text:span><text:span text:style-name="T187_20">after</text:span><text:span text:style-name="T187_21"><text:s/>40<text:s/></text:span><text:span text:style-name="T187_22">minutes</text:span><text:span text:style-name="T187_23"><text:s/></text:span><text:span text:style-name="T187_24">you</text:span><text:span text:style-name="T187_25"><text:s/></text:span><text:span text:style-name="T187_26">must</text:span><text:span text:style-name="T187_27"><text:s/></text:span><text:span text:style-name="T187_28">speak</text:span><text:span text:style-name="T187_29"><text:s/></text:span><text:span text:style-name="T187_30">only</text:span><text:span text:style-name="T187_31"><text:s/></text:span><text:span text:style-name="T187_32">in</text:span><text:span text:style-name="T187_33"><text:s/></text:span><text:span text:style-name="T187_34">a</text:span><text:span text:style-name="T187_35"><text:s/></text:span><text:span text:style-name="T187_36">whisper</text:span></text:p>
          </table:table-cell>
        </table:table-row>
      </table:table>
      <text:p text:style-name="P188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